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41mm"/>
    </style:style>
    <style:style style:name="co2" style:family="table-column">
      <style:table-column-properties fo:break-before="auto" style:column-width="178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1mm"/>
    </style:style>
    <style:style style:name="co6" style:family="table-column">
      <style:table-column-properties fo:break-before="auto" style:column-width="33.04mm"/>
    </style:style>
    <style:style style:name="co7" style:family="table-column">
      <style:table-column-properties fo:break-before="auto" style:column-width="31.31mm"/>
    </style:style>
    <style:style style:name="co8" style:family="table-column">
      <style:table-column-properties fo:break-before="auto" style:column-width="18.56mm"/>
    </style:style>
    <style:style style:name="co9" style:family="table-column">
      <style:table-column-properties fo:break-before="auto" style:column-width="11.13mm"/>
    </style:style>
    <style:style style:name="co10" style:family="table-column">
      <style:table-column-properties fo:break-before="auto" style:column-width="26.48mm"/>
    </style:style>
    <style:style style:name="co11" style:family="table-column">
      <style:table-column-properties fo:break-before="auto" style:column-width="21.29mm"/>
    </style:style>
    <style:style style:name="co12" style:family="table-column">
      <style:table-column-properties fo:break-before="auto" style:column-width="19.54mm"/>
    </style:style>
    <style:style style:name="co13" style:family="table-column">
      <style:table-column-properties fo:break-before="auto" style:column-width="24.99mm"/>
    </style:style>
    <style:style style:name="co14" style:family="table-column">
      <style:table-column-properties fo:break-before="auto" style:column-width="10.39mm"/>
    </style:style>
    <style:style style:name="co15" style:family="table-column">
      <style:table-column-properties fo:break-before="auto" style:column-width="10.88mm"/>
    </style:style>
    <style:style style:name="co16" style:family="table-column">
      <style:table-column-properties fo:break-before="auto" style:column-width="26.72mm"/>
    </style:style>
    <style:style style:name="co17" style:family="table-column">
      <style:table-column-properties fo:break-before="auto" style:column-width="47.52mm"/>
    </style:style>
    <style:style style:name="co18" style:family="table-column">
      <style:table-column-properties fo:break-before="auto" style:column-width="62.14mm"/>
    </style:style>
    <style:style style:name="co19" style:family="table-column">
      <style:table-column-properties fo:break-before="auto" style:column-width="34.41mm"/>
    </style:style>
    <style:style style:name="co20" style:family="table-column">
      <style:table-column-properties fo:break-before="auto" style:column-width="30.7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55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56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61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59c5c7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64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165" style:family="table-cell" style:parent-style-name="Default">
      <style:table-cell-properties fo:background-color="#9999ff" fo:border="0.06pt solid #000000"/>
      <style:text-properties style:text-line-through-style="solid" style:text-line-through-type="single" fo:font-size="11pt" style:font-size-asian="11pt" style:font-size-complex="11pt"/>
    </style:style>
    <style:style style:name="ce8" style:family="table-cell" style:parent-style-name="Default">
      <style:table-cell-properties fo:background-color="#1b75bc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59" style:family="table-cell" style:parent-style-name="Default">
      <style:table-cell-properties fo:background-color="transparent" fo:border="0.06pt solid #000000"/>
      <style:text-properties fo:font-size="11pt" style:font-size-asian="11pt" style:font-size-complex="11pt"/>
    </style:style>
    <style:style style:name="ce168" style:family="table-cell" style:parent-style-name="Default"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58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169" style:family="table-cell" style:parent-style-name="Default">
      <style:table-cell-properties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170" style:family="table-cell" style:parent-style-name="Default">
      <style:table-cell-properties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71" style:family="table-cell" style:parent-style-name="Default">
      <style:table-cell-properties fo:background-color="#99ffff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ackground-color="#59c5c7" fo:border="0.06pt solid #000000"/>
      <style:text-properties fo:font-size="11pt" style:font-size-asian="11pt" style:font-size-complex="11pt"/>
    </style:style>
    <style:style style:name="ce17" style:family="table-cell" style:parent-style-name="Default">
      <style:table-cell-properties fo:background-color="#1b75bc" fo:border="0.06pt solid #000000"/>
      <style:text-properties fo:font-size="11pt" style:font-size-asian="11pt" style:font-size-complex="11pt"/>
    </style:style>
    <style:style style:name="ce172" style:family="table-cell" style:parent-style-name="Default">
      <style:table-cell-properties fo:background-color="transparent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73" style:family="table-cell" style:parent-style-name="Default">
      <style:table-cell-properties fo:background-color="#9999ff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174" style:family="table-cell" style:parent-style-name="Default">
      <style:table-cell-properties fo:background-color="transparent" fo:border="0.06pt solid #000000"/>
      <style:text-properties fo:font-size="11pt" fo:font-weight="normal" style:font-size-asian="11pt" style:font-weight-asian="normal" style:font-size-complex="11pt" style:font-weight-complex="normal"/>
    </style:style>
    <style:style style:name="ce17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76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24" style:family="table-cell" style:parent-style-name="Default">
      <style:table-cell-properties fo:background-color="#dddddd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">
      <style:table-cell-properties fo:background-color="#dddddd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">
      <style:table-cell-properties fo:background-color="#59c5c7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">
      <style:table-cell-properties fo:background-color="#1b75bc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fo:background-color="#99ffff" fo:border="0.06pt solid #000000"/>
      <style:text-properties style:use-window-font-color="true" fo:font-size="11pt" style:font-size-asian="11pt" style:font-size-complex="11pt"/>
    </style:style>
    <style:style style:name="ce178" style:family="table-cell" style:parent-style-name="Default">
      <style:table-cell-properties fo:background-color="#eeeeee"/>
    </style:style>
    <style:style style:name="ce35" style:family="table-cell" style:parent-style-name="Default">
      <style:table-cell-properties fo:background-color="#33333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333333"/>
    </style:style>
    <style:style style:name="ce37" style:family="table-cell" style:parent-style-name="Default" style:data-style-name="N10"/>
    <style:style style:name="ce38" style:family="table-cell" style:parent-style-name="Default">
      <style:table-cell-properties fo:border="none"/>
      <style:text-properties fo:font-size="11pt" style:font-size-asian="11pt" style:font-size-complex="11pt"/>
    </style:style>
    <style:style style:name="ce39" style:family="table-cell" style:parent-style-name="Default">
      <style:table-cell-properties fo:background-color="transparent" fo:border="none"/>
      <style:text-properties fo:font-size="11pt" fo:font-weight="normal" style:font-size-asian="11pt" style:font-weight-asian="normal" style:font-size-complex="11pt" style:font-weight-complex="normal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41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42" style:family="table-cell" style:parent-style-name="Default">
      <style:table-cell-properties fo:background-color="#333333" fo:border="0.06pt solid #000000"/>
      <style:text-properties fo:font-size="11pt" style:font-size-asian="11pt" style:font-size-complex="11pt"/>
    </style:style>
    <style:style style:name="ce43" style:family="table-cell" style:parent-style-name="Default" style:data-style-name="N1">
      <style:table-cell-properties fo:background-color="#333333" style:text-align-source="fix" style:repeat-content="false" fo:border="0.06pt solid #000000"/>
      <style:paragraph-properties fo:text-align="end" fo:margin-left="0mm"/>
      <style:text-properties fo:font-size="11pt" style:font-size-asian="11pt" style:font-size-complex="11pt"/>
    </style:style>
    <style:style style:name="ce44" style:family="table-cell" style:parent-style-name="Default" style:data-style-name="N1">
      <style:table-cell-properties fo:background-color="#333333"/>
      <style:text-properties fo:font-size="11pt" style:font-size-asian="11pt" style:font-size-complex="11pt"/>
    </style:style>
    <style:style style:name="ce45" style:family="table-cell" style:parent-style-name="Default" style:data-style-name="N0">
      <style:text-properties fo:font-size="11pt" style:font-size-asian="11pt" style:font-size-complex="11pt"/>
    </style:style>
    <style:style style:name="ce46" style:family="table-cell" style:parent-style-name="Default">
      <style:table-cell-properties fo:background-color="#333333"/>
      <style:text-properties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apers SCAM" table:style-name="ta1">
        <office:forms form:automatic-focus="false" form:apply-design-mode="false"/>
        <table:table-column table:style-name="co1" table:default-cell-style-name="ce156"/>
        <table:table-column table:style-name="co2" table:default-cell-style-name="ce156"/>
        <table:table-column table:style-name="co3" table:default-cell-style-name="ce161"/>
        <table:table-column table:style-name="co3" table:default-cell-style-name="ce164"/>
        <table:table-column table:style-name="co4" table:default-cell-style-name="ce156"/>
        <table:table-column table:style-name="co5" table:default-cell-style-name="ce156"/>
        <table:table-column table:style-name="co3" table:number-columns-repeated="1017" table:default-cell-style-name="ce168"/>
        <table:table-row table:style-name="ro1">
          <table:table-cell table:style-name="ce155" office:value-type="string" calcext:value-type="string">
            <text:p>Evento</text:p>
          </table:table-cell>
          <table:table-cell table:style-name="ce155" office:value-type="string" calcext:value-type="string">
            <text:p>Paper – 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5" office:value-type="string" calcext:value-type="string">
            <text:p>Software</text:p>
          </table:table-cell>
          <table:table-cell table:style-name="ce155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Case Study in Detecting Software Security Vulnerabilities using Constraint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Hybrid Program Slic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 Object Level Transformation Technique to Improve the performance of Embedd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source-to-source compiler for generating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alysis and Manipulation of Distributed Multi-Language Software Cod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pplication Maintenance Using Software Agen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Detecting Dead Statement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inding Code on the World Wide Web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low Insensitive Points-to Se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Identifying Clones in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JMangler – A Framework for Load-Time Transformation of Java Class Fil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Library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Measurement and Analysis of Runtime Profiling Data for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eserving the Documentary Structure of Source Code in Language-based Transforma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ogram Slicing: Methods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Restructuring Web Applications via Transformation Ru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ReWeb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mell the Coffee! Uncovering Java Analysis Issu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oftware Engineering by Source Transformation - Experience with TX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tatic Slicing and Parametric Polymorphism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he Formal Transformation Approach to Source Cod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ype Infeasible Call Chai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Automated Source Code Analysis For Software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Data Flow Analysis to Infer Type Information in Java Byte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table:style-name="ce155" office:value-type="string" calcext:value-type="string">
            <text:p>Evento</text:p>
          </table:table-cell>
          <table:table-cell table:style-name="ce155" office:value-type="string" calcext:value-type="string">
            <text:p>Paper – 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5" office:value-type="string" calcext:value-type="string">
            <text:p>Software</text:p>
          </table:table-cell>
          <table:table-cell table:style-name="ce155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arallel Support for Source Code Analysis and Mod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DM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Towards Measurement of Testability of Concurrent Object-Oriented Programs using Fault Insertion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Extensible Metrics Extraction Environment for Object-oriented Programm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EMBE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Evaluating Clone Detection Tools for Use during Preventativ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 Simple Mathematically Based Framework for Rule Extraction Using Wide Spectrum Languag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ADA: A Transformation-based System for Variable Dependence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VAD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mbining source transformation and operator overloading techniques to compute derivatives for MATLAB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ADiMat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Mechanized Operational Semantics of WS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Handling Preprocessor-Conditioned Declar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Grammar Programming in TX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Interprocedural amorphous slicer for WS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Dynamic Slicing Object-Oriented Programs for Debugg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nstruction of the System Dependence Graph for Web Application Slic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dicate-Based Dynamic Slicing of Message Passing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Using Dependence Graphs as a Support to Document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cise Call Graph Construction in the Presence of Function Pointer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Semantics Guided Filtering of Combinatorial Graph Transformations in Declarative Equation-Based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AMOEB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isualization of Exception Propagation for Java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table:style-name="ce155" office:value-type="string" calcext:value-type="string">
            <text:p>Evento</text:p>
          </table:table-cell>
          <table:table-cell table:style-name="ce155" office:value-type="string" calcext:value-type="string">
            <text:p>Paper – 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5" office:value-type="string" calcext:value-type="string">
            <text:p>Software</text:p>
          </table:table-cell>
          <table:table-cell table:style-name="ce155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licing the SCAM mug: a case study in semant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hecking program pro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Barrier slicing and chopp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tection of redundant code using R2D2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and implementation of bytecode-based Java slicing system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Managing multibillion dollar IT budgets using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he Java system dependence grap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JSysDG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Applying Meyer's taxonomy to object-orient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XOgast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mproving the static analysis of loops by dynamic partition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Unique renaming of Java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tatic slicing of reactive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Results from a large-scale study of performance optimization techniques for source code analyses based on graph reachability algorith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nterprocedural static slicing of binary executabl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CodeBoo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ower law distributions in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PP denotational semant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arse-tree annotations meet re-engineering concer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owards managing environment dependence during legacy systems renovation and maintenanc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Online cycle detection and difference propagation for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urning dynamic typing into static typing by program specialization in a compiler front-end for Octav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table:style-name="ce155" office:value-type="string" calcext:value-type="string">
            <text:p>Evento</text:p>
          </table:table-cell>
          <table:table-cell table:style-name="ce155" office:value-type="string" calcext:value-type="string">
            <text:p>Paper – 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5" office:value-type="string" calcext:value-type="string">
            <text:p>Software</text:p>
          </table:table-cell>
          <table:table-cell table:style-name="ce155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Using source-code analysis to help end-user programmers create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ftware de-pipelining techniqu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bstracting stack to detect obfuscated calls in binari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ext-sensitivity matters, but context does no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me notes on interprocedural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Formalizing executable dynamic and forward slic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rol flow reversal for adjoint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volving transformation sequences using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ogram restructuring through cluster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morphous procedure extrac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Mining aspectual views using formal concept analysi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dding distribution to existing applications by means of aspect oriented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pecifying the Law of Demeter and C++ programming guidelines with F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lone detection in source code by frequent itemset techniqu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edicting class testability using object-oriented metric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xecutable source code and non-executable source code: analysis and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Sapid/XML</text:p>
          </table:table-cell>
          <table:table-cell table:number-columns-repeated="1018"/>
        </table:table-row>
        <table:table-row table:style-name="ro1">
          <table:table-cell table:style-name="ce155" office:value-type="string" calcext:value-type="string">
            <text:p>Evento</text:p>
          </table:table-cell>
          <table:table-cell table:style-name="ce155" office:value-type="string" calcext:value-type="string">
            <text:p>Paper – 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5" office:value-type="string" calcext:value-type="string">
            <text:p>Software</text:p>
          </table:table-cell>
          <table:table-cell table:style-name="ce155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ations for abstrac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orward slices are smaller than backward slic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bstract slicing: a new approach to program slicing based on abstract interpretation an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MAGIC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ynamic slicing of Java bytecod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inimal slicing and the relationships between forms of slic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Extending dynamic aspect mining with static inform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ine-grained analysis of change coupling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cept assignment as a debugging technique for code generator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Implementation and verification of implicit-invocation systems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pecifying transformation sequences as computation on program fragments with an abstract attribute gramm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trol flow graph reconstruction for assembly language programs with delayed instruc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tatic analysis for computing escapability and mutability for Java componen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 fast analysis for thread-local garbage collection with dynamic class load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Pointer analysis for source-to-source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easuring the impact of friends on the internal attributes of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Object-oriented cohesion as a surrogate of software comprehens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ing embedded Java code into custom ta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eclassification: transforming Java programs to remove intermediate class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he performance penalty of XML for program intermediate represen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table:style-name="ce155" office:value-type="string" calcext:value-type="string">
            <text:p>Evento</text:p>
          </table:table-cell>
          <table:table-cell table:style-name="ce155" office:value-type="string" calcext:value-type="string">
            <text:p>Paper – 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5" office:value-type="string" calcext:value-type="string">
            <text:p>Software</text:p>
          </table:table-cell>
          <table:table-cell table:style-name="ce155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Ind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top-List Slic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Graph-Less Dynamic Dependence-Based Dynamic Slicing Algorith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Bug Classification Using Program Slicing Metr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haracterising, Explaining, and Exploiting the Approximate Nature of Static Analysis through Anim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TAC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onstructing Accurate Application Call Graphs For Java To Model Library Callb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Normalizing Metamorphic Malware Using Term Rewri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Data Representation Alternatives in Semantically Augmented Numerical Mode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MART C: A Semantic Macro Replacement Translator for C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Linking Analysis and Transformation Tools with Source-Based Mapp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SCAT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ETX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aluating C++ Design Pattern Miner Too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yntactic Identifier Conciseness and Consistenc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Prioritizing Software Inspection Results using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ELAN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Tool Demonstration: Silver Extensible Compiler Frameworks and Modular Language Extensions for Java and C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ormal Specification and Verification of Java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Val: an Extensible Attribute-Oriented Programming Validator for Java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bstract Interpretation of PIC Programs through Logic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 Comparative Study of Refactoring Haskell and Erlang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HaRe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ross-Language Program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X-DEVELOP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actoring Differences for Iterativ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table:style-name="ce155" office:value-type="string" calcext:value-type="string">
            <text:p>Evento</text:p>
          </table:table-cell>
          <table:table-cell table:style-name="ce155" office:value-type="string" calcext:value-type="string">
            <text:p>Paper – 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5" office:value-type="string" calcext:value-type="string">
            <text:p>Software</text:p>
          </table:table-cell>
          <table:table-cell table:style-name="ce155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Keynote Address: .QL for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valuation of Slicing Algorithm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Barrier Slicing for Remote Software Trus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tatement-Level Cohesion Metrics and their Visualiz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On Temporal Path Conditions in Dependence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s Path-Sensitiv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JastAd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 an Implementation of the "Form Template Method" Refactor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engineering Standard Java Runtime Systems through Dynamic Bytecode Instrument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Integrated Crosscutting Concern Migration Strategy and its Application to JHOTDRAW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ast Approximate Matching of Programs for Protecting Libre/Open Source Software by Using Spatial Index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UDS: An Infrastructure for Creating Bug Detec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SUD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inding Inputs that Reach a Target Express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Improved Static Resolution of Dynamic Class Loading in Java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QuAVisiT: A Software Quality Assessment and Visualisation Toolse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DATES: Design Analysis Tool for Enterprise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ource Code Composition with the Reuseware Composition Framework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Quality Assessment for Embedded SQ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mpirical Study of the Relationship of Stability Metrics and the QMOOD Quality Models Over Software Developed Using Highly Iterative or Agile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lating the Evolution of Design Patterns and Crosscutting Conc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he Programmer's Lexicon, Volume I: The Verb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 Framework for Studying Clones In Larg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racting Meaning from Abbreviated Identifier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table:style-name="ce155" office:value-type="string" calcext:value-type="string">
            <text:p>Evento</text:p>
          </table:table-cell>
          <table:table-cell table:style-name="ce155" office:value-type="string" calcext:value-type="string">
            <text:p>Paper – 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5" office:value-type="string" calcext:value-type="string">
            <text:p>Software</text:p>
          </table:table-cell>
          <table:table-cell table:style-name="ce155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90\% Perspiration: Engineering Static Analysis Techniques for Industrial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Some Assembly Required - Program Analysis of Embedded System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Goann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er-Input Dependence Analysis via Graph Reach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BCppA: A Tracer Approach for Automatic Accurate Analysis of C Preprocessor's Behavi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 Empirical Study of Function Overloading in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Is Cloned Code More Stable than Non-cloned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xploiting the Correspondence between Micro Patterns and Class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On the Use of Data Flow Analysis in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Semantics of Abstract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Evolution and Decay of Statically Detected Source Code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rom Indentation Shapes to Code Structur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valuating Key Stat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ast and Precise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spect-Awar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ic Determination of May/Must Set Usage in Data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Detection of Code Vulnerabilities Based on Program Analysis an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alysis and Transformations for Efficient Query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hange Impact Graphs: Determining the Impact of Prior Code Chang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ing Program Transformations to Add Structure to a Legacy Data Mode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ype Highlighting: A Client-Driven Visual Approach for Class Hierarchies Reengineer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Migration of List Based JSP Web Pages to AJAX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Beyond Annotations: A Proposal for Extensible Java (XJ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Modular Decompilation of Low-Level Code by Partial Evalu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nstructing Subtle Faults Using Higher Order Mut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Rejuvenate Pointcut: A Tool for Pointcut Expression Recovery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arfait - A Scalable Bug Checker for C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Parfait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ordInspector: A Tool for Extracting Coordination Data from Legacy Cod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recise Analysis of Java Programs Using JOANA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DTS - A Software Defects Testing System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table:style-name="ce155" office:value-type="string" calcext:value-type="string">
            <text:p>Evento</text:p>
          </table:table-cell>
          <table:table-cell table:style-name="ce155" office:value-type="string" calcext:value-type="string">
            <text:p>Paper – 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5" office:value-type="string" calcext:value-type="string">
            <text:p>Software</text:p>
          </table:table-cell>
          <table:table-cell table:style-name="ce155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r2csp: Toward Transforming Threads into Communicating Sequential Proces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hopping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Properties of Slicing Defini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mproving Side-Effect Analysis with Lazy Access Path Resolv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owards Comparing and Combining Points-to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Static Estimation of Test Cover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Assessment of Type-3 Clones as Detected by State-of-the-Art Too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volution of Type-1 Clon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dentifying 'Linchpin Vertices' That Cause Large Dependence Clust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Lightweight Techniques for Tracking Unique Program Statemen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Maintaining Fine-Grained Code Metadata Regardless of Moving, Copying and Merg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Backporting Java 5 Cod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Value Analysis for C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e FermaT Maintenance Environment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Evaluation of Current Java Bytecode Decompiler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ngineering Abstractions in Model Checking an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oncepts as Syntactic Sug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Metric Extraction Framework Based on a High-Level Description Langu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ASCAL: A Domain Specific Language for Source Code Analysis and Manipu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ecovering Grammar Relationships for the Java Language Spec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5" office:value-type="string" calcext:value-type="string">
            <text:p>Evento</text:p>
          </table:table-cell>
          <table:table-cell table:style-name="ce155" office:value-type="string" calcext:value-type="string">
            <text:p>Paper – 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5" office:value-type="string" calcext:value-type="string">
            <text:p>Software</text:p>
          </table:table-cell>
          <table:table-cell table:style-name="ce155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earning from 6,000 Projects: Mining Models in the Lar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Why Source Code Analysis and Manipulation Will Always be Importa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ubclass Instantiation Distrib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New Conceptual Coupling and Cohesion Metrics for Object-Oriented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Deriving Coupling Metrics from Call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alidating the Use of Topic Models for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stimating the Optimal Number of Latent Concepts in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anguage-Independent Clone Detection Applied to Plagiarism Detec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valuating Code Clone Genealogies at Release Level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The Fika Parser Generator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AMBIDEXTER: Practical Ambiguity Detec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peeding Up Context-, Object- and Field-Sensitive SDG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How Good is Static Analysis at Finding Concurrency Bugs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Parallel Reachability and Escape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WAL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ncapsulating Software Platform Logic by Aspect-Oriented Programming: A Case Study in Using Aspects for Language Port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Wrang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isualization of C++ Template Meta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Templa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nstruction of Composite Types for Decompi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MS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MemSafe: Ensuring the Spatial and Temporal Memory Safety of C at Runti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MemSafe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table:style-name="ce155" office:value-type="string" calcext:value-type="string">
            <text:p>Evento</text:p>
          </table:table-cell>
          <table:table-cell table:style-name="ce155" office:value-type="string" calcext:value-type="string">
            <text:p>Paper – 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5" office:value-type="string" calcext:value-type="string">
            <text:p>Software</text:p>
          </table:table-cell>
          <table:table-cell table:style-name="ce155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unting Bugs is Harder Than You Thin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Knitting Music and Programming: Reflections on the Frontiers of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Program Analysis Too Loopy? Set the Loops Asid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mputation of Alias Sets from Shape Graphs for Comparison of Shape Analysis Precis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ssumption Hierarchy for a CHA Call Graph Construc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uning Static Data Race Analysis for Automotive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xploring the Development of Micro-apps: A Case Study on the BlackBerry and Android Platfor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re the Clients of Flawed Classes (Also) Defect Prone?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quational Reasoning on x86 Assembl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Security Testing of Web Applications: A Search-Based Approach for Cross-Site Scripting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Study of Cloning in the Linux SCSI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nstraint Programming Approach to Conflict-Aware Optimal Scheduling of Prioritized Code Clone Refactor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nalyzing the Effect of Preprocessor Annotations on Code Clon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he Effect of Lexicon Bad Smells on Concept Location in Source Cod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Recovering a Balanced Overview of Topics in a Software Doma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mparative Study of Code Query Technologi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EJ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heckPointer - A C Memory Access Validator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srcM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utomatic Parallelization of Side-Effecting Higher-Order Schem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What You See is What You Asked for: An Effort-Based Transformation of Code Analysis Tasks into Interactive Visualization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5" office:value-type="string" calcext:value-type="string">
            <text:p>Evento</text:p>
          </table:table-cell>
          <table:table-cell table:style-name="ce155" office:value-type="string" calcext:value-type="string">
            <text:p>Paper – 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5" office:value-type="string" calcext:value-type="string">
            <text:p>Software</text:p>
          </table:table-cell>
          <table:table-cell table:style-name="ce155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operative Testing and Analysis: Human-Tool, Tool-Tool and Human-Human Cooperations to Get Work Don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llections Frameworks for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error-pr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act Analysis in the Presence of Dependence Clusters Using Static Execute after in Web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losed Symbolic Execution for Verifying Program Termin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lias-Aware Propagation of Simple Pattern-Based Properties in PHP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AWDOR: Compiler Assisted Worm Defen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CAWDO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Folding Repeated Instructions for Improving Token-Based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Evolution of Near-Miss Clon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ptimizing Expression Selection for Lookup Table Program Transform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ross-Language Code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en Does a Refactoring Induce Bugs? An Empirical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ucsmith-Like Obfusca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AccessAnaly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Dynamic Trace-Based Data Dependency Analysis for Parallelization of C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akar Alir: Supporting Developers in Construction of Information Flow Contracts in SPAR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nputTracer: A Data-Flow Analysis Tool for Manual Program Comprehension of x86 Binaries</text:p>
          </table:table-cell>
          <table:table-cell office:value-type="string" calcext:value-type="string">
            <text:p>SIM</text:p>
          </table:table-cell>
          <table:table-cell table:style-name="ce165" office:value-type="string" calcext:value-type="string">
            <text:p>-</text:p>
          </table:table-cell>
          <table:table-cell table:style-name="ce168" office:value-type="string" calcext:value-type="string">
            <text:p>InputTracer</text:p>
          </table:table-cell>
          <table:table-cell office:value-type="string" calcext:value-type="string">
            <text:p>análise dinamica e não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bining Conceptual and Domain-Based Couplings to Detect Database and Code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at Does Control Flow Really Look Like? Eyeballing the Cyclomatic Complexity Metr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patibility Prediction of Eclipse Third-Party Plug-ins in New Eclipse Releas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roving Bug Location Using Binary Class Relationshi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LIBCROO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n the Use of Stemming for Concern Location and Bug Localization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5" office:value-type="string" calcext:value-type="string">
            <text:p>Evento</text:p>
          </table:table-cell>
          <table:table-cell table:style-name="ce155" office:value-type="string" calcext:value-type="string">
            <text:p>Paper – 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5" office:value-type="string" calcext:value-type="string">
            <text:p>Software</text:p>
          </table:table-cell>
          <table:table-cell table:style-name="ce155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Investigation of SEA-Based Dependence Cluster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haracterization and Assessment of the Linux Configuration Complexit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riticality of Defects in Cyclic Dependent Componen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 Clustering Workben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CCW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orkSim: Generating Software Forks for Evaluating Cross-Project Similarity Analysis Too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Evidence of Large-Scale Diversity in API Usage of Object-Oriented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pectual Source Code Analysis with GAS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GAS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riving a Sound Static Software Analyzer with Branch-and-Boun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SPALTER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trTracker: Pragmatic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PtrTracke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Tracing with a Minimal Number of Prob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State Alteration and Inspection-based Interactive Debu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roteum/FL: a Tool for Localizing Faults using Mutation Analysi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GeCoS: A Framework for Prototyping Custom Hardware Design Flow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Review Efforts Reduction by Partitioning of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JSNose: Detecting JavaScript Code Smel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JSNose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etermining Dynamic Coupling in JavaScript Using Object Type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Metropolis – code visualisation in MineCraf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MetricMiner: Supporting Researchers in Mining Softwar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sembler Restructuring in Ferma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Hidden Markov Model to Detect Coded Information Islands in Free Tex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ix-it: An Extensible Code Auto-Fix Component in Review B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sql-schema-comparer: Support of Multi-Language Refactoring with Relational Databas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Relational Symbolic Execution Algorithm for Constraint-Based Testing of Database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Ontological Interpretation of Object-Oriented Programming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5" office:value-type="string" calcext:value-type="string">
            <text:p>Evento</text:p>
          </table:table-cell>
          <table:table-cell table:style-name="ce155" office:value-type="string" calcext:value-type="string">
            <text:p>Paper – 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5" office:value-type="string" calcext:value-type="string">
            <text:p>Software</text:p>
          </table:table-cell>
          <table:table-cell table:style-name="ce155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Keynote: Large Scale Analysis of Software Repositories in Industry: Experiences from the CodeMine Project by Thomas Zimmerman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ect of clone information on the performance of developers fixing clo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utomatic Identification of Important Clones for Refactoring and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omparative Study of Bug Patterns in Java Cloned and Non-clon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hange-Type Based Empirical Study on the Stability of Clon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/C++ Thread Safe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olset and Program Repository for Code Coverage- Based Test Suit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he EKEKO /X Program Transformation To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Flow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ESTO: A Tool for Migrating DOM-based to Visual Web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angea: A Workbench for Statically Analyzing Multi-Language Software Corpo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Pangea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SonarQubePlug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tal ADS: Automated Software Anomaly Detection System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CUA: API Change and Usage Auditor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ulk Fixing Coding Issues and Its Effects on Software Quality: Is It Worth Refactoring?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nstrumentation of Annotated C Programs for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e-munity</text:p>
          </table:table-cell>
          <table:table-cell office:value-type="string" calcext:value-type="string">
            <text:p>modificacao no gcc (idem ao mygcc), projeto muito grande pois é praticamente o gcc + um patch, não faz sentido analisar as metri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mpact of Code Refactoring Using Object-Oriented Methodology on a Scientific Computing Applic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oncolic Fault Abst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Accuracy of Forward Dynamic Slicing and Its Effects on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icient Utilization of Secondary Storage for Scalable Dynamic Slic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NSA: Sensitivity Analysis for Quantitative Change-Impact Predi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eing Is Slicing: Observation Based Slicing of Picture Description Languag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xplaining Why Methods Change Together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tudying Fine-Grained Co-evolution Patterns of Production and Test Cod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upplementary Bug Fixes vs. Re-opened Bug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mantic Versioning versus Breaking Changes: A Study of the Maven Repositor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ast Flow Analysis with Godel H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rallel On-Demand Algorithm for Computing Interprocedural Dominat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re Object Graphs Extracted Using Abstract Interpretation Significantly Different from the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it-Level Taint Analysi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runing, Pushdown Exception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Automatically Generating Commit Messages via Summarization of Source Code Chan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Use of Context in Recommending Exception Handling Code Examp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T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dentifying Source Code Reuse across Repositories Using LCS-Based Source Code Simi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5" office:value-type="string" calcext:value-type="string">
            <text:p>Evento</text:p>
          </table:table-cell>
          <table:table-cell table:style-name="ce155" office:value-type="string" calcext:value-type="string">
            <text:p>Paper – 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5" office:value-type="string" calcext:value-type="string">
            <text:p>Software</text:p>
          </table:table-cell>
          <table:table-cell table:style-name="ce155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RBS and the limits of static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ntent, tests, and release dependencies: Pragmatic recipes for source code integ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use of C++ exception handling constructs: A comprehensiv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Multi-layer software configuration: Empirical study on wordpre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an the use of types and query expansion help improve large-scale code search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Using changeset descriptions as a data source to assist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cally identifying focal methods under test in unit test ca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Navigating source code with word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mmending insightful comments for source code using crowdsourced knowled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hecking C++ codes for compatibility with operator overload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protopur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ata tainting and obfuscation: Improving plausibility of incorrect tain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grammar for spreadsheet formulas evaluated on two large datase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impact of cross-distribution bug duplicates, empirical study on Debian and Ubunt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umulative code churn: Impact on maintainabilit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How do Java methods grow?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n the comprehension of code clone visualizations: A controlled study using eye track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When code smells twice as much: Metric-based detection of variability-aware code smel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LeakTracer: Tracing leaks along the wa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ed memory leak diagnosis by regression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ng the performance deviation analysis for multiple system releases: An evolutionary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rom preprocessor-constrained parse graphs to preprocessor-constrained control flow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rding and replaying system specific, source code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iscovering likely mappings between APIs using text mi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SimNav: Simulink navigation of model clone class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translation validation framework for symbolic value propagation based equivalence checking of FSMD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FaultBus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mproving prioritization of software weaknesses using security models with AV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AVUS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static microcode analysis tool for programmable load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odeMetropolis: Eclipse over the city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5" office:value-type="string" calcext:value-type="string">
            <text:p>Evento</text:p>
          </table:table-cell>
          <table:table-cell table:style-name="ce155" office:value-type="string" calcext:value-type="string">
            <text:p>Paper – 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5" office:value-type="string" calcext:value-type="string">
            <text:p>Software</text:p>
          </table:table-cell>
          <table:table-cell table:style-name="ce155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string" calcext:value-type="string">
            <text:p>Total</text:p>
          </table:table-cell>
          <table:table-cell table:style-name="ce5" table:formula="of:=COUNTIF([.C1:.C361]; &quot;SIM&quot;)" office:value-type="float" office:value="155" calcext:value-type="float">
            <text:p>155</text:p>
          </table:table-cell>
          <table:table-cell table:style-name="ce8" table:formula="of:=COUNTIF([.D1:.D361]; &quot;SIM&quot;)" office:value-type="float" office:value="20" calcext:value-type="float">
            <text:p>20</text:p>
          </table:table-cell>
          <table:table-cell table:style-name="ce11" table:number-columns-repeated="2"/>
          <table:table-cell table:number-columns-repeated="1017"/>
        </table:table-row>
        <table:table-row table:style-name="ro1" table:number-rows-repeated="1048174">
          <table:table-cell table:number-columns-repeated="1023"/>
        </table:table-row>
        <table:table-row table:style-name="ro2" table:number-rows-repeated="3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Papers ASE" table:style-name="ta1">
        <office:forms form:automatic-focus="false" form:apply-design-mode="false"/>
        <table:table-column table:style-name="co6" table:default-cell-style-name="ce156"/>
        <table:table-column table:style-name="co2" table:default-cell-style-name="ce156"/>
        <table:table-column table:style-name="co3" table:default-cell-style-name="ce161"/>
        <table:table-column table:style-name="co3" table:default-cell-style-name="ce164"/>
        <table:table-column table:style-name="co7" table:default-cell-style-name="ce156"/>
        <table:table-column table:style-name="co5" table:default-cell-style-name="ce156"/>
        <table:table-column table:style-name="co3" table:number-columns-repeated="1017" table:default-cell-style-name="ce168"/>
        <table:table-row table:style-name="ro1">
          <table:table-cell table:style-name="ce155" office:value-type="string" calcext:value-type="string">
            <text:p>Evento</text:p>
          </table:table-cell>
          <table:table-cell table:style-name="ce155" office:value-type="string" calcext:value-type="string">
            <text:p>Paper – 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5" office:value-type="string" calcext:value-type="string">
            <text:p>Software</text:p>
          </table:table-cell>
          <table:table-cell table:style-name="ce155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Interface To Promote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-specific Representations In The KBSA Concept Dem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ARGE Software System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Learning-based Software Engineer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tive Assistance For Domain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Using Domain Knowledge To Synthesize Rout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Implementation Of An Activity Coordina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 Modeling - Evolving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ockheed Environment For Automat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Approach To Software Syste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TPLAN: A Planning-based Approach To Automatically Detecting Flaws In Concurrent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osite System Design: The Good News And The Bad N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BSA Requirements/specification Facet: 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quiring Software Design Schemas: A Machine Learn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nalogical Matching Fo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ule Chaining In MARVEL: Dynamic Binding Of Parame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KBRAS: Knowledge-based Requirements Acquisi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irections For Future KBSA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presentation And Maintenance of process knowledge for large Scale System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Role Of Analogy In Specification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Encouraging The Adoption Of KBSE Technology: What Needs To Happen First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Sharing And Reuse Of Requirements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Motivating Adoption Of KBSA: Issues, Arguments, And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 And Deduction Based Software Retrieval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Functional Representation And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quirement Directed Automatic Instrumentation Generation For Program Monitoring And Measu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nowledge-based Software Assistant: A Program Summ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lex Objects In Knowledge-based Requirement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5" office:value-type="string" calcext:value-type="string">
            <text:p>Evento</text:p>
          </table:table-cell>
          <table:table-cell table:style-name="ce155" office:value-type="string" calcext:value-type="string">
            <text:p>Paper – 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5" office:value-type="string" calcext:value-type="string">
            <text:p>Software</text:p>
          </table:table-cell>
          <table:table-cell table:style-name="ce155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development environment for scientific model-buil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-oriented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totyping VDM specifications with KI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concept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code synthesis experi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owards a logic-based reconstruction of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ck assignment in an air traffic control system: a rational reconstruction of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ducating knowledge-based software engine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xplorations on the formal frontier of distributed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Reusing database queries in analogical dom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utomatic composition of data structures to represen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nsformation of a semi-formal specification to V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constraint-driven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support for scientif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D's software technology plans: what do they mean for KBSE, and what does it mean for them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process library for process-driven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imulating the Gries/Dijkstra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reuse through view type clus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fficiently computing derived performance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understanding-does it offer hope for aging softwa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 abstractions in requirements engineering: an exemplar approach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Managing design knowledge to provide assistance to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design by reusing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CAESAR: a system for case 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5" office:value-type="string" calcext:value-type="string">
            <text:p>Evento</text:p>
          </table:table-cell>
          <table:table-cell table:style-name="ce155" office:value-type="string" calcext:value-type="string">
            <text:p>Paper – 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5" office:value-type="string" calcext:value-type="string">
            <text:p>Software</text:p>
          </table:table-cell>
          <table:table-cell table:style-name="ce155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d framework for developing and customizing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rticulation: an integrated approach to the diagnosis, replanning, and rescheduling of software process fail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experiment in applying knowledge-based software engineering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knowledge base maintenance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Validation of rule-based reactive systems by sound scenario gener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evelopment of an expert assistant for software evaluation using a hybri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common architecture to encourage reuse of natural language/text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ARIES Simulation Component (ASC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quire: predicate-based use and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 for software test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GRIT-an extended REFINE for more executabl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iagrams for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analogy-based retrieval mechanism for software design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ransformational approach to transportation schedu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bservations on using empirical studies on developing a knowledge-based software engineer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owards supporting design phas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implementation of bounded oblig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ccelerating browsing by automatically inferring a user's search go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perations for evolv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teractive elaboration of generic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Knowledge requirements for the automatic generation of project management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5" office:value-type="string" calcext:value-type="string">
            <text:p>Evento</text:p>
          </table:table-cell>
          <table:table-cell table:style-name="ce155" office:value-type="string" calcext:value-type="string">
            <text:p>Paper – 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5" office:value-type="string" calcext:value-type="string">
            <text:p>Software</text:p>
          </table:table-cell>
          <table:table-cell table:style-name="ce155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oftware technology risk advis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ritical success factors for knowledge-based software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n augmented pattern matcher as a tool to synthesize conceptual description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Knowledge-based risk assessment and cos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ing machine learning to synthesize search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cooperative program understand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reusing more general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domain-oriented software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grating object-oriented paradigms and logic programming: the OPLA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er interface design assistance for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gent-based support for communication between developers and users in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Graphical support for code-level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lexible rule-chaining engine for process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omposing reusable software components through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bstract data structure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lligent assistance for software construction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Evolution and reuse of formal specifications using decision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ystematic incremental validation of rule-based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ramework for distributed system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Task-oriented and similarity-based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Formal specification tools for test covera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pplication of REFINE Language Tools to software quality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MPHION: automatic programming for subroutine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5" office:value-type="string" calcext:value-type="string">
            <text:p>Evento</text:p>
          </table:table-cell>
          <table:table-cell table:style-name="ce155" office:value-type="string" calcext:value-type="string">
            <text:p>Paper – 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5" office:value-type="string" calcext:value-type="string">
            <text:p>Software</text:p>
          </table:table-cell>
          <table:table-cell table:style-name="ce155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earching for a global search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empirical evaluation of KBSA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est sequences as plans: an experiment in using an AI planner to generate system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utomating changes of data type in function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an epistemology for software repres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ication and retrieval of reusable components using semantic fe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transformation system for interactive reformulation of design optim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egal issues in knowledge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interface between different software development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pecification and animation of a bank transf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high-level deductive program synthesis based on typ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Interactive explanation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ying software components using design characte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From object-oriented to knowledge-based programming (NUT system development experienc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Domain-oriented software process re-engineering with 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META-AMPHION: synthesis of efficient domain-specific program synthesi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model for decision maintenance in the WinWin collabor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Knowledge-based program synthesis for a geometric constraint satisfa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pplication of a decision support mechanism to the business rules lifecyc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ACHET: an interactive, incremental-attribution-based program transformation system for deriving increment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Portability by automatic translation a large-scale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Representing object models as the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ogical frameworks as a basis for verification tools: a case study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5" office:value-type="string" calcext:value-type="string">
            <text:p>Evento</text:p>
          </table:table-cell>
          <table:table-cell table:style-name="ce155" office:value-type="string" calcext:value-type="string">
            <text:p>Paper – 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5" office:value-type="string" calcext:value-type="string">
            <text:p>Software</text:p>
          </table:table-cell>
          <table:table-cell table:style-name="ce155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nstructing transition models of AI planner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pplying plan recognition algorithms to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Integrating software process models and design rationa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ddressing complexity, coordination, and automation in software development with the KBSA/A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Extending design environments to software architectu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mplementing semi-formal specifications with Z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Trusting your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Using knowledge-based transformations to reverse-engineer COBO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et differentiation: a method for the automatic generation of filter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local search algorithms by algebraic mea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Deductive synthesis of numerical simulation programs from networks of algebraic and ordinary differential equ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Knowledge-based re-engineering of legacy programs for robustness in automate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 knowledge-based toolkit for software visual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oftware synthesis for trade-off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schedulers for planned shutdowns of power plant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5" office:value-type="string" calcext:value-type="string">
            <text:p>Evento</text:p>
          </table:table-cell>
          <table:table-cell table:style-name="ce155" office:value-type="string" calcext:value-type="string">
            <text:p>Paper – 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5" office:value-type="string" calcext:value-type="string">
            <text:p>Software</text:p>
          </table:table-cell>
          <table:table-cell table:style-name="ce155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apping software architectures to efficient implementations via partial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ESS: automated support for the evolution of persist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ication of formal methods to the development of a software maintenanc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Interactive component-based software development with Espress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synthesis of recursive programs: the proof-planning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Correct-schema-guided synthesis of steadfa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ling the application domains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active system validation using automated reasoning over a fragment libr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trategies of structural synthesi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ecise specification and automatic application of design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n automated object-oriented testing for C++ inheritance hierarch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On the verification of VDM specification and refinement with PV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acilitating an automated approach to architecture-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atic analysis for program understand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echanising requirements engineering: reuse and the application of domain analysis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ing software processes by using process and object ont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contribution to program comprehension by program analysis: application to numeric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pecification and verification of the Co4 distributed knowledge system using LOT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ocessing natural languag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nhancing the component reusability in data-intensive business programs through interface sepa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search directions for automated software verification: using trusted hard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ata flow analysis within the ITOC information system design re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ploiting domain-specific knowledge to refine simulation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ed configuration of distributed applications from reusabl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semantic-based object-oriented CAS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ving proofs-as-programs into pract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eedback handling in dynamic task n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Genetic algorithms for dynamic test 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ly specifying engineering design rationa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RA/HAMMR: making deduction-based software component retrieval practic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Using KIV to specify and verify architectures of knowledg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ols supporting the creation and evolution of software development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gmenting abstract syntax trees for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eclarative specification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ructured approach for synthesizing planners fro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rom formal specifications to natural language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trieving software components that minimize adaptation eff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metric-based approach to detect abstract data types and state encapsu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istributed cooperative formal method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ying concept formation methods to object identification in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 specification of human-computer interaction by graph grammars under consideration of information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a design assistant for distribut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ular flow analysis for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high-quality reengineering of database programs by temporal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formal automated approach for reverse engineering programs with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tracting objects from legacy imperativ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tes on refinement, interpolation and uniform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5" office:value-type="string" calcext:value-type="string">
            <text:p>Evento</text:p>
          </table:table-cell>
          <table:table-cell table:style-name="ce155" office:value-type="string" calcext:value-type="string">
            <text:p>Paper – 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5" office:value-type="string" calcext:value-type="string">
            <text:p>Software</text:p>
          </table:table-cell>
          <table:table-cell table:style-name="ce155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SSISTing exit decisions in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the automated debugging and maintenance of logic-based requirements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ask oriented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software test data generation for complex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tatically checkable design level trai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empirical study of the evolution of a software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approach for supporting software reuse via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esting using log file analysis: tools, methods, and iss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ynthesizing software architecture descriptions from Message Sequence Chart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quirements engineering and verification using specification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he very idea of software development environments: a conceptual architecture for the arts' environment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On detecting and handling inconsistencies in integrating software architecture design and performance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dentifying pre-conditions with the Z/EVES theorem pro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chema-guided synthesis of constraint logi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ing UI generation by model compo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DLscope: an automated specification-based unit test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nation based scenario generation for reactiv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wsing: a tool framework for domain-oriented browsing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Component-based software process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usability hypothesis verification using machine learning techniques: 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ordination system approach to software workflow process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arameterising (algebraic) specifications 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knowledge acquisition and application for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integrative analysis of state-based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framework for structural test-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tool for automated system analysis based on modula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ware-domain-specific synthesis of high-performance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tection of exclusive OR global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From Z to BON/Eiff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visualization concept for hierarchical obje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ing the designer's toolkit with software comprehen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ning equational verification in C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n't verify, abstract!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ining synthesiz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Management of evolving specifications using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ment, assessment, and reengineering of language descrip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llustrating object-oriented library reuse by example: a tool-bas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testing of Ada units with low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Brewing fresh Java from legacy Lisp-an experiment in automated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design pattern based approach to generating synchronization adaptors from annotated I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nfigurable automatic instrumentation tool for ANSI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rogrammatic testing of the Standard Template Library contain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a theory for integration of mathematical verification and empiric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browsing of software component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5" office:value-type="string" calcext:value-type="string">
            <text:p>Evento</text:p>
          </table:table-cell>
          <table:table-cell table:style-name="ce155" office:value-type="string" calcext:value-type="string">
            <text:p>Paper – 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5" office:value-type="string" calcext:value-type="string">
            <text:p>Software</text:p>
          </table:table-cell>
          <table:table-cell table:style-name="ce155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Modular and incremental analysis of concurrent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iddhartha: a method for developing domain-specific test driver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Fixing some transformation probl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mplementing effective automatic cryptographic protocol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bining fault avoidance, fault removal and fault tolerance: an integrated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Beyond components-connections-constraints: dealing with software architecture difficul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pplying test automation to type acceptance testing of telecom networks: a case study with customer particip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ML: an Architecture Meta-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formal ontology for re-use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integration of deductive retrieval into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automatic code generation for safety-crit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comparative study between linear programming verification (LPV) and other verification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software requirements elicitation using precepts from activit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erification of picture generat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nhancing annotation visibility for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utomatic and optimized test generation technique applying to TCP/IP protoc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ponent-based systems as an aid to design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ynthesis of control software for an industrial automation control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daptive web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eparating concerns in direct manipulation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utomatic imperative program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UML: a tool for verifying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volving object-oriented designs with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proofs of properties of simple C-- mo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xploration harnesses: tool-supported interactive discovery of commercial component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NAVCo: negotiation-based adaptive view coord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detecting mismatches during component-based and model-based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metric based technique for design flaws detection and corr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visualization tool for constraint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generation of test oracles: from pilot studies to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ductive synthesis of event-based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structuring textual requirement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ata mining library reuse patterns in user-select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oftware clustering via Latent Semant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ed translation of UML models of architectures for verification and simulation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ynamic accommodation of change: automated architecture configuration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discovery, specification, and verification of component us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etrenchment: extending the reach of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ML editor based on proofs-as-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ndustrial applications of software synthesis via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ystem for automated validation of embedded software in multiple operating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ule-based strategic reflection: observing and modifying behaviour at the architectural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NA based iterative test data generation and its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rchitectural element matching using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velopment of a constraint-based airlift scheduler by program synthesis from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MLAUT: an extendible UML transform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overview of Lutess a specification-based tool for testing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ntrolled natural language can replace first-order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oftware test generation using refinem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dvanced modelling and verification techniques applied to a cluster file system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5" office:value-type="string" calcext:value-type="string">
            <text:p>Evento</text:p>
          </table:table-cell>
          <table:table-cell table:style-name="ce155" office:value-type="string" calcext:value-type="string">
            <text:p>Paper – 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5" office:value-type="string" calcext:value-type="string">
            <text:p>Software</text:p>
          </table:table-cell>
          <table:table-cell table:style-name="ce155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overview of a method and its support tool for generating B specifications from UML 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c derivation of Petri net based distributed specification with optimal allocation of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ntrolled automation of consistency enfor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emantic abstraction rules for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ed security checking and patching using TestTal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Little-JIL to coordinate agents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ew visual interface for engineering use cas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group critic system for object-oriented analysis an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on-interference analysis for mixed criticality code in avionic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s explicit representation of architectural design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ng the composition of middleware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Generating test data for branch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SL approach to improve productivity and safety in device driver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pecializatio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imultaneous checking of completeness and ground conflu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odel check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ranslating use cases to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utation operators fo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transformational viewpoint on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bining the best attributes of qualitative and quantitative risk management tool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Practical large scale what-if queries: case studies with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puting interfaces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Java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$\pi$-SPACE: a formal architecture description language based on process algebra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est sequences generation from LUSTRE descriptions: GAT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eclarative approach for designing and developing adaptiv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dentification of potentially infeasible program paths by monitoring the search for test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the design of an intentional naming scheme with an automatic constraint analyz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he use of abduction and recursion-editor techniques for the correction of faulty conj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ssues for the automatic generation of safety critica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and validating the contributions of real-world knowledge to the diagnostic performance of automated database desig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tending UML to support domai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ircular coinductive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anagement of change in structur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experiment in scientific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graph rewriting to specify software architectura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ormal construction of the Mathematically Analyzed Separation Kern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comparison of questionnaire-based and GUI-based requirements gath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presenting technology to promote reuse in the software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M-Builder: an automated NL-based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 the automatic assessment of evolvability for reusable class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inding comparatively important concepts between tex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pgrading legacy instan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naming detection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5" office:value-type="string" calcext:value-type="string">
            <text:p>Evento</text:p>
          </table:table-cell>
          <table:table-cell table:style-name="ce155" office:value-type="string" calcext:value-type="string">
            <text:p>Paper – 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5" office:value-type="string" calcext:value-type="string">
            <text:p>Software</text:p>
          </table:table-cell>
          <table:table-cell table:style-name="ce155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sign rationale for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Higher order function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est data generation for programs with integer and float vari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forcing business policies through automated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software engineering using concurrent class machin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ool for lazy verification of security protoco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he synthesis of a Java card tokenisa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calable consistency checking between diagrams - the VIEWINTEGRA approach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new way of automating statistical testing method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ally restructuring programs for the Web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concurrency test tool for Java monitor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class operations in B: Application to UML behavioral dia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veloping generative frameworks using X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UML validation toolset based on abstract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ng EDI message translations from visu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compos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ceptance based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mphion/NAV: deductive synthesis of state estimation softwar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dequate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verification of Java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ertifying domain-specific polici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nitoring programs using rewri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Verify properties of mobile cod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ailoring a COTS group support system for software requirements inspec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onversion from a requirements document to an executable formal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viding early feedback in the development cycle through automated application of model checking to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atic consistency checking for distribut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nectors synthesis for deadlock-free component based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n evolutionary form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hared variables interaction dia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rategies for automated specification-based testing of synchronous softwar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curity specification and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GATE, access graph based tools for handling encapsul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TestE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functional test sequences from B formal specifications presentation and industrial case-stud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Wins and losses of algebraic transformation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Better reasoning about software engineer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Unfriendly COTS integration - instrumentation and interfaces for improved plugabilit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mi-automated verification of Erlang cod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pecification modeling and validation applied to a family of network security produ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s are abstract data typ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hancing partial-order reduction via process cluster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racing execution of software for design coverag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validation of software mode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 execution based module cohesion measuremen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test-data generation from formal models of softwar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heck of architectural models consistency using SPI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 purposes: adapting the notion of specification to tes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and verification of distributed real-time systems based on CafeOBJ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mplementation of specification conjunction and domain interaction in Rosetta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utomated tool for analyzing Petri nets using Spi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xploiting heap symmetries in explicit-state model checking of softwar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 checking for an executable subset of UM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text-aware browsing of large component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position and refinement of behavior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-checking real-time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ng the performance and reliability analysis of enterprise inform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distributed system test-beds from high-level software architecture descrip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ranslation from UML specifications to B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Formally testing fail-safety of electronic purse protoco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bining static analysis and model checking for software analysi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echnique for mutation of Java objec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dentification of high-level concept clones in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nstantiating and detecting design patterns: putting bits and pieces together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nalysis-revision cycle to evolv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a-based verification of temporal properties on runn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 precise definition of the OMG/MDA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Knowledge base approach to consistency management of UML specification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5" office:value-type="string" calcext:value-type="string">
            <text:p>Evento</text:p>
          </table:table-cell>
          <table:table-cell table:style-name="ce155" office:value-type="string" calcext:value-type="string">
            <text:p>Paper – 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5" office:value-type="string" calcext:value-type="string">
            <text:p>Software</text:p>
          </table:table-cell>
          <table:table-cell table:style-name="ce155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DiTeC-testing based on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pendence management for dynamic reconfiguration of componen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model of planning and enactment support in complex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From early requirements to user interface prototyping: a methodolog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ding value to formal test oracl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No Java without caffeine: A tool for dynamic analysis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Caffeine</text:p>
          </table:table-cell>
          <table:table-cell office:value-type="string" calcext:value-type="string">
            <text:p>não faz analise estatica e sim dinam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product-lines of product-famili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usable and relevant model checking techniques for the analysis of dependable inter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temporal logic approach to the specification of reconfigurabl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pprofJ: aspect-capable call path profiling of multi-thread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Report on the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xperience report on automated procedure construction for deductive synthesi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framework for automatic debugg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 approach to rapid prototyping of large multi-agent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edicting software stability using case-based reason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ocess support for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What makes finite-state models more (or less) testable?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mantic links and co-evolution in object-orien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nterfaces for modular featu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test case optimization using a bacteriological adaptation model: application to .NET compon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VIATRA - visual automated transformations for formal verification and validation of UML mode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mbining and adapting software quality predictive models by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istributed modular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ve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Knowledge-based synthesis of numerical programs for simulation of rigid-body systems in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erification of any number of concurrent, communicating process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ng requirements traceability: Beyond the record \&amp; replay paradigm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nitoring requirements: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synthesis of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alyzing dependencies in larg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On CASE tool usage at Nokia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ed validation of class invariants in 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test data for functions with pointer inpu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certifying domain-specific properties of synthesized cod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nstructing CORBA-supported oracles for testing: a case study in automated software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apting applications on the fl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viation analysis throug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 testing for object-oriented frameworks using hook technolog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nabling iterative software architecture derivation using early non-functional property evalu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inter-procedural test case gener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dentifying cause and effect relations between events in concurrent event-based componen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alidation of deployed J2EE components using aspec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del-based tests of truis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atic bridging the gap between requirements and OO desig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ssumption generation for software component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expected results for automated black-box testing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5" office:value-type="string" calcext:value-type="string">
            <text:p>Evento</text:p>
          </table:table-cell>
          <table:table-cell table:style-name="ce155" office:value-type="string" calcext:value-type="string">
            <text:p>Paper – 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5" office:value-type="string" calcext:value-type="string">
            <text:p>Software</text:p>
          </table:table-cell>
          <table:table-cell table:style-name="ce155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UML: a viewpoint oriented UML exten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-based verification of Web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Refactoring C with conditional compil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n the automatic evolution of an OS kernel using temporal logic and A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Bossa</text:p>
          </table:table-cell>
          <table:table-cell office:value-type="string" calcext:value-type="string">
            <text:p>escalonador para kernel linu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model-driven approach to non-functional analysi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 generation of content management systems from EER-bas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bugging overconstrained declarative models using unsatisfiable cor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specification of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rchitecture style-based calculi for non-functional properti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XRay views: understanding the internals of class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B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software testing using a metaheuristic technique based on Tabu search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component adaptation for reus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approach for tracing and understanding asynchronous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alysis of inconsistency in graph-based viewpoints: a category-theoret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Fault localization with nearest neighbor queri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ing database transaction concurrenc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AGEND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ally inferring concern code from program investigation activiti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on for exception freedom proof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emi-automatic fault localization and behavior verification for physical system simulation mode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ecification and synthesis of hybrid automata for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raph rewriting and transformation (GReAT): a solution for the model integrated computing (MIC) bottleneck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cremental approach to task-specific information delivery in SE process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frastructure to support meta-differencing and refactoring of source cod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What test oracle should I use for effective GUI testing?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Java component model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Unspecul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Extending diagnosis to debug programs with excep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requirements-based generation of test cases for product famili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arallel breadth-first search LTL model-check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ertifying measurement unit safety polic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constraint diagrams: runtime conformance checking of UML object models versus implement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spectizing server-side distribu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 checking software requirement specifications using domain reduction abstrac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empirical study on groupware support for software inspection meeting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riving user interface requirements from densely interleaved scientific comput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ool-assisted unit test selection based on operational viol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verview of OpenModel-based validation with partial inform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type system for statically detecting spreadsheet error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piction and playout of multi-threaded program execu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QR: flexible automated design pattern extraction from source cod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enerating design pattern detectors from pattern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agmatic study of binary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new structural coverage criterion for dynamic detection of program invaria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tecting requirements interactions: a three-level framework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pplying AutoBayes to the analysis of planetary nebulae imag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redicting fault prone modules by the Dempster-Shafer belief network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 feature signatures of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Co: a declarative coordination framework for scientific model feder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relative debugg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 suite design for code gene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ogrammable client-server model: robust extensibility via DS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ommunicating requirements using end-user GUI constructions with arg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oretical foundations of upd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5" office:value-type="string" calcext:value-type="string">
            <text:p>Evento</text:p>
          </table:table-cell>
          <table:table-cell table:style-name="ce155" office:value-type="string" calcext:value-type="string">
            <text:p>Paper – 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5" office:value-type="string" calcext:value-type="string">
            <text:p>Software</text:p>
          </table:table-cell>
          <table:table-cell table:style-name="ce155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The education of a software engineer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A differencing algorithm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Data-mining synthesised schedulers for hard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Automating traceability for generated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Experiences integrating and scaling a performance test bed generator with an open source CASE too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A computational framework for supporting software inspec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Validating personal requirements by assisted symbolic behavior brows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Automated support for framework selection and customiz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70" office:value-type="string" calcext:value-type="string">
            <text:p>Adaptable concern-based framework specialization in UM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/>
          <table:table-cell office:value-type="string" calcext:value-type="string">
            <text:p>artigo ficou fora da revisao/filtro pois o conteúdo está em image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70" office:value-type="string" calcext:value-type="string">
            <text:p>ScriptEase: generative design patterns for computer role-playing games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ScriptEa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70" office:value-type="string" calcext:value-type="string">
            <text:p>Modeling Web-based dialog flows for automatic dialog contro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70"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70" office:value-type="string" calcext:value-type="string">
            <text:p>Property-oriented test generation from UML Statechar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/>
          <table:table-cell office:value-type="string" calcext:value-type="string">
            <text:p>artigo ficou fora da revisao/filtro pois o conteúdo está em image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A scalable approach to user-session based testing of Web applications through concept analysis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Inferring specifications to detect errors in cod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Analyzing interaction orderings with model checking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Verifying interactive Web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Test-suite reduction for model based tests: effects on test quality and implications for tes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70" office:value-type="string" calcext:value-type="string">
            <text:p>Using transient/persistent errors to develop automated test oracles for event-driven softwar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/>
          <table:table-cell office:value-type="string" calcext:value-type="string">
            <text:p>artigo ficou fora da revisao/filtro pois o PDF estava faltando na pas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Rostra: a framework for detecting redundant object-oriented unit tests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Rostr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Automated data mapping specification via schema heuristics and user interaction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VisAXSM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A dataflow language for scriptable debugg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Automatic method comple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Consistency checking in an infrastructure for large-scale generative programm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Verifiable concurrent programming using concurrency controller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Parameterized interfaces for open system verification of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An architecture for generating Web-based, thin-client diagramming too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A statistical model to locate faults at input leve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Helping object-oriented framework use and evaluation by means of historical use inform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Heuristic search with reachability tests for automated generation of test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COMPASS: tool-supported adaptation of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On-the-fly generation of k-path tests for C func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A case study in JML-based software valid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Automated performance validation of software design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CHET: a system for checking dynam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From testing to diagnosis: an automated approach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Aspect mining using event trac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A case study of coverage-checked random data structure tes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Mapping template semantics to SMV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Refactoring use case models on episod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Understanding aspects via implicit invoc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Evaluating clone detection techniques from a refactoring perspectiv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Combining the box structure development method and CSP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Automated analysis of timing information in UML dia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Combination model checking: approach and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Context-aware code certific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Instant and incremental transformation of mode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RCAT: a performance analysis too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Modeling behavior in compositions of software architectural primitiv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Evaluation of tool support for architectural evolu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Requirements monitoring for service-based systems: towards a framework based on event calculu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70" office:value-type="string" calcext:value-type="string">
            <text:p>ScriptEase: Generating Scripting Code for Computer Role-Playing Gam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Using a structure-based configuration tool for product deriv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ISPIS: a framework supporting software inspection process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CodeCrawler - polymetric views in ac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T-UPPAAL: online model-based testing of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An environment for building a system out of its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Automated dynamic reconfiguration using AI plann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Decision support for test management in iterative and evolutionary developmen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Formal framework for automated analysis and verification of Web-based applications 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70" office:value-type="string" calcext:value-type="string">
            <text:p>Decompositional Verification of Component-based Systems – A Hybrid Approach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/>
          <table:table-cell office:value-type="string" calcext:value-type="string">
            <text:p>artigo ficou fora da revisao/filtro pois o PDF estava faltando na pas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Interactive visualization of concurrents programs [concurrents read concurrent]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Jink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Group support for distributed collaborative concurrent softwar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Collaborative tools for mobile requirements acquisi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table:style-name="ce169" office:value-type="string" calcext:value-type="string">
            <text:p>Modeling and simulation of context-aware mobile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table:style-name="ce155" office:value-type="string" calcext:value-type="string">
            <text:p>Evento</text:p>
          </table:table-cell>
          <table:table-cell table:style-name="ce155" office:value-type="string" calcext:value-type="string">
            <text:p>Paper – 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5" office:value-type="string" calcext:value-type="string">
            <text:p>Software</text:p>
          </table:table-cell>
          <table:table-cell table:style-name="ce155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xploiting predicate structure for efficient reachabil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pplication of design for verification with concurrency controllers to air traffic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fficient temporal-logic query checking for presburg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 model for internet-sca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the performance management of component-based enterprise systems through the use of redunda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MLDiff: an algorithm for object-oriented design differen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dentifying traits with formal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ecise identification of composition relationships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n dynamic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lowtorch: a framework for firewall test auto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n analysis of rule coverage as a criterion in generating minimal test suites for grammar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test factoring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assSheets: automatic generation of spreadsheet applications from object-orien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Generation of visual editors as eclipse plug-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earwater: extensible, flexible, modular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ecure sharing between untrusted users in a transparent source/binary deployment mode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experimentation on distributed testbed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MNESIA: analysis and monitoring for NEutralizing SQL-injection at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AMNESI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imna: a framework for automatically combining aspect mining analys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parameterized interpreter for modeling different AOP mechanis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generic approach to supporting diagram differencing and merging for collaborative desig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sualization-based analysis of quality for large-scal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verification of design patterns in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Spin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ptimized run-time race detection and atomicity checking using partial discovered typ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Reasoning about real-time statecharts in the presence of semantic vari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replay and failure detection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ocating faulty code using failure-inducing cho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mpirical evaluation of the tarantula automatic fault-localization techniqu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test generation for engineer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t's agree to disagre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imilarity-aware approach to testing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cess support to help novices design software faster and better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LUSS toolkit?: extending telelogic DOORS and IBM-rational rose to support product line use case model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trategy for efficient verification of relational specifications, based on monotonicity analysi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uasi-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aint-based test data generation in the presence of stack-directed pointer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oS-aware dynamic service composition in ambient intelligence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visual language and environment for composing web servic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arning to verify branching time properti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imon: modeling and analysis of design space structur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attice-based adaptive 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ied fitness function calculation rule for flag conditions to improve evolutionary tes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hreat-driven approach to modeling and verifying secure softwar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ath generation for softwar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A-Miner: a tool for automating aspect-oriented requirements identific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yagg: an easy-to-use generator for structured test inpu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yag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termining the cost-quality trade-off for automated software traceabilit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orm deductive approach for parameterized protocol safet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-based development framework for supporting functional and non-functional analysis in control system desig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rigorous approach for proving model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mpositional reasoning for por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Model-based self-monitoring embedded programs with temporal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alization and extrapolation of software cost mode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NFRs-aware architectural evolution of component-based softwar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de security analysis with asser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ata mining and cross-checking of execution traces: a re-interpretation of Jones, Harrold and Stasko test inform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perties and scopes in web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ynthesis of correct and distributed adaptors for component-based systems: an automatic approach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ntext-sensitive structural heuristic for guided searc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 input generation for red-black trees using abstrac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ing in resource constrained execution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ufrock: a framework for constructing polytypic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amboo: an architecture modeling and code generation framework for configuration management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sing communicative acts in high-level specifications of user interfaces for their automated synthesi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ool for automatic UML model consistency check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opulation of causal models for improved software risk assessmen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table:style-name="ce170" office:value-type="string" calcext:value-type="string">
            <text:p>Automated generation of testing tools for domain-specific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ucting interaction test suites with greedy algorith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erifying the correctness of hume programs: an approach combining deductive and algorithmic reason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 regression testing selection when source code is not availabl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table:style-name="ce170" office:value-type="string" calcext:value-type="string">
            <text:p>A model transformation approach to automatic model construction and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Formal support for merging and negoti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table:style-name="ce155" office:value-type="string" calcext:value-type="string">
            <text:p>Evento</text:p>
          </table:table-cell>
          <table:table-cell table:style-name="ce155" office:value-type="string" calcext:value-type="string">
            <text:p>Paper – 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5" office:value-type="string" calcext:value-type="string">
            <text:p>Software</text:p>
          </table:table-cell>
          <table:table-cell table:style-name="ce155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Verifying Specifications with Proof Scores i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table:style-name="ce170" office:value-type="string" calcext:value-type="string">
            <text:p>Automatic Property Checking for Software: Past, Present and Futu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Information Aggregation for Scaling Scale-Resistant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Generating Domain-Specific Visual Language Editors from High-level Too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Formal Approach to Managing Dynamic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ifferencing and Merging of Architectural View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Empirical Comparison of Automated Generation and Classification Techniques for Object-Oriented Unit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Symcla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mmand-Form Coverage for Testing Databas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DITTO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Identification of Bug-Introducing Chang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ularity Analysis of Logica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mygcc</text:p>
          </table:table-cell>
          <table:table-cell office:value-type="string" calcext:value-type="string">
            <text:p>modificacao no gcc, projeto muito grande pois é praticamente o gcc + um pat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ing and Scheduling an Open Set of Static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everse Engineering of Design Patterns from Java Source Cod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rchTrace: Policy-Based Support for Managing Evolving Architecture-to-Implementation Traceability Link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ng Software Traceability in Very Small Companies: A Case Study and Lessons Learn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Kiasan/Bog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ecurity Analysis of Crypto-based Java Programs using Automated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ccurate Centralization for Applying Model Checking on Network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Decision Trees to Predict the Certification Result of a Build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ing the Complexity of Large Free and Open Source Package-Based Software Distribu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current Engineering support in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ining Aspects from Version Histor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dentifying Refactorings from Source-Code Chang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ieve: A Tool for Automatically Detecting Variations Across Program Vers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Siev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From Capability Specifications to Code for Multi-Agent Softwar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Instant Message-Driven User Interface Framework for Thin Clien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communicative acts in interaction design specifications for automated synthesis of user interfac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notation Inference for Safety Certification of Automatically Generated Code (Extended Abstrac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Unified Model for Product Data Management and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Human-Friendly Line Routing for Hierarchical Dia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tradiction Finding and Minimal Recovery for UML Class Dia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Programming Language Inherent Support for Constrained XML Schema Definition Data Types and OWL D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methodology for automated test generation guided by functional coverage constraints at specification leve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Approach for Goal-driven, Specification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ffective Generation of Interface Robustness Properties for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Generation of Detection Algorithms for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Library Usage Pattern Extraction Using a Software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ound-trip Software Engineering in Aspect Weaving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wards Automatic Assertion Refinement for Separation Logic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easoning on Aspects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etecting Precedence-Related Advice Interferenc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ound-Trip Engineering of Framework-Based Software using Framework-Specific Model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ed Variability Modeling of Features and Architecture in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Connectors for Highly Distributed and Voluminous Data Intensive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verage Metrics to Measure Adequacy of Black-Box Test Suit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ement of Incomplete and Inconsistent View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nergy-Awareness in Distributed Java-Bas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LSS: A Tool for Large Scale Scenario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new web browser including a transferable function to Ajax cod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bias-Z: An executable formal specification of a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el-driven Monitoring: Generating Assertions from Visual Contrac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he Rearranger - A New Assembler Utilit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PCASED Combining Formal Methods with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ML-based Service Discovery Too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Verification Tool for DHTM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ck-object generation with behavior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omain-specific Model Checking Using The Bogor Framework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esting Tools and Techniques: A Mini-Tutorial on Evaluation Methods for AS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table:style-name="ce155" office:value-type="string" calcext:value-type="string">
            <text:p>Evento</text:p>
          </table:table-cell>
          <table:table-cell table:style-name="ce155" office:value-type="string" calcext:value-type="string">
            <text:p>Paper – 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5" office:value-type="string" calcext:value-type="string">
            <text:p>Software</text:p>
          </table:table-cell>
          <table:table-cell table:style-name="ce155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ploring the neighborhood with dora to expedite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etstub: a framework for verification of distribut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ing bug report qualit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conic addition of failsafe fault-toleranc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nsuring consistency in long running transac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ertion-based repair of complex data stru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code styliz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Keyword programming in java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supporting awareness of indirect conflicts across software configuration management workspac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ed static and dynamic mutabili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equential circuits for program analysi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sidual dynamic typestate analysis exploiting static analysis: results to reformulate and reduce the cost of dynamic analysi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ed test generation using symbolic gramma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CE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ighthawk: a two-level genetic-random unit test data generator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ccJa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ic model synchronization from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model-based debugging approach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text-aware statistical debugging: from bug predictors to faulty control flow pat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Object ownership profiling: a technique for finding and fixing memory leak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PARS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extraction of framework-specific models from framework-based application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llino: automation to support regression test selection for cots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location via information retrieval based filtering of a single scenario execution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lustering support for automated trac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ferring structural patterns for concern traceability in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ISIS4J</text:p>
          </table:table-cell>
          <table:table-cell office:value-type="string" calcext:value-type="string">
            <text:p>artigo não indica onde obter (link não faz referência sobre a ferrament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inding errors in components that exchange xml data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dynamic birthmark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API Birthmar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memory protection using dynamic tain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approach to monitoring and diagnosing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business case for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ing concurrent programs using value schedul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random testing of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gui testing guided by usage profil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ly monitoring data-flow test coverag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zing client load models for performance engineering via web crawl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s of test purpose directed reactive planning tester for nondeterministic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ed consistency checks of product lin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detection of api refactorings in librari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evolutionary class testing in the presence of non-public method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Behavioral adaptation of component compositions based on process algebra encoding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buffer overflow benchmark for software model check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hecking threat modeling data flow diagrams for implementation conformance and securit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evolving programs and unit tests from their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ing environment generation and slicing for modula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vering array sampling of input event sequences for automat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-dependency-based software compatibility tes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riving the selection of cots components on the basis of system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 unit test case minim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nergy consumption framework for distributed java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vacon: a framework for integrating evolutionary and concolic testing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ng rights and obligations from regulations: toward a tool-supported proces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on of bug localization benchmarks from histor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interaction analysis: a maintenance perspectiv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framework and tool supports for testing modularity of software desig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uml profile design practices by leveraging conceptual domain mode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infrastructure for autonomic system development: the selflet approach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terative model-driven development of adaptable service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pproach to mining call-usage patternswith syntactic contex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concepts from code with probabilistic topic mode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modal scenario-based specifications from execution traces of re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-driven derivation of product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ular and generic programming with interpreterlib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ducing irrelevant trace vari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teq: modeling and validating infinite-state hard-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: a meta-tooling platform for creating language-specific ides in eclip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Eclipse IM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heduling of conflicting refactorings to promote quality improvemen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valuation scheme of adaptive configur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isting potentially-repetitive small-scale changes via semi-automated heuristic search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DDVerif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automation for kernel code and disk arrays with virtual devic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leveraging model transformation to support model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nit testing concurrent softwar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alidating system properties exhibited in execution trac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erifying C++ with STL containers via predicate abstrac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deGenie: using test-cases to search and reuse source cod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cor: a tool for the detection of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Deco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SERT: a decentralized monitoring tool generator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ormal specification generator for KAOS: model transformation approach to generate formal specifications from KAOS requirements mode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tegrated tool support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astering combinatorial explosion with the tobias-2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mart: a tool for application reference tes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suite reduction and prioritization with call tre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ureka tool fo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 support for the compile-time execution structure of object-oriented programs with ownership anno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s for model-based security engineering: models vs. cod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MLtoCSP: a tool for the formal verification of UML/OCL models using constraint programm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isualizing clone detection res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daptation hiding modularit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ng the identification of variability realisation techniques from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change prediction with fine-grained source code min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information retrieval to support design of incremental change of softwar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traceability to support model-based regression tes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colic tes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utorial on JML, the java modeling languag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mpirical research methods for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oftware reuse and evolution with generative techniqu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eta tools for implementing domain specific visual languag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osetta: language support for system-level desig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 automa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pecifying and verify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mbarrassing truth about software automation and what should be done about 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alable automatic test data generation from modeling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5" office:value-type="string" calcext:value-type="string">
            <text:p>Evento</text:p>
          </table:table-cell>
          <table:table-cell table:style-name="ce155" office:value-type="string" calcext:value-type="string">
            <text:p>Paper – 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5" office:value-type="string" calcext:value-type="string">
            <text:p>Software</text:p>
          </table:table-cell>
          <table:table-cell table:style-name="ce155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warm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lections on, and Predictions for, Support Systems for the Development of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asing Test Granularity by Aggregating Unit Tes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ndom Test Run Length and Effectivenes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CPA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R-Based Traceability Recovery Processes: An Empirical Comparison of "One-Shot" and Incremental Process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abling Automated Traceability Maintenance by Recognizing Development Activities Applied to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traceMainta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mental Latent Semantic Indexing for Automatic Traceability Link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Verification of Multi-Agent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alidating Real Time Specifications using Real Time Event Queue Model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Inference of Frame Axioms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Smack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Generating and Evaluating Choices for Fixing Inconsistencies in UM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ining Scenario-Based Triggers and Ef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ining Real-Time System Specifications through Bounded Model- and Satisfiability-Check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valuating Models for Model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rror Reporting Logic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icient Monitoring of Parametric Context-Fre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Framework for Dynamic Service Discover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Methodology and Framework for Creating Domain-Specific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necting Programming Environments to Support Ad-Hoc Collabor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False Positives by Combining Abstract Interpretation and Bounde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t Testing of Flash Memory Device Driver through a SAT-Based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ort Estimation in Capturing Architectural Knowledg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-Suite Augmentation for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MatrixReloaded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the Cost of Path Property Monitoring Through Samp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ery-Aware Test Generation Using a Relational Constraint Solver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ferring Finite-State Models with Temporal Constrain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ype-Checking Software Product Lines - A Formal Approach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Simulation to Investigate Requirements Prioritization Strategi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Aspect Recommendation through Clustering-Based Fan-in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ve Typestate Checking of Multithreaded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mproving Structural Testing of Object-Oriented Programs via Integrating Evolutionary Testing and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Debugging of Concurrent Programs through Active Sampling of Low Dimensional Random Projec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ow Program History Can Improve Code Comple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potWeb: Detecting Framework Hotspots and Coldspots via Mining Open Source Code on the Web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table:style-name="ce170" office:value-type="string" calcext:value-type="string">
            <text:p>Generic Patch Inferenc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figuration Lifting: Verification meets Software Configu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duct Line Tools are Product Lines Too: Lessons Learned from Developing a Tool Suit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pecification language for static analysis of student exerci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Study on the Automatic Composition of Network Application Mashup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ng Effectiveness of Automatic Testing Too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tributed Constraints Maintenance in Collaborative UML Modeling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oftware Cost Estimation using Fuzzy Decision Tre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hizome: A Feature Modeling and Generation Platform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bining the Analysis of Spatial Layout and Text to Support Design Explor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Cluster Analysis to Improve the Design of Component Interfac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ssume Guarantee Verification Methodology for Aspect-Orient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Living with the Law: Can Automation give us Moore with Less?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CR: Virtual Capture and Replay for Performance Tes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for Automatic Exception Handl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ffGen: Automated Regression Unit-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utomated Test Code Generation Method for Web Applications using Activity Oriented Approach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onsistency of Web Convers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ing Peers' Volatilit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Continuous Integration of Component-Based Software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Two-Step Approach for Modelling Flexibility in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Generic Approach for Class Model Normaliz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XE (eXtreme editor) - bridging the aspect-oriented programming usability gap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: Identifying Bug Signatures to Support Debugg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euristics for Scalable Dynamic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naging Models through Macromodel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leman: Comprehensive Clone Group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position of Qualitative Adaptation Poli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ystem for Supporting Development of Large Scaled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covering Patterns of Change Typ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Personal Health Car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forcing Structural Regularities in Source Code using IntensiV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ARS Express - A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TSA: The Modal Transition System Analyser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ramaEML: An Integrated Multi-View Business Process Modelling Environment with Tree-Overlays, Zoomable Interfaces and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emi-Automating Pragmatic Reuse Task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UALLY: A framework for Architectural Languages and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Mapping from Goal Models to Self-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DDSS: Architecture Design Decision Support System Too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PPAREIL: A Tool for Building Automated Program Translators Using Annotated Grammar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 Model-Driven Prototyping and Verification of High-Integrity Real-Tim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ave-IDE: An Integrated Development Environment for Building Predictable Component-Based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lem Toolki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 Support for Parametric Analysis of Large Software Simul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qsCov: A Tool for Measuring Test-Adequacy over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spectM: UML-Based Extensible AOM Languag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s for Traceability in Secure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fying Analysis Tools with Rosetta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Web Performance Analysi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Test Generation for LUSTRE/SCADE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Feature Interaction Detection in the Automotive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wards Good Enough Testing: A Cognitive-Oriented Approach Applied to Infotain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5" office:value-type="string" calcext:value-type="string">
            <text:p>Evento</text:p>
          </table:table-cell>
          <table:table-cell table:style-name="ce155" office:value-type="string" calcext:value-type="string">
            <text:p>Paper – 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5" office:value-type="string" calcext:value-type="string">
            <text:p>Software</text:p>
          </table:table-cell>
          <table:table-cell table:style-name="ce155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Petri Net Based Debugging Environment for QV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Validating Automotive Control Software Using Instrumentation-Bas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mi-automated Test Planning for e-ID Systems by Using Requirement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Quantum Algorithm for Software Engineering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nderstanding the Value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ype Inference for Soft-Error Fault-Tolerance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valuating the Accuracy of Fault Localiz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trum-Based Multipl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 Comprehensive Test Suite for Detectors of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API Usage through Automatic Detection of Redundant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iMau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one-A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ESBM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Validation of C Preprocessor Macr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CPPCHECKE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er: Lightweight Detection of Infinite Loops at Runtim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the Efficiency of Dependency Analysis in Logical Decision Mode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xplicit Concern-Driven Development with ArchEvo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Design Rule Hierarchies and Parallelism in Software Development Task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Test Order Generation for Software Component Integr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Divergence-Oriented Approach to Adaptive Random Testing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aptive Random Test Case Prioritiz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-Based Customization and Deployment of Eclipse-Based Tools: Industrial Experienc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lf-Repair through Reconfiguration: A Requirements Engineering Approach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 Checking of Domain Artifacts in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lattin: Mining Alternative Patterns for Detecting Neglected Condi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Temporal Specifications from Object Us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Tikanga</text:p>
          </table:table-cell>
          <table:table-cell office:value-type="string" calcext:value-type="string">
            <text:p>artigo não indica onde obter (não faz referência sobre a ferramenta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Resource Specifications from Natural Language API Document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Doc2Spec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ification and Control of Interface Responses to User Input in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ode Completion from Abbreviated Inpu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ask-First or Context-First? Tool Integra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ierarchical Scenario-Based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 Generation of Object Usage Specifications from Large Method Tra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fficient Formalism-Independent Monitoring of Parametric Proper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ally Recommending Triage Decisions for Pragmatic Reuse Tas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ealth Models for Performance Monitoring of Servic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Method Effect Summaries for Nested Heap Reg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ReAsse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ache-Based Model Checking of Networked Applications: From Linear to Branching Tim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e-Space Coverage Estim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ramework for State-Space Exploration of Java-Based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ymbolic Deadlock Analysis in Concurrent Libraries and Their Cli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recise Data Race Detection in a Relaxed Memory Model Using Heuristic-Base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ormal Syntax for Probabilistic Timed Property Sequence Char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et the Ants Deploy Your Software - An ACO Based Deployment Optimisation Strateg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tring Distances for Test Case Prioritis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ggae: Automated Test Generation for Programs Using Complex Regular Express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ethodology and Framework to Simplify Usability Analysis of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Open Source-Based Approach to Software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A-Analyzer: Automating Conflict Detection in Aspect-Oriented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Passive Testing Approach for the IMS PoC Servic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ding Examples into Java Documen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nhanced Automation for Managing Model and Metamodel Inconsistenc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Fixes from Object Behavior Anomali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rvice Substitu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Verification-Driven Approach to Traceability and Documentation for Auto-Generated Mathematical Softwar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gmenting Requirements Models with Preferenc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Comprehension Tasks in Softwar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ointcut Rejuvenation: Recovering Pointcut Expressions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pplications of Simulation and AI Search: Assessing the Relative Merits of Agile vs Tradition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ng the Implementation of Analysis Concerns in Workflow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Typing for Ruby on Rai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Drail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tomating Class-Splitting Using Betweennes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ClassSplitte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ducing Features to Improve Bug Predic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Vulnerability Signatures for String Manipulating Programs Using Automata-Based Forward and Backward Symbolic Analys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Weaving Context Sensitivity into Test Suite Construc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Optimizing a Structural Constraint Solver for Efficient Software Check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Case for Automated Debugging Using Data Structure Repair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on of Simulation Views for Domain Specific Modeling Languages Based on the Eclipse Model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pectrum-Based Fault Localization for Test Case Group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uster-Based I/O-Efficient LTL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Linear Programming Approach for Automated Localization of Multiple Faul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st in Translation: Forgetful Semantic Anchor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IDE-based, Integrated Solution to Schema Evolution of Obj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KaitoroBase: Visual Exploration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hpModeler - A Web Model Extractor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Zoltar: A Toolset for Automatic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upporting Requirements Validation: The EuRailCheck Too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Loopfro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Suite for the Generation and Validation of Configurations for Software Availabilit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for Attributed Goal-Oriented Requir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Jt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Tool for Generating UML Models from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UMGA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OWP: Web-Specific AOP Framework for PH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AOWP</text:p>
          </table:table-cell>
          <table:table-cell office:value-type="string" calcext:value-type="string">
            <text:p>não faz analise estatica, link offl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odelling Language for Interactive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Software Tool Support for Checking the Inconsistency of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Holistic Approach to Mobile Service Provision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cure and Usabl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oal-Based Testing of Semantic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gration from Procedural Programming to Aspect Oriented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Component Dependency Resolution with Soft Constraints, Valid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5" office:value-type="string" calcext:value-type="string">
            <text:p>Evento</text:p>
          </table:table-cell>
          <table:table-cell table:style-name="ce155" office:value-type="string" calcext:value-type="string">
            <text:p>Paper – 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5" office:value-type="string" calcext:value-type="string">
            <text:p>Software</text:p>
          </table:table-cell>
          <table:table-cell table:style-name="ce155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oward compositional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alyzing security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Secori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ikiBuilder: end-user specification and generation of visual wik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ftware design sketching with calico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ally documenting program chang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automatically generating summary comments for Java method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detection of nocuous coordination ambiguities in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Flexible and scalable consistency checking on product line variability mode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ariability modeling in the real: a perspective from the operating systems domai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SISTing reliability degradation through proactive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construction of an effective training set for prioritizing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automated approach for finding variable-constant pairing bu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viance from perfection is a better criterion than closeness to evil when identifying risk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mlessly integrated, but loosely coupled: building user interfaces from heterogeneous componen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quality-driven development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iTV: multiple-implementation testing of user-input validators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omparison with GenericDiff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products to test in a software product lin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visual interactive debugger based on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GUIZM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two-step technique for extract class refactor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ng user-visible failures in AJAX web applications by analyzing users' interaction behavior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rchitectural style as an independent variabl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xt mining in supporting software systems risk assuranc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CCD: a flexible and extensible API for implementing custom code clone detector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eerUnit: a framework for testing peer-to-peer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nfigurable run-time support for distributed service component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FraSCAti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isco: a generic and extensible framework for model driven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ntinuous maintenance of state machine models in program cod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c2o: a runtime for enterprise system mode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ymbolic PathFinder: symbolic execu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umeration refactoring: a tool for automatically converting Java constants to itemized typ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he actual implementation will be derived from the formal specification -- KBSA, 1983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erification-driven slicing of UML/OCL mode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upport for repairing input-model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curity-driven model-based dynamic adapt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RF-E: using model checking to give advice on eliminating memory model-related bug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bounded statistical approach for model checking of unbounded until properti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navigation errors in web applications via model checking and runtime enforcement of navigation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mining replacement queries for hard-to-retrieve trac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essential use cases to better capture softwar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imesheet assistant: mining and reporting developer effo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experience report on scaling tools for mining software repositories using MapRedu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ashup: assisting end-user programming for the service-oriented web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A: automated test generation for database applications via mock objec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andom unit-test generation with MUT-aware sequence recommend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d-user oriented critic specification for domain-specific visual language too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hecking roundoff errors using counterexample-guided narrow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lizing architecture frameworks through megamodell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vering inter-project dependencies in software eco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program repair through the evolution of assembly cod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ntegrating model verification and self-adapt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When to use data from other projects for effort estim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adre: domain-specific architectural recovery for scientific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QL query generation for systematic testing of database engin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ag and prune: a pragmatic approach to software product line implement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ducing estimation uncertainty with continuous assessment: tracking the "cone of uncertainty"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Using transitive changesets to support feature loc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uMoR: monitoring and recovery for BPEL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/analyzer: a tool for detecting, visualizing and fixing design errors in UM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oGenTe: a tool for code generator tes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pendulo: debugging the programm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Impendulo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pecDiff: debugging form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riving behavior of multi-user processes from interactive requirements valid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de generation from a UMLsec propert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yGo: towards a comprehensive tool for scenario 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MES tool-chain: a set of integrated tools for behavioral modeling and analysis of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2O: a tool for guided decision-mak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model engineering for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rch-carrying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lving string constraints lazil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cenario-based and value-based specification mining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st generation to expose changes in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How did you specify your test suit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ynamic and transparent analysis of commodity produc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HyperDb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pt-pbo: solving the software dependency problem using pseudo-boolean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sentence-matching method for automatic license identification of source code 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Nink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on of recurring software vulnerabiliti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atching dependence-related queries in the system dependence graph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SMA: a plan-based layered architecture for software model-driven adapt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V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rror-avoiding adaptors for black-box software componen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model group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inference of abstract type behavior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xtraction and visualization of traceability relationships between documents and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hecking graph representation of precise boolean inter-procedural 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he influence of multiple artifacts on the effectiveness of softwa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5" office:value-type="string" calcext:value-type="string">
            <text:p>Evento</text:p>
          </table:table-cell>
          <table:table-cell table:style-name="ce155" office:value-type="string" calcext:value-type="string">
            <text:p>Paper – 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5" office:value-type="string" calcext:value-type="string">
            <text:p>Software</text:p>
          </table:table-cell>
          <table:table-cell table:style-name="ce155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Wikipedia and how to use it for semantic document repres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SW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-locating and fix-propagating for HTML validation errors to PHP server-sid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PhpSyn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ing up automated test generation: Automatically generating maintainable regression unit tests for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eap cloning: Enabling dynamic symbolic execution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generation of load tes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ymbolic search-base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documentation inference to explain failed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FailureDo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program inputs for database applic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ioritizing tests for fault localization through ambiguity group reduc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entifying future field accesses in exhaustive state space travers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odel checking distributed systems by combining caching and process checkpoin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domain-specific state space reductions through local partial-order redu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able and precise symbolic analysis for atomicity viol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BEST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C2: A framework for scalable, scope-bounded software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DC2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ormalizing hardware/software interface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afe asynchronous multicore memory oper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asyncSta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rule-based approach to the semantic lifting of model differences in the context of model vers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-driven framework for guid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extraction of architecture-level performance models of distributed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omputing possible configuration error diagno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optimal strategy for algorithmic debugg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izing SQL faults in databas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automated documentation to code traceability by combining retrieval techniqu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RRFin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lexible design pattern detection based on feature typ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more accurate retrieval of duplicate bug repor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topic-based approach for narrowing the search space of buggy files from a bug repor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pecifying and detecting meaningful changes in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M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lf-adaptive software meets control theory: A preliminary approach supporting reliability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lizing evolutionary coupling with stochastic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fferential precondition checking: A lightweight, reusable analysis for refactor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performance comparison of contemporary algorithmic approaches for automated analysis operations on featur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relevant answers in software foru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oftware process evaluation: A machine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 vs. global models for effort estimation an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apacity planning for event-based systems using automated performance predic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cological inference in empirical software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tection of feature interactions using feature-awa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Querying source code with natural languag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verage rewarded: Test input generation via adaptation-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endel: Source code recommendation based on a genetic metaphor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ptimizing the automatic test generation by SAT and SMT solving for Boolean express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de-based automated program fix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AutoFix-E2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aming changes With 1.x-Way architecture-implementation mapp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valuating test selection strategies for end-user specified flow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dynamic backward slicing of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ning test oracles of web search engin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ODC: Automated generation of Orthogonal Defect Classif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bservations on the connectedness between requirements-to-code traces and calling relationships for trace valid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oximity based weighting of test cases to improve spectrum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licing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 checking to analyze static properties of declarative mode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the merits and drawbacks of software resources from com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mbining search-based and constraint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eful testing: Finding more errors in code and contrac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 software engineers benefit from source code navigation with traceability? — An experiment in softwar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ng analysis of qualitative preferences in goal-oriented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istory slic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API usage patter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somorphism in model tools and editor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case for alloy annotations for efficient incremental analysis via domain specific sol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ploring caching for efficient collection oper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racing requirements to tests with high precision and recal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tracting structured data from natural language documents with island pars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RoundTram: An integrated framework for developing well-behaved bidirectional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Run-time systems failure prediction via proactive monitor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an approach and framework for test-execution plan deriv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istical debugging with elastic predicat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agnosis of software failures using computational geometr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itBAC: Flexible access control for non-modular concer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ient-side web application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activity based computing paradigm in glob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nferred dependence coverage to support fault contextualiz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-based assurance to strengthen diagnostic procedur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ault-localization using dynamic slicing and change impact analysi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ource code search with natural language phrasal representations of method signatur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viation management during process execu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IS: Inferring invariants using program path guided cluster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planning for feature model configuration based on stakeholders' business concer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adaptive approach to impact analysis from change requests to source cod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main and value checking of web application invocation argu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WAIVE+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xed constraints for test input generation - An initial explor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nhancing architectural recovery using concer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arch-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requirements aware systems: Run-time resolution of design-time assump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essential user interface prototypes to validat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exploring how uncertainty impacts behavior of dynamically 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iff: Interaction-based program differencing too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oneDifferentiator: Analyzing clones by differenti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lementing efficient model validation in EMF too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PF-AWT: Model checking GUI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ORE system: Animation and functional correctness of pointer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APIExamp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BEST: A symbolic testing tool for predicting multi-threaded program fail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BEST</text:p>
          </table:table-cell>
          <table:table-cell office:value-type="string" calcext:value-type="string">
            <text:p>(duplicado) 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composing feature models: language, environment,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estEra: A tool for testing Java programs using alloy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AJOR: An efficient and extensible tool for mutation analysis in a Java compiler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CT: A Java Code Tomograph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realistic test models for model processing too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uided test visualization: Making sense of errors in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apture Calculus Toolse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 checking framework for hierarchical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detecting the quality of the query and its implications in IR-based concept loc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Formal Concept Analysis to support change analysi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framework for managing uncertainty in self-adaptiv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 consistency checking of natural language tempor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properties of abstract mode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pectrum-based fault localization using proximity-based weighting of test cas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ritra Bandyopadhya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assessment of software documentation qua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Symbolic Model Checking Framework for Hierarchic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5" office:value-type="string" calcext:value-type="string">
            <text:p>Evento</text:p>
          </table:table-cell>
          <table:table-cell table:style-name="ce155" office:value-type="string" calcext:value-type="string">
            <text:p>Paper – 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5" office:value-type="string" calcext:value-type="string">
            <text:p>Software</text:p>
          </table:table-cell>
          <table:table-cell table:style-name="ce155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he GISMOE challenge: constructing the pareto program surface using genetic programming to find better programs (keynote paper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-founding software engineering -- SEMAT at the age of three (keynote abstrac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actical isolation of failure-inducing changes for debugging regression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iregression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versity maximization speedup for fault local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mproving the effectiveness of spectra-based fault localization using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o what extent could we detect field defects? an empirical study of false negatives in static bug find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Diagnosy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uplicate bug report detection with a combination of information retrieval and topic model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er-aware privacy control via extended static-information-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query performance assessment during the retrieval of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vulnerability analysis using formalized vulnerability signa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qualitative study on user guidance capabilities in product configuration too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tructured merge with auto-tuning: balancing precision and performanc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n automated approach to forecasting QoS attributes based on linear and non-linear time series model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P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unfoldings in automated testing of multithreaded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untime monitoring of software energy hotspo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recurring crash s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inference of goal-oriented performance prediction func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de patterns for automatically validating requirements-to-code trac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nbounded data model verification using SMT solver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puting repair trees for resolving inconsistencies in desig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software re-engineering using re-aspec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operating system kernel data disambiguation using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n I clone this piece of code here?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recovery of statecharts from procedural cod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Locating distinguishing features using diff se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licing and replaying code change histor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enerating model transformation rules from examples using an evolutionary algorithm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gmented dynamic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GUI ripping for automated testing of Androi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kbe-anonymity: test data anonymization for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lection of regression system tests for security policy evolu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ast and precise points-to analysis with incremental CFL-reachability summarisation: preliminary experienc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securing permission-based software by reducing the attack surface: an application to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COPES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 vector machines for anti-pattern detec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etection of embedded code smells in dynamic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Boreas: an accurate and scalable token-based approach to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factorings without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API migration in a user-extensible refactoring tool for Erlang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mobile devices for collaborativ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generating and adapting model constraints to support co-evolution of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daptability of model comparison too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common web application vulnerabilities from input validation and sanitization cod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oftware defect prediction using semi-supervised learning with dimension reduc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Healing online service systems via mining historical issu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evaluation of syntax error recover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MaramaAI: tool support for capturing and managing consistency of multi-lingu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UITest: a Java library for fully automated GUI robustness tes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Observatory of trends in software related microblog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rcade.PLC: a verification platform for programmable logic controller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est suite selection based on traceability annot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PuMo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Weave droid: aspect-oriented programming on Android devices: fully embedded or in the cloud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price: a tool for engineering adaptive privac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JstereoC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HESS: a model-driven engineering tool environment for aiding the development of complex industri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CHESS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YMake: a build code analysis and refactoring tool for makefil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Quokka: visualising interactions of enterprise software environment emulator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municating continuous integration servers for increasing effectiveness of automated tes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Zoltar: an eclipse plug-in for testing and debugg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mantic patch inferenc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InDetector: a framework for knowledge-based requirements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REInDetecto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ormal verification techniques for model transformations specified by-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model-driven parser generator with reference resolution suppor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operty-preserving program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software complexity by means of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dentifying refactoring sequences for improving software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5" office:value-type="string" calcext:value-type="string">
            <text:p>Evento</text:p>
          </table:table-cell>
          <table:table-cell table:style-name="ce155" office:value-type="string" calcext:value-type="string">
            <text:p>Paper – 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5" office:value-type="string" calcext:value-type="string">
            <text:p>Software</text:p>
          </table:table-cell>
          <table:table-cell table:style-name="ce155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ound-up: Runtime checking quasi linearizability of concurrent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traint-based automatic symmetry detec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oving MCAPI executions are correct using SM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data race prediction with incremental reasoning on time-stamped lock histo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IEtrace: Platform independent executable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PIEtrac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efficiency of dynamic analysis with dynamic dependence summari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parametric runtime verification with deterministic string rewri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dentifying execution points for dynamic analys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perator-based and random mutant selection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esting properties of dataflow program operator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ita: Coverage-guided, automatic testing of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ABRINE: State-based robustness testing of operating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LITZ: Compositional bounded model checking for real-world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Blitz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ger: Parallel analysis of alloy models by range partit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Ranger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pattern-based interaction invariants in Ajax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JSVerifi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model checking for distributed systems with selector-based, non-blocking communic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tudy of repetitiveness of code changes in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istency-preserving edit scripts in model version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JFl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planning for software architecture evolu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synthesizing SQL queries from input-output exampl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DGE: Symbolic example data generation for dataflow progra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stic studies of loop problems for structural test generation via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tropy-based test generation for improv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bad smells in source code using change history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rsonalize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 recommendation of API methods from feature requ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Variability-aware performance prediction: A statistical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calable approach for malware detection through bounded feature space behavior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partition software into least privilege components using dynamic data dependenc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ProgramCutter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inding architectural flaws using constrai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Scori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bug localization using structured information retrieva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veraging program equivalence for adaptive program repair: Models and first resul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characterizing semantic inconsistencies in port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ightweight control-flow instrumentation and postmortem analysis in support of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Csi-c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zing and detecting resource leaks in Android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Reld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table:style-name="ce170" office:value-type="string" calcext:value-type="string">
            <text:p>Dangling references in multi-configuration and dynamic PHP-based Web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172" office:value-type="string" calcext:value-type="string">
            <text:p>DR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ynamically transforming data structur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precise metrics for predicting graph query performanc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zuYu: Learning stateful typestat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ng branching-time scenari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easuring the structural complexity of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calable product line configuration: A straw to break the camel's b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analytics for incident management of online services: An experience repor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comparative analysis of software architecture recovery techniqu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contextual and on-demand code clone management by continuous monitor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potential of polyhedral optimizat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unit testing of large industrial embedded software using concolic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CONBOL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mizing CPU time shortage risks in integrated embedded softwar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based test validation and oracles for data acquisi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interactive rule-based configur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Comment: Mining question and answer sites for automatic commen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system use cases and validations from documen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ulti-user variability configuration: A game theoretic approach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rom comparison matrix to Variability Model: The Wikipedi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arning effective query transformations for enhanced requirements trace retrieva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vironment rematching: Toward dependability improvement for self-adaptiv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oud Twin: Native execution of android applications on the Windows Phon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BFR: A search based approach for reproducing failures of programs with grammar based inpu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PYTH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domizing regression tests using game theor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inference of classifications and dependencies for combinatorial tes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dding context to fault localization with integration coverag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Using automatically generated invariants for regression testing and bug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ass level fault prediction using software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xPort: Detecting and visualizing API usages in large source cod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low Permissions for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pattern-based approach to parametric specification min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mi-automatic generation of metamodels from model sketch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ssessing the maturity of requirements through argumentation: A good enough approach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Natural language requirements quality analysis based on business domai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/code co-refactoring: An MDE approach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ecovering model transformation traces using multi-objective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repair and transformation with Echo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mart Cloud Broker: Finding your home in the cloud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CRA: A tool for checking the refinement of temporal contrac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bounded model checker LLBMC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CSe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testing of cloud-based elastic systems with AUToCL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ol support for automatic model transformation specification using concrete visualis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Cmutator: A mutation generator for concurrency constructs in multithreaded C/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rushinator: A framework towards game-independent tes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x4Fun: A web-based environment for educational gaming via automated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veloping self-verifying service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RAM: A tool for transforming textual requirements into analysis mode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Probe: A lightweight user-level dynamic instr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fixing emergent behaviors in Distributed Software Systems using a message content independent method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ynthesizing fault-tolerant programs from deontic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upporting bug investigation using history analysi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text-aware task allocation for distributed agile tea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eventing erosion of architectural tactics through their strategic implementation, preservation, and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55" office:value-type="string" calcext:value-type="string">
            <text:p>Evento</text:p>
          </table:table-cell>
          <table:table-cell table:style-name="ce155" office:value-type="string" calcext:value-type="string">
            <text:p>Paper – 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5" office:value-type="string" calcext:value-type="string">
            <text:p>Software</text:p>
          </table:table-cell>
          <table:table-cell table:style-name="ce155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analysis of multithreaded programs for performance modeling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Behavioral resource-aware model inference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rgeted test input generation using symbolic-concrete backward execution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scriminating influences among instructions in a dynamic slic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159" office:value-type="string" calcext:value-type="string">
            <text:p>DOMPLE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tinuous test generation: enhancing continuous integration with automated test generation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everaging existing tests in automated test generation for web applications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Testiliz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unit test generation for classes with environment dependencies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ding HTML presentation failures using image comparis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celerated test execution using GPU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70" office:value-type="string" calcext:value-type="string">
            <text:p>Seeking the User Interfac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terrogative-guided re-ranking for question-oriented software text retrieva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 empirical study on reducing omission errors in practice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usion fault localizer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70" office:value-type="string" calcext:value-type="string">
            <text:p>Automated Variability Analysis and Testing of an E-Commerce Site. An Experience Repor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efFinder: getting the right preference in configurable software systems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PrefFind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L testing of highly configurable continuous controllers: scalable search using surrogate models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70" office:value-type="string" calcext:value-type="string">
            <text:p>Assertion Guided Abstraction: A Cooperative Optimization for Dynamic Partial Order Reduc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bolic state validation through runtime data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erifying self-adaptive applications suffering uncertainty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70" office:value-type="string" calcext:value-type="string">
            <text:p>Automated Synthesis and Deployment of Clou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current transformation components using contention context sensors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ssigning time budgets to component functions in the design of time-critical automotive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70" office:value-type="string" calcext:value-type="string">
            <text:p>symMMU: Symbolically Executed Runtime Libraries for Symbolic Memory Acces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valuation of string constraint solvers in the context of symbolic execution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STRANG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cremental symbolic execution for automated test suite maintenance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70" office:value-type="string" calcext:value-type="string">
            <text:p>Program Analysis for Secure Big Data Processing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SP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ulti-objective optimization in rule-bas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nderstanding performance stairs: elucidating heuristic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bining rule-based and information retrieval techniques to assign software change reques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ation system for software refactoring using innovization and interactive dynamic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ing refactorings based on team co-maintenance patter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ver: precise dynamic impact analysis using dependence-based trace pruning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Div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159" office:value-type="string" calcext:value-type="string">
            <text:p>Rê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70" office:value-type="string" calcext:value-type="string">
            <text:p>An Empirical Evaluation and Comparison of Manual and Automated Test Selec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ming test inputs for separation assurance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nsferring an automated test generation tool to practice: from pex to fakes and code digger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gels and monsters: an empirical investigation of potential test effectiveness and efficiency improvement from strongly subsuming higher order mut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70" office:value-type="string" calcext:value-type="string">
            <text:p>Scaling Exact Multi-Objective Combinatorial Optimization by Paralleliza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42 variability bugs in the linux kernel: a qualitative analysis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the formalization of product comparison matrices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159" office:value-type="string" calcext:value-type="string">
            <text:p>Lo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stical Learning Approach for Mining API Usage Mappings for Code Migration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patibility testing using patterns-based trace comparis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ersonas in the middle: automated support for creating personas as focal points in feature gathering foru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structing adaptive configuration dialogs using crowd data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lidating Ajax Applications Using a Delay-Based Mutation Technique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JSPrevent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70" office:value-type="string" calcext:value-type="string">
            <text:p>Static, lightweight includes resolution for PHP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159" office:value-type="string" calcext:value-type="string">
            <text:p>PHP 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formation flows as a permission mechanism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70" office:value-type="string" calcext:value-type="string">
            <text:p>Improving the Accuracy of Oracle Verdicts Through Automated Model Steer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domain-specific C verification with mbeddr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attern-based auto-completion of UML model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bstraction-aware verifying compiler for yet another MDD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covery: Toward Generic Automatic Document Recovery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Docovery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xact and approximate probabilistic symbolic execution for nondeterministic programs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159" office:value-type="string" calcext:value-type="string">
            <text:p>Derai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70" office:value-type="string" calcext:value-type="string">
            <text:p>Tracking Down Root Causes of Defects in Simulink Mode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he confidence in our k-tai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ocalization of concurrency bugs using shared memory access pair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owards self-healing smartphone software via automated patching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nimal strongly unsatisfiable subsets of reactive system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roidmarking: Resilient Software Watermarking for Impeding Android Application Repackag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rom out-place transformation evolution to in-place model patching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70" office:value-type="string" calcext:value-type="string">
            <text:p>Using Visual Dataflow Programming for Interactive Model Comparis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NeedFeed: taming change notifications by modeling code relevanc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tive code search: incorporating user feedback to improve code search relevanc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silient user interface level tes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udying task allocation decisions of novice agile teams with data from agile project management too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iE: programming in eliza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70" office:value-type="string" calcext:value-type="string">
            <text:p>Search-Based Inference of Polynomial Metamorphic Rela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dynamic analysis to support object-sharing code refactorings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anguage fuzzing using constraint logic programm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ing software build processes to uncover license compliance inconsistencies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verification of interactions in asynchronous systems with unbounded buffer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70" office:value-type="string" calcext:value-type="string">
            <text:p>Towards an Intelligent Domain-Specific Traceability Solu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requirements analysis for a molecular watchdog timer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ormalisation of the integration of behavior tre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early defects detection in use case documents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Crash: Selective Recording for Reproducing Crashes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SymCrash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otential biases in bug localization: do they matter?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MIC: locating and understanding bugs by analyzing mimicked execu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70" office:value-type="string" calcext:value-type="string">
            <text:p>Workspace Updates of Visual Mode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eta-Model validation and verification with MetaBes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web based UML modeling tool with touch scree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eSAME: modeling and analyzing high-quality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159" office:value-type="string" calcext:value-type="string">
            <text:p>MPAnalyz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recrow: a tool for web application analysis and reu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CoTest: a tool for model-in-the-loop testing of continuous controller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8Cage: lightweight fault-based test generation for simulink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BGT tool: an integrated modeling and testing environment for pattern-bas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upFinder: integrated tool support for duplicate bug report detection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gIR: the conceptual design and evaluation of an augmented interaction room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requirements monitoring infrastructure for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mbrace your issues: compassing the software engineering landscape using bug report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ssues of automated software composition in AI plann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proposal for revisiting coverage testing metric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riability-aware change impact analysis of multi-language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mprovement of applications' stability through robust APIs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odel-Driven Development of Content Management Systems based on Joomla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70" office:value-type="string" calcext:value-type="string">
            <text:p>Fine-grained and Accurate Source Code Differencing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159" office:value-type="string" calcext:value-type="string">
            <text:p>GumTr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70" office:value-type="string" calcext:value-type="string">
            <text:p>HUSACCT: architecture compliance checking with rich sets of module and rule types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SIM</text:p>
          </table:table-cell>
          <table:table-cell table:style-name="ce159" office:value-type="string" calcext:value-type="string">
            <text:p>HUSACC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70" office:value-type="string" calcext:value-type="string">
            <text:p>A tool chain for generating the description files of highly avail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70" office:value-type="string" calcext:value-type="string">
            <text:p>Determining the most probable root causes of run-time errors in simulink model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table:style-name="ce170" office:value-type="string" calcext:value-type="string">
            <text:p>Utilizing feature location techniques for feature addition and feature enhancement</text:p>
          </table:table-cell>
          <table:table-cell table:style-name="ce171"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table:style-name="ce155" office:value-type="string" calcext:value-type="string">
            <text:p>Evento</text:p>
          </table:table-cell>
          <table:table-cell table:style-name="ce155" office:value-type="string" calcext:value-type="string">
            <text:p>Paper – 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5" office:value-type="string" calcext:value-type="string">
            <text:p>Software</text:p>
          </table:table-cell>
          <table:table-cell table:style-name="ce155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Rank for Question-Oriented Software Text Retrieval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Emails Content Analyzer: Intention Mining in Developer Discuss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do Developers Document Database Usages in Source Code? (N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fficient Data Model Verification with Many-Sorted Logic (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2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terpolation Guided Compositional Ver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RUST: A Bounded Verifier for Ru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CRUS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l LTL Specification Mining (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ave We Seen Enough Traces? (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tracting Visual Contracts from Java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ergizing Specification Miners through Model Fissions and Fusions (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volutionary Robustness Testing of Data Processing Systems Using Models and Data Mut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ynamically Testing GUIs Using Ant Colony Optimization (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 Analysis: Searching for Faults in Test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rray Shadow State Compression for Precise Dynamic Race Detec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SLIMSTAT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ast and Precise Symbolic Analysis of Concurrency Bugs in Device Driver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WHOO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JaConTeBe: A Benchmark Suite of Real-World Java Concurrency Bug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Fixtures for JavaScript Unit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CONFIX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o Automatically Generated Unit Tests Find Real Faults? An Empirical Study of Effectiveness and Challenges (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Program-Analysis-Guided Random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udy and Refactoring of Android Asynchronous Programming (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the Software Quality of Android Applications Along Their Evolu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verse Engineering Mobile Application User Interfaces with REMAUI (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How: Effective Code Search Based on API Understanding and Extended Boolean Model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CodeHow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: Automated RESTful API Documentation Using an HTTP Proxy Server (N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and Analyzing Cross-Cutting Activities in Developers' Daily Work (N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 Automated Framework for Recommending Program Elements to Novices (N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agging of Software Projects Using Bytecode and Dependencies (N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pairing Programs with Semantic Code Search (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ixing Recurring Crash Bugs via Analyzing Q\&amp;A Sit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arch-Based Synthesis of Probabilistic Models for Quality-of-Service Software Engineer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zing Web Element Locators (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st-Efficient Sampling for Performance Prediction of Configurable Systems (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edicting Delays in Software Projects Using Networked Class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erformance Prediction of Configurable Software Systems by Fourier Learning (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Driven Allocation Engineering (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nfiguration-Aware Change Impact Analysi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ng the Extraction of Model-Based Software Product Lines from Model Variants (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caling Size and Parameter Spaces in Variability-Aware Software Performance Models (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ecuting Model-Based Tests on Platform-Specific Implementations (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est Input Generation for Android: Are We There Yet?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ing Cross-Platform Mobile App Development Framework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AMI: Defect Prediction on Unlabeled Datasets (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utation-Based Fault Localization for Real-World Multilingual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mbining Deep Learning with Information Retrieval to Localize Buggy Files for Bug Reports (N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uzzing the Rust Typechecker Using CL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CA: An Efficient Two-Mode Meta-Heuristic Algorithm for Combinatorial Test Generation (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ally Generating Test Templates from Test Names (N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gion and Effect Inference for Safe Parallelism (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Optimistic Shared Memory Dependence Tracing (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 Checking Task Parallel Programs Using Gradual Permissions (N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actically Tunable Static Analysis Framework for Large-Scale JavaScript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JavaScript Web Applications in the Wild via Practical DOM Model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SAFEWApp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Variable Feature Usage Patterns in PH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Generate Pseudo-Code from Source Code Using Statistical Machine Transl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ivide-and-Conquer Approach for Multi-phase Statistical Migration for Source Code (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eriences from Designing and Validating a Software Modernization Transformation (E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loiting Domain and Program Structure to Synthesize Efficient and Precise Data Flow Analys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cess-Path Abstraction: Scaling Field-Sensitive Data-Flow Analysis with Unbounded Access Path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py and Paste Redeemed (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tecting Broken Pointcuts Using Structural Commonality and Degree of Interest (N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vert Communication in Mobile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Window Transition Graphs for Android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SPAR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ring Analysis of Android Applic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mantic Slicing of Software Version Histori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CSLIC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History Granularity Transform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Quantification of Software Changes through Probabilistic Symbolic Execution (N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 Detection of Potential Layout Faults Following Changes to Responsive Web Page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REDECHEC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ing a DSL-Based Approach for Event-Based Monitoring of Systems of Systems: Experiences and Lessons Learned (E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Qualifiable Avionics Software: An Experience Report (E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Verified is My Code? Falsification-Driven Verific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ining User Opinions in Mobile App Reviews: A Keyword-Based Approach (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"What Parts of Your Apps are Loved by Users?"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SUR-M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nsemble Methods for App Review Classification: An Approach for Software Evolution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ReMinds Tool Suite for Runtime Monitoring of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RIVER -- A Platform for Collaborative Framework Understand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ool Support for Analyzing Mobile App Review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commending API Usages for Mobile Apps with Hidden Markov Mode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LYAQ: Enabling Non-expert Users to Specify and Generate Missions of Autonomous Multicopter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azy-CSeq: A Context-Bounded Model Checking Tool for Multi-threaded C-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Lazy-CSeq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 in Action: An Automated RESTful API Doc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one Merge -- An Eclipse Plugin to Abstract Near-Clone C++ Method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Pseudo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CIV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factorings for Android Asynchronous Programm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table:number-columns-repeated="2" office:value-type="string" calcext:value-type="string">
            <text:p>SIM</text:p>
          </table:table-cell>
          <table:table-cell table:style-name="ce159" office:value-type="string" calcext:value-type="string">
            <text:p>G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D: Tool for Synthesizing Web Element Locator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iPL -- A Delta-Based Modeling Framework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Based Testing of Stateful APIs with Modbat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tivitySpace: A Remembrance Framework to Support Interapplication Information Need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vestigating Program Behavior Using the Texada LTL Specifications Min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Texad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iMPAcT Tool: Testing UI Patterns on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159" office:value-type="string" calcext:value-type="string">
            <text:p>iMPA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asuring Object-Oriented Design Principl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bility of Self-Adaptive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taMod: A Modeling Formalism with Modularity at Its Core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Generic Framework for Concept-Based Exploration of Semi-Structured Software Engineering Data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Understanding, Refactoring, and Fixing Concurrency in C\#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Message-Passing Architecture without Public Ids Using Send-to-Behavior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Exchange: Supporting Reformulation of Internet-Scale Code Queries in Context (T)</text:p>
          </table:table-cell>
          <table:table-cell table:number-columns-repeated="2" office:value-type="string" calcext:value-type="string">
            <text:p>-</text:p>
          </table:table-cell>
          <table:table-cell table:style-name="ce159"/>
          <table:table-cell table:number-columns-repeated="1018"/>
        </table:table-row>
        <table:table-row table:style-name="ro1">
          <table:table-cell table:style-name="ce155"/>
          <table:table-cell table:style-name="ce155" office:value-type="string" calcext:value-type="string">
            <text:p>Paper – 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5" office:value-type="string" calcext:value-type="string">
            <text:p>Software</text:p>
          </table:table-cell>
          <table:table-cell table:style-name="ce155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table:style-name="ce158"/>
          <table:table-cell table:style-name="ce3" office:value-type="string" calcext:value-type="string">
            <text:p>Total</text:p>
          </table:table-cell>
          <table:table-cell table:style-name="ce16" table:formula="of:=COUNTIF([.C1:.C1552]; &quot;SIM&quot;)" office:value-type="float" office:value="286" calcext:value-type="float">
            <text:p>286</text:p>
          </table:table-cell>
          <table:table-cell table:style-name="ce17" table:formula="of:=COUNTIF([.D1:.D1552]; &quot;SIM&quot;)" office:value-type="float" office:value="41" calcext:value-type="float">
            <text:p>41</text:p>
          </table:table-cell>
          <table:table-cell table:style-name="ce158" table:number-columns-repeated="2"/>
          <table:table-cell table:number-columns-repeated="1017"/>
        </table:table-row>
        <table:table-row table:style-name="ro1" table:number-rows-repeated="1046947">
          <table:table-cell table:number-columns-repeated="1023"/>
        </table:table-row>
        <table:table-row table:style-name="ro2" table:number-rows-repeated="7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Papers SBES" table:style-name="ta1">
        <office:forms form:automatic-focus="false" form:apply-design-mode="false"/>
        <table:table-column table:style-name="co6" table:default-cell-style-name="ce156"/>
        <table:table-column table:style-name="co2" table:default-cell-style-name="ce156"/>
        <table:table-column table:style-name="co3" table:default-cell-style-name="ce161"/>
        <table:table-column table:style-name="co3" table:default-cell-style-name="ce164"/>
        <table:table-column table:style-name="co7" table:default-cell-style-name="ce156"/>
        <table:table-column table:style-name="co5" table:default-cell-style-name="ce156"/>
        <table:table-column table:style-name="co3" table:number-columns-repeated="1017" table:default-cell-style-name="ce168"/>
        <table:table-column table:style-name="co3" table:default-cell-style-name="Default"/>
        <table:table-row table:style-name="ro1">
          <table:table-cell table:style-name="ce155" office:value-type="string" calcext:value-type="string">
            <text:p>Evento</text:p>
          </table:table-cell>
          <table:table-cell table:style-name="ce155" office:value-type="string" calcext:value-type="string">
            <text:p>Titulo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5" office:value-type="string" calcext:value-type="string">
            <text:p>Ferramenta</text:p>
          </table:table-cell>
          <table:table-cell table:style-name="ce155" office:value-type="string" calcext:value-type="string">
            <text:p>Anotaco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Visualizando o Fluxo de Controle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xecução Controlada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PROTESTE: Projeto de uma Ferramenta para Teste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Ambientes de Programação com Mistura de Linguagens: comunicação entre os módulos de um progra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Orientação para Objetos em SMALLTALK-80: Uma Abordagem eficaz para a Construção de Sistema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PAFUNCio: Uma Ferramenta de Avaliação de Desempenho de Aplic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Um Sistema Especialista para Estimativa de Custos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Ferramenta para Planejamento e Controle de Pro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Dicionário de Dados para Anál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ditor de Gráfico de Estrutura: uma ferramenta para apoio ao Projeto Estrutur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Requisitos de Ambientes de Engenharia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Ferramenta Automatizada para Desenvolvimento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Ambiente de Desenvolvimento de Software utilizando a Metodologia SAD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Modelo de Qualidade para Métodos e Linguagens de Especific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Deriving Applicative Programs from Formal Specific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specificação Executável de um Formatador de 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Uma Linguagem para Especificação de Requisitos de Software de Tempo 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LETRICAL: Uma Linguagem para Pesquisa em Programação Concorr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APOS. <text:s/>Ambiente para o Projeto e Operação de Sist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Sistema de Auxilio ao Projeto de Protocolos de Comunicação Redes de Computado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ITIS: Um Ambiente de Ferramentas Integradas para Desenvolvimento de Sistemas Interativ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DFDEEDIT - Editor de DFD Integrado com Dicionário de Da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Editor de F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Ferramenta de Software para o Desenvolvlmento do Ciclo de Vida de um Projeto em Banco de Dados a partir de técnicas de Inteligência Artific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7</text:p>
          </table:table-cell>
          <table:table-cell office:value-type="string" calcext:value-type="string">
            <text:p>Um Monitor para Apoio a Programação em Lógica</text:p>
          </table:table-cell>
          <table:table-cell table:number-columns-repeated="1022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Controle de Qualidade do Software para Área Científ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Proposta de Desenvolvimento de Software com Orientação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O Método JSD como Apoio à Programação Modular e Orientada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Seleção de Casos de Testes Baseada em Fluxo de Dados Através dos Critérios Potenciais US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Tipos Abstratos de Dados em Comunicação Gráfica e Processamento de Image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Especificação Formal de Sistemas Distribuídos Usando Z e Sistemas de Transi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GEMS - Um Gerenciador de Módul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LINKS em um Sistema de Hiper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Um Depurador Multilinguagem em um Ambiente de Desenvolvlmen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Um Sistema para Execução de Especificações JS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Programação Dinâmica e Método Gulo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Uma Proposta de Integração de Software tipo CASE com Sistemas Especialist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Implementação de um Editor de Diagramas Generaliz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O Processo de Instanciação do Sistema SEM para Criação de um Ambiente de Apoio a um Método de Desenvolvimento de Sist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8</text:p>
          </table:table-cell>
          <table:table-cell office:value-type="string" calcext:value-type="string">
            <text:p>Ambiente de Concepção de Software para Sistemas Distribuídos, Baseado em Rede de Petri</text:p>
          </table:table-cell>
          <table:table-cell table:number-columns-repeated="1022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Strategic Directions in Software Enginetring: Past, Present and Fu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LegoShell: Linguagem de Comput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Simulação de Especificações LOTOS Usando Linguagens Funcion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xperience in Parallelizing Large Application Progra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A Linguagem de Programação CHI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O Uso de Pontos de Vista na Elicitação de Requisi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specificação de Sistemas de Informação de Escritórios: A Metodologia T. A. &amp; 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Representação Gráfica para LO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eta-Modelos para Ferramentas Genéricas Integráveis ao Ambiente SIP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On Supporting De-centralized Large-Scale Software Proces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LindA: Uma Linguagem de Autoria Automática para Hiper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 Editor Híbrido (Texto e Diagramas) Orientado por Estruturas (do Tipo Grafo e Árvor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Hipertexto: O Projeto do Sistema 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Protótipos Funcionais a Partir de Especificações em VD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specificação de Um Programa de Matrícula Usando VD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étodos Formais para Desenvolvimento de Software Orientado a Objetos: um Estudo de Caso, o Projeto GA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SAES - Sistema de Apoio Especificação de Sist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Desenvolvimento de Algoritmos Aproximativos por Acercamento: Especificação Form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odelando a Determinação de Potenciais DU-Caminhos Através da Análise de Fluxo de Da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A Reutilização de Software do Ponto de Vista de uma Teoria Formal de Metáfor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a Ferramenta para Auxílio na Reutiliza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ecanismo de gerenciamento de versões e configurações do A_H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 Sistema de Gerenciamento de Projet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Modelagem dos Dados de um Ambiente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Uma Formalização em IM C: o Modelo DOD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Especificação de um Gerenciador Orientado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89</text:p>
          </table:table-cell>
          <table:table-cell office:value-type="string" calcext:value-type="string">
            <text:p>Aspectos de Epistemologia do Software</text:p>
          </table:table-cell>
          <table:table-cell table:number-columns-repeated="1022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Tradução de Tipos de Especificação para Protótip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Modelo de Referência para Especificação Formal de Sistemas Operacionais Distribuí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O Uso das Semânticas Indutiva e Denotacional na Tradução Fonte a Fonte de Linguagens de Program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Especificação Formal de Instâncias Excepcion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a Ferramenta Incremental para Apoiar a Gera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O Uso de Gramática de Atributos na Formatação de Notações Diagramát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Graedius: Uma Proposta para Definição de Interfaces Baseada em Gramática de Atribu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Modelagem de Dados de Aplicações não Convencionais: Um Estudo de Ca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Modelagem de Sistemas de Software com Redes de Petri Estocást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Redes de Petri Hierárqu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O Uso de Hipertexto na Elicitação de Linguagens da Aplic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An Experience in Building an Object - Object Oriented Prototype of an Advanced Hypertext 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Ambiente de Apoio ao Teste Estrutural de Progra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a Metodologia para Cálculo da Complexidade de Algoritm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 Meta-Editor de Estrutur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Apoio por Computador à Criação de Especificações Operacion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Um Dicionário de Dados para um Editor Diagramático Generaliza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0</text:p>
          </table:table-cell>
          <table:table-cell office:value-type="string" calcext:value-type="string">
            <text:p>Especificação de uma Ferramenta de Apoio a Reutilização de Software no Desenvolvimento Orientado a Objetos</text:p>
          </table:table-cell>
          <table:table-cell table:number-columns-repeated="1022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The Evolution from Software Components to Domain Analys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Registro de Decisões e Justificativas de Desenho em Softwares Projetados com a Metodologia JS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Geração de Gerenciadores de Sistemas Reativ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table:style-name="ce168" office:value-type="string" calcext:value-type="string">
            <text:p>Um Gerador de Aplicações para Sistemas Reativ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Objetos de Projeto e Engenharia de Software: um enfoque prátic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Formalização de Conceitos em Gerência de Configur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MVC: Um Modelo para Controle de Versões e Configur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Ambiente de Controle de Configuração da Central Telefônica TROPICO - 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Canonicus: Um Modelo para Portabilidade de Programas Interativ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Validação de Métricas para Uso em Modelos Gerenciais de Desenvolvimento de Software nas Linguagens Pascal e 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Gerenciamento de Objetos em Sistemas de Hipertexto: Uma Propos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Especificação de Uma Ferramenta para Criação de Módulo de Ajuda Baseada em Hipertext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RE - Engenharia de Software, Um Estudo de Ca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Uma Proposta para a Implementação de Modelos Baseados em Rede de Petri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O Uso de uma Linguagem Semi-formal no Processo de Formalização de Especifica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Small VDM: An Environment for Formal Specification and Prototyping in Small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1</text:p>
          </table:table-cell>
          <table:table-cell office:value-type="string" calcext:value-type="string">
            <text:p>O Projeto e Implementação da Linguagem A</text:p>
          </table:table-cell>
          <table:table-cell table:number-columns-repeated="1022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poio Automatizado à Elicitação de Requisitos: Proposta e Protótipo de Ferramen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The role of Opportunistic Behaviour in Specification Comprehen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Programação Super Estruturada e o Gerador de Programas I M 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Estratégia data-driven no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Software Design Cooperativo: Um Estudo de Ca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DRACO - PUC, Experiências e Resultados de Re-engenharia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 Classification of Object-Oriented Development Methodolog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Execução Exaustiva de Statecha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Árvore de alcançabilidade para Redes Predicado/Transição: Um Método de Redução que Preserva as Propriedades de Anál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 Semântica de Ações de Vírus de Computad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Geração Automática de Especificações de Implementação a partir de Especificações Abstrat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SmallTracer: Um Verificador de Tipos e Condições para Small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Especificação de Requisitos: utilizando um modelo temporal orientado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SMILE: Um Sistema Orientado a Objetos para Simulação de Redes Locais: Projeto, Implementação e Comparações com Simuladores Tradicion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Um Ambiente para o Desenvolvimento baseado na Composição de Aplic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Construção de Ferramentas de Apoio a Projetos Utilizando um Esquema de Bases de Dados com Suporte de Esquemas Suplementa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GOD - Um Gerenciador de Objetos Distribuídos para Ambientes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A Base DELTA e as outras bases de Software de um Ambiente de Desenvolvimento de Software Cooperativo, Distribuído e 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OMNI Sistema de Suporte a Aplicações Distribuí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Um Ambiente Distribuído para Suporte à Configuração Dinâm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Caminhos não Executáveis na Automação das Atividades de Te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2</text:p>
          </table:table-cell>
          <table:table-cell office:value-type="string" calcext:value-type="string">
            <text:p>Critérios Potenciais Usos: Análise da Aplicação de um Benchmark</text:p>
          </table:table-cell>
          <table:table-cell table:number-columns-repeated="1022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Formal Development of Concurrent Systems using Algebraic High-Level Nets and Transform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obre o Teorema da Modularização: Importância e uma Prova por Quocien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emântica Denotacional Legív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a Experiência na Implementação de um Sistema de Tipos Fortes e Polimórfic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Finite Sets: A Case Study on Formal Program Development io the Extencled ML Framewor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 Processo de Re-engenharia Econômico e Efica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Análise da Adoçào de Novas Tecnologias no Processo de Desenvolvimento de Software da Petrobrá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istema de Controle ele Alteração e Configur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The Astra User Interface Libra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Gerência de Projeto Baseado em Design Orientado a Encapsulamento de Dados e a Troca de Mensagens entre Subsistemas Autônom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Execução Programada de StateCha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a Abordagem de Desenvolvimento de Software de Sistemas de Tempo Real Crítico em Arquiteturas Distribuí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Sobre Comportamento de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Os Processos de Compilação e Execução em AURO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Programação Centrada em Instâncias em SMALL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Rationale for Both Nesting and Inheritance in Objec-Oriented Desig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Os Métodos Formais na Análise Orientada pelos Objec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Aplicações Práticas de Especificações Formais Orientadas a Objelos: Um Sistema para Processamento do Eletrocardiograma de Esforç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tilização da Metodologia OMT na Construção de Ferramentas C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Conciliação de Flexibilidade e Verificação Estática em Linguagens Orientada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A Process Model for Quality guided Programm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Uma Estratégia para Geração de Dados de Te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Evaluation of the Cost of Alternate Mutation Strateg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3</text:p>
          </table:table-cell>
          <table:table-cell office:value-type="string" calcext:value-type="string">
            <text:p>HyFor - Uma Ferramenta de apoio a manutenção de software científico</text:p>
          </table:table-cell>
          <table:table-cell table:number-columns-repeated="1022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valiação da Reutilizabilidade de Componente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Reliability Allocation for a Software System with Modular Struc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Testing Predictions of Semiotic Engineering in Human-Computer lntera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presentação da Linguagem Reativa Slncrona 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AI - Um Framework para Suporte a Objetos Visu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FAES - Uma Estratégia para Aquisição de Inform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SERBAC: Uma Estratégia para Definição de Requisi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 Formal Description of an Incremental Type-Checker for 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 Estudo de Caso Real em Refinamento de Específicações Formais Orientada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a Especificação Formal Orientada a Objetos de Redes Neurais Artificia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Comparando o Processo de Modelagem de Técnicas de Análise Orientada a Q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Modelagem de Hipertextos: Uma Experiência com HD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Knowledge Sharing Mechanism of the 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Towards a Viewpoint Oriented Design Methodology for Multi-Processar Real-Time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Geraçao de Código a partir de Modelos Comportamentais Especificados por Statecha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O Uso de Frameworks como Arquiteturas Reutilizáveis na Construçao de Ambientes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ld: Um Sistema de Hipertexto Configurável e Orientado a Objetos para Integrar os Documentos do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 Visual Object-oriented Meta-CASE Environ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Esp: Um Assistente de Especificaça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 Modelo para Construçao e lntegraçao de Ferrament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QUORUM - Um SSDG para o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Um Estudo sobre Ferramentas de Apoio para o Projeto de Sistemas de Banco de Da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dequaçao do Ambiente A_HAND para o Ens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RCoPAS: Um Ambiente para Recuperação Cooperativa do Projeto ArquitetOnico de Sistem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Software Process and Assistance Modelling: The Case of the UPSSA T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plicação da Análise de Mutantes na Validação de Especificações Baseadas em Redes de Petr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Constrained Mutation in C Progra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Caminhos Nao Executáveis no Teste de Integração: Caracterização, Previsao e Determin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Métrica de Complexidade de Software Baseada em Critério de Seleçao de Caminhos de Te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4</text:p>
          </table:table-cell>
          <table:table-cell office:value-type="string" calcext:value-type="string">
            <text:p>A Influência da Configuração de Software na Manutenção</text:p>
          </table:table-cell>
          <table:table-cell table:number-columns-repeated="1022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Frame BD- Uma Infra-Estrutura para Construção de Ambientes Integrados para Projet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Gramáticas de Grafos e Objetos para Suporte a Notações Diagramáticas em Ambientes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Visando o Reuso Formalmente Justificado de Especific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Um Enfoque Multiformalismos para Especificação de Sistemas de Segurança Críti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Uma Abordagem para Especificação e Verificação de Sistemas Dependentes do Temp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Uma Arquitetura para Interfaces Inteligentes e Amigáve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Modelo de Objetos para Construção de Interfaces Visuais Dinâm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Exception Handling in a Strongly Typed Object Oriented Langu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O Uso de Técnicas Visuais e Navegacionais para a Compreensão de Frameworks Orientado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Modelagem Dinâmica OO: Uma Análise Comparativa de Técn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Geração de Dados de Teste : Uma Estratégia que Preserva a Hierarquia de Critér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Integrando Injeção de falhas e Testes formais na Validação da Tolerância a Falh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A G-NET based Environment for Logical and Timing Analysis of Software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Concurrency and Syochronisation in Ect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O Método KADS-estendi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R-Cycle: Um Molde para o Processo de Produção, Disponibilização e Evolu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Aspectos não Tecnológicos Envolvidos no Desenvolvimento de Software: Um Estudo de Ca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Estudo das Interações Humanas no Processo de Desenvolviment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Engenharia Reversa Orientada a Objetos do Ambiente StatSim: Método Utilizado e Resultados Obtid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The Development of Multimedia Hypermedia Applications as Evolutionary, Prototyping-Based Requirements Enginee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Integrando Processos de Negócio à Elicitação de Requisi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O Uso do Paradigma Transformacional no Porte de Programas Cob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5</text:p>
          </table:table-cell>
          <table:table-cell office:value-type="string" calcext:value-type="string">
            <text:p>Reutilização de Modelos de Requisitos por Analogia: Experimentação e Conclusões</text:p>
          </table:table-cell>
          <table:table-cell table:number-columns-repeated="1022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A Refinement Theory for Concurrent Object Oriented Languag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Real Time Formal Specification using VDM+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On Deriving Statecharts Supervision Models from SDL Specifications Using SS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Recuperação de Componentes em Bibliotecas de Software: Uma Abordagem Conexionist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De Occam para o Transputer: Compilação via Reescrita de Term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A Construção de um Gerador de Programas Aplicativos Segundo Conceitos de Análise de Domín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ditores Gráficos para Estruturas com Composi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 Framework Reflexivo para Ferramentas de Visualização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Desenvolvimento de Sistemas Orientados a Objetos Utilizando o Sistema Transformacional Draco-Pu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Towards an Environment to Support Requirements Formalis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Ambiente para Representação de Mútiplas Visões de Requisitos: O Metamodelo e uma Linguagem de Transform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valuating User Disorientation: A Comparison of Hypertext aod Continuous Zooming Interfac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xtensões ao HMBS para Especificação de Apresentações Hipermídi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a Ferramenta para Auxílio no Processo de Verificação de Especificações em RT- Lo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Proposta de uma Ferramenta Para Elaboração e Monitoração de Aplicações <text:s/>Distribuí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Software Design Baseado em Subsistemas Autônomos- Focalizando o Reu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Task Allocation Strategies: A Study with a Multi-Agents System in Fully Distributed lnformation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Em Direção a uma Metodologia para o Desenvolvimento de Frameworks de Aplicação Orientado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Contextual Coordination between Ob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 Ambiente Para Sonorização Não Intrusiva De Aplicações Orientadas a Obje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6</text:p>
          </table:table-cell>
          <table:table-cell office:value-type="string" calcext:value-type="string">
            <text:p>Uma Avaliação das Arquiteturas para lnteroperabilidAde entre Objetos</text:p>
          </table:table-cell>
          <table:table-cell table:number-columns-repeated="1022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Introdução ao Ambiente Visual Spi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On the Design of Bouncer: A Robust and Flexible License Management Service for Avoiding Illegal Use of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licitação dos Requisitos de Meta-Ambientes de Engenharia de Software Através da Análise de Negóc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Definindo Requisitos Não Funcionai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mbiente "CASE" com Múltiplas Visiões de Requisitos e Implementação Automática utilizando o Sistema Transformacional Drac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Uma Abordagem 3D para a Visualização de Padrões de Projet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onstrução de um Framework para Sistemas Controladores de Trens Utilizando Padrões de Projeto e Metapadrões.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Uma Abordagem Reflexiva para a Construção de Frameworks para Interfaces Homem-Computador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Suporte dos Padrões à Evolução de Processos de Desenvolvimento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ssistência Inteligente ao Processo de Engenharia de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 Framework for Developing Conligurable Object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MakeD - Make Distribuíd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Graph Grammars for the Specification of Concurrent System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Validação de Especificações Formais de Sistemas Dependentes de Tempo Através de Simulaçl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lntrodução da Reutilização em uma Empresa Brasileira de Produção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volução de uma Ferramenta de Gerenciamento de Configuração de Software através da Engenharia Reserv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plicando Reuso de Software na Construção de Ferramentas de Engenharia Reven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omponente Gerenciador de Dados Configuráve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Suporte por Computador ao Desenvolvimento Cooperativo de Software: Classificação e Proposta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lncorporando Funcionalidades de Suporte ao Trabalho Cooperativo em Ferramentas de Hipertext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BRight: A Distributed System for Web Information lndexing and Search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GILua A Multi-Paradigmatic Tool for Creating Dynamic WWW Pag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Um Modelo FUZZY para Avaliação da Qualidade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Cobertura dos Critérios Potenciais-Usos e a Confiabllidade do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stratégia de Geração de Dados de Teste Baseada na Análise Simbólica e Dinâmica do Program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Teste de Integração: Projeto de Operadores para o Critério Mutação de Interfac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plicação do Critério Análise de Mutantes na Validação de Especificações Baseadas em Statechart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valiação do Impacto da Minimização de Conjuntos de Casos de Teste no Custo e Eficácia do Critério Análise de Mutant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Igrep - Um Sistema para Busca Aproximada em Textos Indexad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Geração AutomáticaTeste de Documentação a partir do código font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SlSCO-RIO: Um Sistema Assíncrono para Apoiar a Preparação de Reuniõ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Multiview : Requirements Modeling and Formalisation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PROTEUMJIM : Uma Ferramenta de Apoio ao Teste de lntegrad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Desenvolvimento Integrado de Sistemas Especialistas Através de Ferramenta RAD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lquimista : Uma Ferramenta para Desenvolvimento Visual de Software Paralelo para Modelos de Programaçlo bueados em Memória Compartilhad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Editor Cooperativo para Dlagramaçlo de Software O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ToolRC : Ferramenta CASE Orientada a Obje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7</text:p>
          </table:table-cell>
          <table:table-cell office:value-type="string" calcext:value-type="string">
            <text:p>Ambiente Memphis: Estágio Atua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Specifying Dynamic Distributed Software Architectu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Model-Checking Processes with States: An Industrial Case Study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atterns in CSCW Model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Estrategias para la ldentificación de Reglas de Negoci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Medição de Software para Pequenas Empresas: Uma Solução Baseada na Web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 Sistema de Apoio ao Teste de Programas Orientados a Objetos com uma Abordagem Reflexiv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a Contribuição para a Determinação de um Conjunto Essencial de Operadores de Mutação no Teste de Programas C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Ferramentas de suporte à construção de aplicações de segmentação de Imagens digitai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adrão State Reflexivo: Refinamento do Padrão de Projeto State para uma Arquitetura Reflexiv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arametrização de Componentes de Especificação com Preservação de Semântic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 Sistema de Padrões para Software Criptográfico Orientado a Obje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a Arquitetura Transformacional de Apoio a Manutenção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ÁBACO: Um Ambiente de Desenvolvimento Baseado em Objetos Distribuídos Configurávei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Gerenciamento do Processo de Desenvolvimento Cooperativo de Software no Ambiente PROSOFT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Modularizando a Gerência de Configuração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PhotoPixJ: Plataforma em Java para Implementação de Algoritmos de Processamento Digital de Imagen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Um Editor Diagramático para Desenvolvimento de Sistemas de Informação na Internet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ACE: Um Agente de Compras na Internet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Aspectos de Herança em uma Ferramenta de Modelagem de Sistemas Baseada em Redes de Petri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Formalização de Heurísticas para o Apoio a Modelagem de Sistemas Orientados a Obje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8</text:p>
          </table:table-cell>
          <table:table-cell office:value-type="string" calcext:value-type="string">
            <text:p>Transição Entre Projeto e Implementação de Sistemas Paralelos de Tempo-Real Usando o Gerador de Programas Paralel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 Mechanism for Assessing Class Interactions Using Dynamic Coupling During the Analysis Ph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a Infra-estrutura de Apoio à Aquisição Cooperativa de Conhecimento em Engenharia de Domíni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spectos de Validação do Método de Engenharia Reversa Fusion-RE/I aplicado a um Sistema Hipermídi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ssist-Pro: Um Assistente Baseado em Conhecimento para Apoiar a Definição de Processos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utômatos Finitos: um Formalismo para Cursos na Web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CASE Orientada a Objetos com Múltiplas Visões e Implementação Automática de Sistemas - MVCAS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Configurando Protocolos de Interação na Abordagem R-RI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Data Flow Based Integration Test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Em Direção a um Modelo de Custos de Desenvolvimento de Software Orientado a Obje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Especificação Formal de uma Ferramenta de Trabalho Colaborativo através da Composição de Objetos Náutilu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Geração Automática de Dados e Tratamento de Não Executabilidade no Teste Estrutural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Integrating Early and Late-Phase Requirements: a Factory Case Study.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Operadores Essenciais de Interface: Um Estudo de Cas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Projeto de uma Arquitetura de Software Reflexiva para a Linguagem Xchart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Reengenharia com Uso de Padrões de Projet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Reengenharia de Software para Plataformas Distribuídas Orientadas a Obje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Suporte ao Desenvolvimento e Uso de Componentes Flexívei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Técnicas, Modelos e Ferramentas para Suporte à Construção de Interfaces em Sistemas de Aplicações Geográfica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Towards Integrating Meta-Level Programming and Configuration Programm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 Estudo sobre a Avaliação do Custo de Aplicação da Análise de Mutantes na Validação de Máquinas de Estados Fini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 Mecanismo de Adaptação para Aplicações Tempo Real Baseado em Computação Imprecisa e Reflexão Computaciona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 Modelo de Classes para um Ambiente de Geração de Programas de Medição de Software Baseados na Web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 Modelo de Simulação de Processos de Software Baseado em Agentes Cooperativ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a Arquitetura para Reduzir a Complexidade e Aumentar a <text:s/>Produtividade do Ciclo de Vida do Desenvolvimento de Sistema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tilização dos Preceitos da Teoria da Atividade na Elicitação dos Requisitos do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GACIV – A REALIDADE VIRTUAL APOIANDO O DESENVOLVIMENTO DE INTERFACES COM A PARTICIPAÇÃO EFETIVA DO USUÁRI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χSUDS-SDL: A TOOL FOR DIAGNOSIS AND UNDERSTANDING SOFTWARE SPECIFICATION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ESTIMATIVA: Uma Ferramenta para Agilizar o Dimensionamento de Projetos no SERPRO com base na metodologia de Análise de Pontos por Funçã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HySCharts: UM AMBIENTE DE AUTORIA E NAVEGAÇÃO PARA A ESPECIFICAÇÃO FORMAL DE APLICAÇÕES HIPERMÍDI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ODYSSEY: INFRA-ESTRUTURA DE REUTILIZAÇÃO BASEADA EM MODELOS DE DOMÍNI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a Ferramenta de Apoio à Aquisição Cooperativa de Conhecimento em Engenharia de Domíni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SIM PROJECT : UMA FERRAMENTA PARA ANÁLISE DE RISCO DO TEMPO DE REALIZAÇÃO DE PROJE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FAST CASE UMA FERRAMENTA CASE PARA O DESENVOLVIMENTO VISUAL DE SISTEMAS ORIENTADOS A OBJE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CASE com Múltiplas Visões de Requisitos e Implementação Automátic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ntes de Propor: uma ferramenta de análise de risco e gerência de portfólio de projetos de sistemas de informaçã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PROTEUM-RS/ST - UMA FERRAMENTA PARA APOIAR A VALIDAÇÃO DE ESPECIFICAÇÕES STATATECHARTS BASEADA NO CRITÉRIO ANÁLISE DE MUTANT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ASPEN - UM AMBIENTE PARA EDIÇÃO, ANÁLISE E SIMULAÇÃO DE REDES DE PETRI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ITOOL – UMA FERRAMENTA PARA INJEÇÃO DE DEFEITOS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R-RIO: UM AMBIENTE PARA SUPORTE À CONSTRUÇÃO E À EVOLUÇÃO DE SISTEMA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SOFTWARE ASSISTENTE NO USO DE COMPONENT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1999</text:p>
          </table:table-cell>
          <table:table-cell office:value-type="string" calcext:value-type="string">
            <text:p>Uma Ferramenta Educacional para Refinamen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69" office:value-type="string" calcext:value-type="string">
            <text:p>Program analysis for the construction of libraries of programming plans applying slic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69" office:value-type="string" calcext:value-type="string">
            <text:p>Integrando requisitos não funcionais à modelagem orientada a obje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69" office:value-type="string" calcext:value-type="string">
            <text:p>Reengenharia orientada a objetos de código legado progress 4G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69" office:value-type="string" calcext:value-type="string">
            <text:p>Searching for expressivity, modularisation, flexibility and standarisation in software process model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69" office:value-type="string" calcext:value-type="string">
            <text:p>Language for stating component quality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69" office:value-type="string" calcext:value-type="string">
            <text:p>A utilização de um processo de aquisição de conhecimento no domínio de engenharia revers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69" office:value-type="string" calcext:value-type="string">
            <text:p>Ambientes de desenvolvimento de software orientados a domíni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69" office:value-type="string" calcext:value-type="string">
            <text:p>Tactics of refinement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70" office:value-type="string" calcext:value-type="string">
            <text:p>A binomial software reliability model based on coverage of structural testing criteri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70" office:value-type="string" calcext:value-type="string">
            <text:p>Reengenharia do projeto do servidor Web JAWS utilizando programação orientada a aspectos</text:p>
          </table:table-cell>
          <table:table-cell table:style-name="ce171"/>
          <table:table-cell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70" office:value-type="string" calcext:value-type="string">
            <text:p>Proteum-RS/PN: a tool to support, edition, simulation and validation of Petri nets based on mutation test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70" office:value-type="string" calcext:value-type="string">
            <text:p>Teste estrutural de software: uma abordagem para aplicações de banco de dados relaciona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70" office:value-type="string" calcext:value-type="string">
            <text:p>Ending session the gap between organisational requirements and object oriented model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69" office:value-type="string" calcext:value-type="string">
            <text:p>SOS: a framework for software reuse over open networks</text:p>
          </table:table-cell>
          <table:table-cell table:style-name="ce171"/>
          <table:table-cell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69" office:value-type="string" calcext:value-type="string">
            <text:p>Study of the knowledge contained in software components' nam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69" office:value-type="string" calcext:value-type="string">
            <text:p>A multi-agent system for domain information discovery and filtering</text:p>
          </table:table-cell>
          <table:table-cell table:style-name="ce171"/>
          <table:table-cell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69" office:value-type="string" calcext:value-type="string">
            <text:p>Uma arquitetura de software para reuso de component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69" office:value-type="string" calcext:value-type="string">
            <text:p>A modular approach to animation of simulation model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70" office:value-type="string" calcext:value-type="string">
            <text:p>Translating HCL into Petri net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0</text:p>
          </table:table-cell>
          <table:table-cell table:style-name="ce169" office:value-type="string" calcext:value-type="string">
            <text:p>ORIXÁS: um ambiente de desenvolvimento de sistemas baseados em conhecimento</text:p>
          </table:table-cell>
          <table:table-cell table:style-name="ce171"/>
          <table:table-cell/>
          <table:table-cell table:style-name="ce159"/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Driving non-functional requirements to use cases and scenari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tilização de sistemas críticos nas atividades de engenharia de domínio e de aplica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sing objects and patterns to implement domain ontologi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PSEE-StaticPolicy: verificação de políticas estáticas em modelos de process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 abordagem APSEE para modelagem e gerência de recursos em ambientes de process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valiação de processo de software baseada em mediçõ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Inspector: um processo de avaliação de progresso para projetos de softw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nalyzing software architecture based on statechart semantic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m meta-modelo para especificação de arquiteturas de software em camad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Identification of framework hot spots using pattern languag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n implementation method for distributed object-oriented applic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n aspect-based approach for developing multi-agent object-oriented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CRE: a systematic method for COTS components selec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Proreuso: um repositório de componentes para Web dirigido por um processo de reu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Reengenharia de software orientada a componentes distribuíd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MuDeL: a language and a system for describing and generating mutant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FCCE: uma família de critérios de teste para validação de sistemas especificados em Estell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Mutant operators for testing concurrent Java program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Intercessão em tempo de implantação - uma abordagem reflexiva para a plataforma J2EE(tm)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Geradores de artefatos: implementação e instanciação de framework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Statecharts estocásticos e queuing statecharts: novas abordagens para avaliação de desempenho baseadas em especificação statechart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Estendendo a estação TABA para a criação de ambientes de desenvolvimento de software orientados a organizaçã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THENAS: um sistema gerenciador de regras de negóci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Avaliação de processos de software na estação TAB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BDDmeter - uma ferramenta para visualização dinâmica de BDD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eDoc: a documentation tool for UML based model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Ferramenta CASE para gerenciamento de projetos e métricas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Ferramenta MVCASE - estágio atual: especificação, projeto e construção de component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JATS: a Java transformation system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LockED: uma ferramenta para o controle de alterações no desenvolvimento distribuído de artefatos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MGASet - uma ferramenta para apoiar o teste e validação de especificações baseadas em máquinas de estado finit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MOR: uma ferramenta para o mapeamento objeto-relacional em Jav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Oráculo: um sistema de críticas para UM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PERF - um ambiente de desenvolvimento voltado para testes temporais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PlanEngine: ferramenta para gerenciamento automatizado de projetos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ProjectSpace: uma ferramenta para gerenciamento e monitoração de projeto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m suporte ao controle de versões na Web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ma ferramenta de apoio ao desenvolvimento de software baseado em component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1</text:p>
          </table:table-cell>
          <table:table-cell office:value-type="string" calcext:value-type="string">
            <text:p>Uma ferramenta para geração de interfaces de sistemas de informação em ambiente Web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a Arquitetura Aberta para Geradores de Artefat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2</text:p>
          </table:table-cell>
          <table:table-cell table:style-name="ce170" office:value-type="string" calcext:value-type="string">
            <text:p>Uma Abordagem para a Seleção de Padrões Arquiteturais Baseada em Características de Qualida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a Proposta de Arquitetura de Linha de Produtos para Workflow Management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Selection and Evaluation of Test Data Sets Based on Genetic Programm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JACK: A Framework for Process Algebra Implementation in Jav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Testes e Geração de Código de Sistemas Web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Formalizing Object-Oriented Design Metrics upon the UML Meta-Mode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Towards a Methodology for Requirements Analysis of Data Warehouse System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Medição da Qualidade de Aplicações Web na Fase de Requisi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Projetando Sistemas Multiagentes em Organizações Empresariai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 Estudo Experimental sobre a Utilização de Modelagem e Simulação no Apoio à Gerência de Projetos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Aplicação da Arquitetura com Modelo de Controle Baseado em Eventos no Banco do Brasil S.A.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Integrating Use Cases and Organizational Model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Knowledge Management in Software Engineering Environment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sing XML to Improve Frameworks Reus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RDF na Interoperabilidade entre Domínios na Web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a Arquitetura Reflexiva Baseada na Web para Ambiente de Suporte a Process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LOrbEvent: Uma Biblioteca para Viabilizar o Uso do Serviço de Eventos de CORB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Estratégias para a Integração de Aspectos de Tempo Real em uma Aplicação Distribuída Legad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ser Interface Design for Web Collaborative System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ARES: Uma Ferramenta de Engenharia Reversa Java-UM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Uma Visão Geral do Bugzilla, uma Ferramenta de Acompanhamento de Alteraçõ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CEPE: Um Editor Cooperativo para Elicitar Process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Charon: uma Ferramenta para a Modelagem, Simulação, Execução e Acompanhamento de Processos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Componentes para Colaboração Síncrona em um Ambiente de Reutilização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DDE – Draco Domain Editor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EvalTool: Um Ambiente de Apoio à Avaliação e Seleção de Ferramentas de Teste para Programas Orientados a Obje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FalaOCL: Uma Ferramenta para Parafrasear OC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FERUS: Um Ambiente de Desenvolvimento de Especificações CAS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Gerência de Documentos XML no GO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GREN-Wizard: a Tool to Instantiate the GREN Framework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JaBÁ: A Java Bytecode Analyzer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KnowLIT – Uma Ferramenta para apoio as atividades de Gestão do Conheciment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mudelgen: A Tool for Processing Mutant Operator Description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Ferramenta MVCase – Uma Ferramenta Integradora de Tecnologias para o Desenvolvimento de Componentes Distribuíd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ODE – Um Ambiente de Desenvolvimento de Software Baseado em Ontologia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OdysseyShare: Um Ambiente para o Desenvolvimento Cooperativo de Component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Suporte a Padrões no Projeto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ToolManager: uma Ferramenta para o Gerenciamento de Ferramentas CAS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2</text:p>
          </table:table-cell>
          <table:table-cell office:value-type="string" calcext:value-type="string">
            <text:p>TOWABE – Uma Ferramenta para Avaliação de Usabilidade em Aplicações para Web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Identifying Implicit Process Variables To Support Future Empirical Work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On the Reuse and Maintenance of Aspect-Oriented Software: An Assessment Framework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Experiments on Pattern Language-Based Model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Relacionando Refactorings e Métricas de Código Fonte - Um Primeiro Passo para Detecção Automática de Oportunidades de Refactor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m Mecanismo de Rastreamento da Evolução de Cenários Baseado em Transformaçõ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Detailing Architectural Design in Requirements Driven Software Development: The Tropos Cas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A Framework for Design Patterns in TROP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Projeto Baseado em Aspectos do Padrão Camada de Persistênci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A Theory of Aspects for Aspect-Oriented Software Development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Goal-based organizational modeling oriented towards late requirements generation using the Tropos Framework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Enriquecendo o Código com Cenári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Adapting the NFR Framework to Aspect-Oriented Requirements Engineer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m Método de Teste Funcional para Verificação de Component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A Family of Coverage Testing Criteria for Coloured Petri Net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Especificação e Verificação Formal de Sistemas Distribuíd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Early Verification of Software Behavior in a Time Interval Framework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ma Extensão do Fluxo de Análise e Projeto do RUP para o Desenvolvimento de Aplicações Web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Gerência de Conhecimento em OD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m modelo paramétrico de esforço para sistemas de informação baseados na arquitetura Web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3</text:p>
          </table:table-cell>
          <table:table-cell office:value-type="string" calcext:value-type="string">
            <text:p>Using the Temporal Versions Model in a Software Configuration Management Environment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Treinamento Experimental com Jogos de Simulação para Gerentes de Projeto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sando GQM para Gerenciar Riscos em Projetos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Teste de Unidade de Programas Orientados a Aspec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Reuso na Atividade de Teste para Reduzir Custo e Esforço de VV&amp;T no Desenv. e na Reeng.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a Metodologia para a Verificação de Sistemas Parciais Modelados na Gramática de Grafos Baseada em Obje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A Dynamic Approach to Combine Components and Aspect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Design Patterns as Aspects: A Quantitative Assessment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Integrating Generative and Aspect-Oriented Technologi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a Infra-Estrutura para Integração de Ferramentas CAS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LuaSpace Plus: Um Ambiente Visual para Desenvolvimento de Aplicações CORB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Building Flexible Refactoring Tools with XM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Design and Empirical Evaluation of an Agile Web Engineering Proces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RUP Based Analysis and Design with Aspect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 Processo de Reestruturação de Código Baseado em Aspec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Modelagem Ontológica no Apoio <text:s/>Modelagem Conceitua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Exploring Quality-driven Object-oriented Materializations for Software Architectur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 Serviço CORBA para Descoberta de Component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MuNDDoS - Um Modelo de Referência para Desenvolvimento Distribuído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table:style-name="ce169" office:value-type="string" calcext:value-type="string">
            <text:p>SBES 2004</text:p>
          </table:table-cell>
          <table:table-cell table:style-name="ce169" office:value-type="string" calcext:value-type="string">
            <text:p>Ongoing Research on the Software Engineering of Multi-Agent Systems</text:p>
          </table:table-cell>
          <table:table-cell table:style-name="ce171"/>
          <table:table-cell table:style-name="ce173"/>
          <table:table-cell table:style-name="ce174"/>
          <table:table-cell table:style-name="ce169"/>
          <table:table-cell table:style-name="ce175" table:number-columns-repeated="1017"/>
          <table:table-cell table:style-name="ce176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Fitting the Pieces of the Web Engineering Puzzl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An Introduction to Software Engineering for Multi-Agent System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FireWeb: Uma Ferramenta de Suporte aos Testes de Regressão de Aplicações Web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Ocongra - Uma ferramenta para geração de Grafos de Fluxo de Controle de Obje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enactPro: Automatizando Processos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Methodology Explorer – uma Ferramenta para Definição e Reuso de Metodologias de Desenvolvimento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GAW: uma Ferramenta de Percepção de Grupo Aplicada no Desenvolvimento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Uma ferramenta CASE para o Desenvolvimento de Software Orientado a Aspec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ProTool: Uma Ferramenta de Prototipação de Software para o Ambiente PROSOFT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C&amp;L: Um Ambiente para Edição e Visualização de Cenários e Léxic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C-CORE – Component Construction and Reuse – Ferramenta para Desenvolvimento de Software Baseado em Component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SPACES – Uma Ferramenta para Teste Funcional de Component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MAIS: uma ferramenta de percepção para apoiar a edição concorrente de modelos de análise e projet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Run-Time Variability through Component Dynamic Load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GREN-WizardVersionControl: Uma Ferramenta de Apoio ao Controle de Versão das Aplicações Criadas pelo Framework GREN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RPOO Model Checker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4</text:p>
          </table:table-cell>
          <table:table-cell office:value-type="string" calcext:value-type="string">
            <text:p>Odyssey-VCS: Um Sistema de Controle de Versões Para Modelos Baseados no MOF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Describing Agent-Oriented Design Patterns in Trop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Integração de Características Transversais Durante a Modelagem de Requisi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Support for Requirement Traceability: The Tropos Cas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TUCCA: Técnica de Leitura para apoiar a Construção de Modelos de Casos de Uso e a Análise de Documentos de Requisi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Técnicas de Leitura de Software: Uma Revisão Sistemátic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m framework baseado em componentes para o domínio de adaptação de conteúdo na Internet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ma Linguagem de Workflow Para Composição de Web Services - LCW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n MDA Domain Specific Architecture to Provide Interoperability Among Collaborative Environment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Engenharia de Domínio aplicada ao Desenvolvimento Robusto e Eficiente de Sistemas Operacionai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Formal Refactoring for UML Class Diagram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valiação da abordagem incremental no teste de integração de programas orientados a aspec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Bad Smells em Sistemas Orientados a Aspec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Frameworks Orientados a Aspec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Taming Heterogeneous Aspects with Crosscutting Interfac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mbiente Distribuído de Injeção de Falhas de Comunicação para Teste de Aplicações Java de Red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utomatic test data generation for path testing using a new stochastic algorithm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ma ferramenta baseada em aspectos para o teste funcional de programas Jav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 Component-based Product Development Process for a Workflow Management System Product Lin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Análise do tratamento de riscos em projetos de desenvolvimento de software de uma organizaçã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MA ABORDAGEM ECONÔMICA BASEADA EM RISCOS PARA AVALIAÇÃO DE UMA CARTEIRA DE PROJETOS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Using Risk Analysis and Patterns to Tailor Software Process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CBDUnit - Uma Ferramenta para Testes Unitários de Component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ControlPro: Uma Ferramenta de Acompanhamento de Projetos Integrada a um Ambiente de Desenvolvimento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FAROL: Uma ferramenta de Apoio à Aplicação de Heurísticas de Ordenação de Classes para Teste de Integraçã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Gemetrics Web: Ferramenta para Gerenciamento de Projetos Abordando Aspectos Temporai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GOD: Um Depurador Simbólico para Sistemas de Objetos Distribuíd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GridUnit: Using the Computational Grid to Speed up Software Test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IIMPaR – Uma Interface de Integração de Modelos de Padrões de Software para o Ros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JaBUTi/BD: Utilização de Critérios Estruturais em Aplicações de Bancos de Dados Jav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Odyssey-MDA: Uma Ferramenta para Transformações de Modelos UM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Plavis/FSM: an Environment to Integrate FSM-based Testing Tool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Sim/CPN: A Web-Based Simulator for Coloured Petri Net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5</text:p>
          </table:table-cell>
          <table:table-cell office:value-type="string" calcext:value-type="string">
            <text:p>VisualAgent: A Software Development Environment for Multi-Agent System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Software Architecture for the Real Time Scheduling of Workflow Management Systems based on a Petri net mode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spectual Connectors: Supporting the Seamless Integration of Aspects and ADL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Geração automatizada de drivers e stubs de teste para JUnit a partir de especificações U2TP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Tratamento de Exceções Sensível ao Context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Certificação da Utilização de Padrões de Projeto no Desenvolvimento Orientado a Model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Modeling Multi-Agent Systems using UM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table:style-name="ce170" office:value-type="string" calcext:value-type="string">
            <text:p>Specification of Real-Time Systems with Graph Grammar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Extensão do RUP para Modelagem Rigorosa de Sistemas Concorrent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Component-Based Groupware Development Based on the 3C Collaboration Mode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 Component Based Infrastructure to Develop Software Supporting Dynamic Unanticipated Evolution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Injeção de Falhas na Fase de Teste de Aplicações Distribuída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Implementing Framework Crosscutting Extensions with EJPs and AspectJ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 Estudo Comparativo do Tempo de Composição de um Framework Orientado a Aspectos de Persistência e de um Framework Orientado a Objetos de Persistênci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spect-oriented Code Generation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Investigação de Modelos de Estimativas de Esforço em Gerenciamento de Projeto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plicando uma Metodologia Baseada em Evidência na Definição de Novas Tecnologias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Análise Comparativa de práticas de Desenvolvimento Distribuído de Software no Brasil e no exteriori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spectos para Construção de Aplicações Distribuída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tilizando Ontologias e Serviços Web na Computação Ubíqu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proposta para a geração semi-automática de aplicações adaptativas para dispositivos móvei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WebSCharts: Uma Ferramenta para o Projeto de WebApps Baseada no Método HMBS/M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ValiMPI: Uma Ferramenta para Teste de Programas Paralel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Uma Ferramenta para Recuperação de Modelos de Processo de Software Reutilizávei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Transforms: Uma Ferramenta MDA/EDOC para Desenvolvimento de Serviços Específicos de Middle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Tracer e Phoenix: Ferramentas Integradas para a Engenharia Reversa de Modelos Dinâmicos de Java para UM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ReqODE: Uma Ferramenta de Apoio à Engenharia de Requisitos Integrada ao Ambiente OD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RÉGULA – Uma Ferramenta para a Captura de Requisitos de Software através de Regras de Negóci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QSEE-TAS: Uma Ferramenta para Execução e Relato Automatizados de Testes de Software para Aplicações Espaciai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Proposta de uma Ferramenta de Suporte ao Gerenciamento de Requisi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Odyssey-WI: Uma Ferramenta para Mineração de Rastros de Modificação em Modelos UML Versionad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Odyssey-PSW: Uma Ferramenta de Apoio à Verificação e Validação de Especificações de Restrições OC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Odyssey-CCS: Uma ferramenta flexível para o controle de modificações em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MVCASE - Incluindo Design Rationale para Auxı́lio à Modelagem em Projetos de Pesquis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Merlin: Interfaces CRUD Em Tempo de Execuçã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Maraká: Apoio ao Planejamento e Controle de Testes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Jaca Tool Improvements for Speeding Up Fault Injection Campaign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Gerência Flexível de Processos de Software com o Ambiente WebAPSE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Folksonomy in a Software Component Search Engine – Cooperative Classification through Shared Metadat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Evoluindo a Definição de Processos de Software em OD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Definição e Implementação de um Modelo de Rastreamento para Engenharia de Requisitos Distribuíd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Captor: Um Gerador de Aplicações Configuráve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rchTrace: A Tool for Keeping in Sync Architecture and its Implementation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DMIRE: Asset Development Metrics-based Integrated Reuse Environment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 Management Tool for Component-Based Real-Time Supervision and Control System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6</text:p>
          </table:table-cell>
          <table:table-cell office:value-type="string" calcext:value-type="string">
            <text:p>A Distributed Software Process Management Environment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Flexible Software Development based on Business Ru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Enhancing the Understandability of OCL Specific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Checklist to Characterize Ubiquitous Software Pro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sing Interaction Laws to Implement Dependability Explicit Computing in Open Multi-Agent 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a Abordagem para o Reuso de Leis de Interacão em Sistemas Multi-Agen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n Experience in Using Components for a Modular Construction of Agents for Agent-based Simula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Component-based System Software: A Generic Approach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a Solução para Reuso e Manutenção de Transformadores de Modelos Usando a Abordagem FOMD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 Serviço de Repositório Compartilhado e Distribuído para Suporte ao Desenvolvimento Baseado em Component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nalyzing Class and Crosscutting Modularity with Design Structure Matrix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 Mecanismo de Composição de Eventos para Resolução de Exceções Sensíveis ao Context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Requisitos e Arquitetura de Software Orientada a Aspectos: Uma Integração Sinérgic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tilizando Reconfiguração Dinâmica e Notificação de Contextos para o Desenvolvimento de Software Ubíqu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Mining Change Traces from Versioned UML Repositori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MGraA: Uma Abordagem para Migração Gradativa de Aplicaçõ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Pontos de Casos de Uso Técnicos para Manutenção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 Retrato da Gestão de Pessoas em Projetos de Software: Uma Visão do Gerente vs. Desenvolvedor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 Ambiente para Detecção de Cenários Implícitos a partir de Rastros de Execuçã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Static Analysis of Java Bytecode for Domain-specific Software Test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Generalized Extremal Optimization: a Competitive Algorithm for Test Data Generation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Experimental Evaluation of Coverage Criteria for FSM-based Test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Pairwise Structural Testing of Object and Aspect-oriented Java Program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Web Usability Inspection Technique Based on Design Perspectiv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Integration Testing of Aspect-oriented programs: a Characterization Study to Evaluate how to Minimize the Number of Stub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JaTS – AspectJ Transformation System: Tool Support for Aspect-Oriented Development and Refactor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 Ferramenta BSmart para o Desenvolvimento Rigoroso de Aplicações Java Card com o Método Formal B ∗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DBML – Ferramenta de Rastreabilidade Baseada em Metas e Léxic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Brechó: Catálogo de Componentes e Serviços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Fuzzy Token Player : Ferramenta de simulação de Sistemas de Gerenciamento de Workflow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JAT Framework: Creating JUnit-style Tests for Multi Agent System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RISICARE: uma ferramenta para apoiar a avaliação de riscos de uma carteira de projetos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ToolDAy – A Process-Centered Domain Analysis Too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a Ferramenta para o Teste de Web Services Baseado em Perturbação de Dados Dirigida por Padrõ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SPAC: Ferramenta para Processamento e Análise de Dados Científicos no Processo de Validação de Software em Aplicações Espaciai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X-Packager: Uma Ferramenta para Descrição e Empacotamento de Artefatos de Software Reusávei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Uma Ferramenta de Refatoração para AspectJ utilizando AspectJML e XSLT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A Tool for Knowledge Extraction from Source Cod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7</text:p>
          </table:table-cell>
          <table:table-cell office:value-type="string" calcext:value-type="string">
            <text:p>X-CORE: Um Serviço de Repositório Compartilhado e Distribuído de Componentes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sando Funções de Similaridade para Redução de Conjuntos de Casos de Teste em Estratégias de Teste Baseado em Model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Geração de cargas de falha para campanhas de teste com injeção de falhas a partir de modelos UML de test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Obtaining Trustworthy Test Results in Multi-threaded System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Integration Testing of Aspect-Oriented Programs: a Structural Pointcut-Based Approach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m Catálogo de Stubs para Apoiar o Teste de Integração de Programas Orientados a Aspec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nveiling and Taming the Liabilities of Aspect Libraries Reus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IRDoc - An Approach to Improve Requirements Document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n Empirical Study of Requirements Elaboration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valiação Experimental de um Método para Avaliação de Equipes de Requisi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Reutilização de Modelagem de Negócios baseada em Visões - um Estudo de Cas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poio à Gerência de Configuração de Artefatos de Software integrado a Execução de Processos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Refining the Architecture Recovery Approach ArchMine by Incrementally Performing Evaluation Studi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sando Aspectos e Composição Dinâmica para prover Adaptação Ciente ao Contexto em Sistemas Ubíqu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 Bio-inspired Representation Model for Engineering Self-Organizing Emergent System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Composição dinâmica de Web-servic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so de Gerência de Conhecimento para Apoiar a Rastreabilidade e a Avaliação de Impacto de Alteraçõ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Rastreabilidade Semi-Automática Através do Mapeamento de Entidad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PSSS - Process to Support Software Security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Um Modelo Dinâmico para Análise dos Impactos da Rotatividade de Pessoal Durante a Fase de Requisi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 Systematic Review of Dynamic Reconfiguration of Software Project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rchiMDAs: Um Arcabouço de Segurança Baseado em Transformações MD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Estimating LOC for OMA primitives: an approach based on correlation and regression analysi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n Eclipse-Based Visualization Tool for Software Comprehension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 Ferramenta Batcave para a Verificação de Especificações Formais na Notação B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GCS-ODE: Uma Ferramenta de Apoio à Gerência de Configuração de Software Integrada ao Ambiente OD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Odyssey-MEC: Uma Ferramenta para o Controle da Evolução no Contexto do Desenvolvimento Dirigido por Model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Automated Test Execution Effort Estimation Based on Functional Test Specification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CRISTA - Code Reading Implemented with Stepwise Abstraction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PARADIGMA: Uma Ferramenta para Modelagem de Requisitos a partir de Especificações em Linguagem Natura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TeTooDS - Testing Tool for Dynamic System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Featincode: Suporte à Compreensão do Espalhamento de Características pela Interpretação Visual de Rastros de Execuçã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FAMP: uma Ferramenta de Suporte a Avaliações CMMI Baseadas no Método SCAMPI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8</text:p>
          </table:table-cell>
          <table:table-cell office:value-type="string" calcext:value-type="string">
            <text:p>FIB: Um Framework de Apoio à Construção de Interface Visando Aumento de Produtividade no Desenvolvimento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Variability Management in Aspect-Oriented Architecture Description Languages: An Integrated Approach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utomating the Product Derivation Process of Multi-Agent Systems Product Lin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ssessing Intra-Application Exception Handling Reuse with Aspect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Knowledge Repository Structure of an Experimental Software Engineering Environment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Exception Flows made Explicit: An Exploratory Study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Mining Software Change History in an Industrial Environment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Reference Values for Object-Oriented Software Metric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Metrics for Evaluation of Aspect-Oriented Middle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pplying and Evaluating Concern-Sensitive Design Heuristic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Towards a UML profile for model-driven object-relational mapp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n Integrated Approach for Model Driven Process Modeling and Enactment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 Framework for Modeling, Building and Maintaining Enterprise Information Systems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n Experimental Research on the Relationships between Preferences for Technical Activities and Behavioural Profile in Software Development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Habilities and Behavioural Profiles of SQA Professionals Related to Process Maturity Level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Developing Motivational Programs for Software Engineers through an Experimental Method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On the Selection of Concurrency Control Policies for Configuration Management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Using TransFlow to Analyze Open Source Developers' Evolution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Software Artifact Metamode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Quality Improvement for Use Case Mode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Integrating Problem Frames with Aspect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 New Approach to the Software Release Plann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Applying Code Coverage Approach to an Infinite Failure Software Reliability Mode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Improving a Web Usability Inspection Technique using Qualitative and Quantitative Data from an Observational Study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Fuzzy Continuous Resource Allocation Mechanisms in Workflow Management System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WISE: Uma Ferramenta para Auxílio no Processo de Avaliação do Modelo MPS.BR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Desenvolvimento Evolutivo de Interfaces com o Usuário em uma Abordagem Baseada em Modelos e Múltipla Prototipagem: FastInterfac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BAST: A Tool for Bug Report Analysis and Search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Crab: Uma Ferramenta de Configuração e Interpretação de Métricas de Software para Avaliação de Qualidade de Código ∗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O-FIm - Oracle for Imag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RBTTool – Uma Ferramenta de Apoio à Abordagem de Teste de Software baseado em Risc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Um Conjunto de Ferramentas para Modelagem de Casos de Teste de Aceitação de Aplicações Web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SAFEREFACTOR – Tool for Checking Refactoring Safety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Transforms: Um Ambiente de Apoio a Modelagem e Execução de Processos de Software Dirigido por Model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KSE – ferramenta de apoio à captura e representação semi-automática de design rationale em Engenharia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MRES – Ferramenta para seleção de recursos para tarefas de projetos de software via abordagem difusa e multicritéri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09</text:p>
          </table:table-cell>
          <table:table-cell office:value-type="string" calcext:value-type="string">
            <text:p>Presley: uma Ferramenta de Recomendação de Especialistas no Contexto de Código-Fonte para Apoio à Colaboração em Desenvolvimento Distribuído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Evoluindo um Assistente de Apoio ao Processo de Inspeção através de Análise Quantitativa e Qualitativ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 Study of the Relationships between Source Code Metrics and Attractiveness in Free Software Project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n Empirical Study on the Structural Complexity Introduced by Core and Peripheral Developers in Free Software Project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Diff: Uma ferramenta para comparação de documentos com base nas suas estruturas sintática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oftware Reuse versus Stability: Evaluating Advanced Programming Techniqu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Characterising Faults in Aspect-Oriented Programs: Towards Filling the Gap between Theory and Practic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Defining and Applying Detection Strategies for Aspect-Oriented Code Smell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Built-in structural testing of web servic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a Abordagem Automatizada para Geração de Cronogramas de Tarefas de Correção de Bug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Teste de Mutação nos paradigmas Procedimental e Orientação a Objetos: Uma avaliacão no contexto de estrutura de dad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Model Driven RichUbi - Processo Dirigido a Modelos para a Construção de Interfaces Ricas de Aplicações Ubíquas Sensíveis ao Context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 Estudo Experimental sobre a Relação entre o Uso de Práticas Ágeis e o Sucesso de Projetos de Software que utilizam Scrum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a Abordagem para Gerência e Customização de Variabilidades em Processos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Identifying Code Smells with Multiple Concern View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valiando as Implicações do Princípio de Projeto Common-Closure sobre a Manutenção do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One Step More to Understand the Bug Report Duplication Problem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Evolução de Sistemas Auxiliada por Alinhamento de Rastros de Execuçã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Inspeção dos Diagramas de Atividades na Especificação de Requisi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oftware Estimation Based on Use Case Siz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Ferramenta de Apoio à Engenharia de Requisitos Integrada a um Ambiente Colaborativo de Código Abert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FIR-Diagram: Uma Ferramenta para apoiar a Análise de Impacto de Mudanças baseada em Interesses de Negóci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a Ferramenta de Apoio à Gerência de Requisitos Integrada a um Ambiente de Desenvolvimento de Software Centrado em Process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nalizo: an Extensible Multi-Language Source Code Analysis and Visualization Toolkit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n Eclipse-Based Multiple View Environment to Visualize Software Coupl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Hist-Inspect: Uma Ferramenta de Apóio à Avaliação Sensível à História de Códig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AssistME – uma Ferramenta para Auxiliar a Refatoração para Aspectos de Tratamento de Exceçõ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ComSCId &amp; DMAsp: Identificação de Interesses Transversais e Recuperação de Modelos de Classes Anotados a partir Aplicações OO Jav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FERRARE GT: Automação de Testes de Desempenho e Estresse via Testes Funcionai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ModelT²: Apoio Ferramental à Geração de Casos de Testes Funcionais a partir de Casos de Us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Fiesta Toolkit: Model-Driven Software Product Lines in Practic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TaRGeT: a Model Based Product Line Testing Too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CIDE+: Uma Ferramenta para Extração Semi-automática de Linhas de Produtos de Software Usando Coloração de Códig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Uma Ferramenta de Apoio à Gerência de Conhecimento Integrada a um Ambiente de Desenvolvimento de Software Centrado em Process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crum-Half: Uma Ferramenta Web de Apoio ao Scrum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0</text:p>
          </table:table-cell>
          <table:table-cell office:value-type="string" calcext:value-type="string">
            <text:p>StArt – Uma Ferramenta Computacional de Apoio à Revisão Sistemátic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Métodos Formais no SBES: Evolução e Perspectiv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25 Years of Software Engineering in Brazil: An Analysis of SBES History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spectos Históricos, Conceituais e Metodológicos das Publicações do Simpósio Brasileiro de Engenharia de Software: Um Mapeamento Sistemático de Literatur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oftware Engineering Research in Brazil: An Analysis of the Last Five Editions of SB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What a Long, Strange Trip It's Beeny: Past, Present, and Future Perspectives on Software Testing Research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Twenty-five Years of Research in Structural and Mutation Test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earch Based Software Engineering: A Review from the Brazilian Symposium on Software Engineer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valuation Studies of Software Testing Research in the Brazilian Symposium on Software Engineer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Contributions and Perspectives in Architectures of Software Testing Environment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The AOSD Research Community in Brazil and its Crosscutting Impact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Free and Open Source Software Development and Research: Opportunities for Software Engineer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The Emergence of Multiagent System Software Engineer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Genesis and Evolution of the Agile Movement in Brazil - Perspective from Academia and Industry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Indústria é de Marte e Academia é de Vênu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ngenharia de Software no Estado de Mato Grosso do Sul: História, Panorama e Desafi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Da Pesquisa em Engenharia de Software à Melhoria da Qualidade de Software no Brasi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 Evolução e o Impacto da Pesquisa em Desenvolvimento Distribuído de Software no Brasi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ngenharia de Software Ubíquo: Resultados Alcan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ltoStratus: Uma Rede de Colaboração com Foco nos Novos Desafios e Oportunidades de Pesquisa em Computação em Nuvem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On the Interplay between Structural and Logical Dependencies in Open-Sourc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 Empirical Assessment of the Use of Execution Traces in Software Maintenanc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alyzing Refactorings on Software Repositori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alysing the use of graphs to represent the results of Systematic Reviews in Software Engineer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xperimentação do Processo Model Driven RichUbi no Desenvolvimento de Interfaces Ricas Adaptativa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 Modelo de Avaliação de Jogos Educacionais na Engenharia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gile Testing of Exceptional Behavior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Contextual Integration Testing of Object-Oriented and Aspect-Oriented Programs: A structural approach for Java and AspectJ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Variáveis de Projetos de TI "na Balança": Uma Abordagem Bayesiana para Previsão de Custos de Suport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 Método para a Criação de Fragmentos de Requisitos para Reuso em Sistema de Informaçã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 Approach to Generate Tools for i* Languag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 Importância da Qualidade Profissional dos Analistas de Requisitos para o Sucesso dos Projetos de Desenvolvimento de Software: um Estudo para Identificar as Habilidades Mais Relevant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afe Composition of Configuration Knowledge-based Software Product Lin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Composição de Workflows Científicos em Projetos de E-Scienc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LeSS: uma abordagem de integração do Scrum e Lean Six Sigma no desenvolvimento de customizações de software para celular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 Método de Customização de Modelos de Capacidade/Maturidade de Processos de Software para Domínios Específic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BlackBear - Um framework para persistência de objetos em linguagens de programação sem reflexão computaciona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volTrack-SocialNetwork: Uma ferramenta de apoio à visualização de redes sociais para equipes de desenvolvimento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SERS: Uma Ferramenta de Apoio ao Reuso de Requisi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 Tool for Improving Maintainability of Preprocessor-based Product Lin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nalyzing Architectural Layering Violations in Aspect-Oriented Software with ArchE Meter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rgoUML-SPL: Uma Linha de Produtos para Modelagem de Sistemas usando UM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MoBRe: Refatoração de Modelos de Classes OO Anotados para Modelos de Classes OA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Extensão da Ferramenta JaBUTi/AJ para Teste de Integração de Programas Orientados a Objetos e a Aspec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JMLOK: Uma Ferramenta para Verificar Conformidade em Programas Java/JM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a Contribuição à Submissão e Avaliação Automática de Trabalhos de Programação com base em Atividades de Test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RealTimePCO – A Tool for Real-Time Embedded Systems Testing Execution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Apoio Ferramental à Implementação do Processo de Aquisição de S&amp;SC constante em Modelos de Qualidad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Uma Ferramenta para Automação da Geração do Relatório de Alteração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MoDErNE: A Model Driven Process-Centered Software Engineering Environment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1</text:p>
          </table:table-cell>
          <table:table-cell office:value-type="string" calcext:value-type="string">
            <text:p>Visualizando a Evolução do Comportamento Excepcional em Aplicações Multi-linguagem com eFlowMin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Monitoramento da Complexidade de Junção de Ramos <text:s/>em Sistemas de Gerência de Configuraçã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Model-Based Reuse for Crosscutting Frameworks: Assessing Reuse and Maintainability Effort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Como a Prática de TDD Influencia o Projeto de Classes em Sistemas Orientados a Objetos: Padrões de Feedback para o Desenvolvedor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Projeto de Sistemas Embarcados: Solução para Geração de Modelos Arquiteturais AADL a partir de Modelos Funcionais em Simulink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WE-QT: A Web Usability Inspection Technique to Support Novice Inspector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owards an Explanatory Theory of Motivation in Software Engineering: A Qualitative Case Study of a Small Software Company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Multi Level approach to Autonomic Business Proces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Comparative Study of Compositional and Annotative Modelling Approaches for Software Process Lin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oftware Engineering for the Cloud: a Research Roadmap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Using an Empirical Study to Evaluate the Feasibility of a new Usability Inspection Technique for Paper Based Prototypes of Web Application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Generic Macroscopic Topology of Software Networks - a Quantitative Evaluation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Um mecanismo de introspeção para depurar o comportamento de sistemas distribuíd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Geração Automática da Matriz de Rastreabilidade de Requisitos com suporte de Visualizaçã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a Feature-Oriented Characterization of Exception Flows in Software Product Lin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vealing Crosscutting Concerns in Textual Requirements Documents: An Exploratory Study with Industry System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Heuristic Strategies for Recommendation of Exception Handling Cod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the Relationship between Inspection and Evolution in Software Product Lines: An Exploratory Study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nalysing the Impact of Feature Dependency Implementation on Product Line Stability: An Exploratory Study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How the Practice of TDD Influences Class Design in Object-Oriented Systems: Patterns of Unit Tests Feedback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WE-QT: A Web Usability Inspection Technique to Support Novice Inspector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n Introspection Mechanism to Debug Distributed System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Model-Based Reuse for Crosscutting Frameworks: Assessing Reuse and Maintainability Effort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Embedded Systems Design: Solution for Generating AADL Architectural Models from Functional Models in Simulink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Comparative Study of Compositional and Annotative Modelling Approaches for Software Process Lin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owards an Explanatory Theory of Motivation in Software Engineering: A Qualitative Case Study of a Small Software Company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oftware Engineering for the Cloud: A Research Roadmap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Using an Empirical Study to Evaluate the Feasibility of a New Usability Inspection Technique for Paper Based Prototypes of Web Application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Multi Level Approach to Autonomic Business Proces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quirements Traceability Matrix: Automatic Generation and Visualization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vealing Crosscutting Concerns in Textual Requirements Documents: An Exploratory Study with Industry System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a Feature-Oriented Characterization of Exception Flows in Software Product Lin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On the Relationship between Inspection and Evolution in Software Product Lines: An Exploratory Study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nalysing the Impact of Feature Dependency Implementation on Product Line Stability: An Exploratory Study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Evaluating the Branch Merging Effort in Version Control System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 Generic Macroscopic Topology of Software Networks - A Quantitative Evaluation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Heuristic Strategies for Recommendation of Exception Handling Cod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he Future of Human Resources Qualifications in Software Engineering - Meeting Demands from Industry and Benefiting from Educational and Technological Advanc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Awareness and Comprehension in Software/Systems Engineering Practice and Education: Trends and Research Direction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Resilience in Dynamic Component-Based Application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trategic Alignment between Academy and Industry: A Virtuous Cycle to Promote Innovation in Technology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Towards Envisaging Software Testing in a Pervasive Computing World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2</text:p>
          </table:table-cell>
          <table:table-cell office:value-type="string" calcext:value-type="string">
            <text:p>Software Ecosystems: Trends and Impacts on Software Engineering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Criteria for Comparison of Aspect-Oriented Requirements Engineering Approaches</text:p>
          </table:table-cell>
          <table:table-cell table:style-name="ce171"/>
          <table:table-cell table:number-columns-repeated="1021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Using Tranformation Rules to Align Requirements and Archictectural Models</text:p>
          </table:table-cell>
          <table:table-cell table:style-name="ce171"/>
          <table:table-cell table:number-columns-repeated="1021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n Automatic Approach to Detect Traceability Links Using Fuzzy Logic</text:p>
          </table:table-cell>
          <table:table-cell table:style-name="ce171"/>
          <table:table-cell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Determining Integration and Test Orders in the Presence of Modularization Restriction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Functional Validation Driven by Automated Tests</text:p>
          </table:table-cell>
          <table:table-cell table:style-name="ce171"/>
          <table:table-cell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Visualization, Analysis, and Testing of Java and AspectJ Programs with Multi-level System Graphs</text:p>
          </table:table-cell>
          <table:table-cell table:style-name="ce171"/>
          <table:table-cell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 Method for Model Checking Context-Aware Exception Handling</text:p>
          </table:table-cell>
          <table:table-cell table:style-name="ce171"/>
          <table:table-cell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Prioritization of Code Anomalies Based on Architecture Sensitiveness</text:p>
          </table:table-cell>
          <table:table-cell table:style-name="ce171"/>
          <table:table-cell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re Domain-Specific Detection Strategies for Code Anomalies Reusable? An Industry Multi-project Study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F3T: From Features to Frameworks Too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70" office:value-type="string" calcext:value-type="string">
            <text:p>A Metric of Software Size as a Tool for IT Governanc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n Approach to Business Processes Decomposition for Cloud Deployment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On the Influence of Model Structure and Test Case Profile on the Prioritization of Test Cases in the Context of Model-Based Testing</text:p>
          </table:table-cell>
          <table:table-cell table:style-name="ce171"/>
          <table:table-cell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The Impact of Scrum on Customer Satisfaction: An Empirical Study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70" office:value-type="string" calcext:value-type="string">
            <text:p>Identifying a Subset of TMMi Practices to Establish a Streamlined Software Testing Proces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On the Relationship between Features Granularity and Non-conformities in Software Product Lines: An Exploratory Study</text:p>
          </table:table-cell>
          <table:table-cell table:style-name="ce171"/>
          <table:table-cell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An Extended Assessment of Data-Driven Bayesian Networks in Software Effort Prediction</text:p>
          </table:table-cell>
          <table:table-cell table:style-name="ce171"/>
          <table:table-cell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70" office:value-type="string" calcext:value-type="string">
            <text:p>APIMiner 2.0: Recomendação de Exemplos de Uso de APIs usando Regras de Associação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70" office:value-type="string" calcext:value-type="string">
            <text:p>ArAnot - An Array Annotator for C and C++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70" office:value-type="string" calcext:value-type="string">
            <text:p>ArchLint: Uma Ferramenta para Detecção de Violações Arquiteturais usando Histórico de Versõ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70" office:value-type="string" calcext:value-type="string">
            <text:p>BETA: a tool for test case generation based on B specifications ∗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70" office:value-type="string" calcext:value-type="string">
            <text:p>BugMaps-Granger: A Tool for Causality Analysis between Source Code Metrics and Bug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70" office:value-type="string" calcext:value-type="string">
            <text:p>CCKDM - A Concern Mining Tool for Assisting in the Architecture-Driven Modernization Proces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70" office:value-type="string" calcext:value-type="string">
            <text:p>Colligens: A Tool to Support the Development of Preprocessor-based Software Product Lines in C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70" office:value-type="string" calcext:value-type="string">
            <text:p>ConcernMeBS: Metrics-based Detection of Code Smell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70" office:value-type="string" calcext:value-type="string">
            <text:p>Entities: Um Framework Baseado em Naked Objects para Desenvolvimento de Aplicações com Interfaces Customizávei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70" office:value-type="string" calcext:value-type="string">
            <text:p>EXTFV: Automated Test Case Execution and Automated Generation of Artifacts related to the Verification and Validation Proces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70" office:value-type="string" calcext:value-type="string">
            <text:p>Flow Tracking: Uma ferramenta para detecção de vazamento de informações sigilosas.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JMove: Seus Métodos em Classes Apropriadas</text:p>
          </table:table-cell>
          <table:table-cell table:style-name="ce171"/>
          <table:table-cell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NextFlow: Um Framework para Mapeamento de Processos de Negócio e Objet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table:style-name="ce170" office:value-type="string" calcext:value-type="string">
            <text:p>SCRUMMPS 2.0 - Apoio Computacional Interativo para Scrum e MPS.BR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3</text:p>
          </table:table-cell>
          <table:table-cell office:value-type="string" calcext:value-type="string">
            <text:p>TopicViewer: Evaluating Remodularizations Using Semantic Clustering</text:p>
          </table:table-cell>
          <table:table-cell table:style-name="ce171"/>
          <table:table-cell/>
          <table:table-cell table:style-name="ce159"/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 Systematic Review on the Use of Ontologies in Requirements Enginee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Categorizing Faults in Exception Handling: A Study of Open Source Project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On the Extraction of Cookbooks for APIs from the Crowd Knowledg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Do Rapid Releases Affect Bug Reopening? A Case Study of Firefox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Extracting New Metrics from Version Control System for the Comparison of Software Developer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Preliminary Empirical Identification of Barriers Faced by Newcomers to Open Source Software Project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KDM-AO: An Aspect-Oriented Extension of the Knowledge Discovery Metamode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Triangulating Experiments in an Industrial Setting to Evaluate Preferred Representational Systems of Software Developer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Growing a Reduced Set of Mutation Operator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When Code-Anomaly Agglomerations Represent Architectural Problems? An Exploratory Study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Do Search-Based Approaches Improve the Design of Self-Adaptive Systems? A Controlled Experiment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Towards a Difference Detection Algorithm Aware of Refactoring-Related Chang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The Role of Organizational Culture in Software Development Practices: A Cross-Case Analysis of Four Software Compani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Reinforcing Software Engineering Learning through Provenanc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Variability Identification and Representation in Software Product Line UML Sequence Diagrams: Proposal and Empirical Study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MoonDo-Eclipse: An Integrated Development Environment for Ginga-NCL Application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Using a Controlled Experiment to Evaluate Usability Inspection Technologies for Improving the Quality of Mobile Web Applications Earlier in their Design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Improving a Usability Inspection Technique Based on Quantitative and Qualitative Analysi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rchViz: a Tool to Support Architecture Recovery Research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Uma Ferramenta para Verificação de Conformidade Visando Diferentes Percepções de Arquiteturas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JExtract: An Eclipse Plug-in for Recommending Automated Extract Method Refactoring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ModularityCheck: A Tool for Assessing Modularity using Co-Change Cluster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Nuggets Miner: Assisting Developers by Harnessing the StackOverflow Crowd Knowledge and the GitHub Traceability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NextBug: A Tool for Recommending Similar Bugs in Open-Source System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FunTester: A fully automatic functional testing tool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JMLOK2: A tool for detecting and categorizing nonconformanc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 Rapid Approach for Building a Semantically Well Founded Circus Model Checker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SPLConfig: Product Configuration in Software Product Lin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SPLICE: Software Product Line Integrated Construction Environment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FlexMonitorWS: uma solução para monitoração de serviços Web com foco em atributos de Qo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 Code Smell Detection Tool for Compositional-based Software Product Line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ccTrace: Considerando Acessibilidade no Processo de Desenvolvimento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Spider-RM: Uma Ferramenta para Auxílio ao Gerenciamento de Riscos em Projetos de Software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office:value-type="string" calcext:value-type="string">
            <text:p>SBES 2014</text:p>
          </table:table-cell>
          <table:table-cell office:value-type="string" calcext:value-type="string">
            <text:p>A Tool to Generate Natural Language Text from Business Process Models</text:p>
          </table:table-cell>
          <table:table-cell table:number-columns-repeated="2"/>
          <table:table-cell table:style-name="ce159"/>
          <table:table-cell table:number-columns-repeated="1019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nvestigating the Correspondence between Mutations and Static Warning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OntoQAI: An Ontology to Support Quality Assurance Inspectio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 Mutation and Multi-objective Test Data Generation Approach for Feature Testing of Software Product Li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MSECO-SUP: Support Process in Mobile Software Ecosystem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n Experiment on Process Model Understandability Using Textual Work Instructions and BPMN Mod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Towards an Approach Matching CMD and DSR to Improve the Academia-Industry Software Development Partnership: A Case of Agile and UX Integ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Harmonizing MPS.BR and CERTICS: A Case Study in a Maturity Level F Organiz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Formalization of Mapping Rules from iStar to Class Diagram in UM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Eliciting Requirements Using Personas and Empathy Map to Enhance the User Experi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nalysis of Scenarios with Petri-Net Mod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Predicting Change Propagation from Repository Inform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 Method to Derive Metric Thresholds for Software Product Lin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On the Conceptual Cohesion of Co-Change Clust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 Concern Visualization Approach for Improving MATLAB and Octave Program Comprehen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utomatic Spreadsheet Generation from Conceptual Mode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Evaluating Collaborative Practices in Acquiring Programming Skills: Findings of a Controlled Experi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ncreasing the Self-Efficacy of Newcomers to Open Source Software Projec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nfluence of the Review of Executed Activities Utilizing Planning Po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Challenges in Analyzing Software Documentation in Portugue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Why Statically Estimate Code Coverage is So Hard? A Report of Lessons Lear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 Bayesian Network Model to Assess Agile Teams' Teamwork Qua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Observatório do Investimento - Uma plataforma computacional para coleta, tratamento, mineração, análise, distribuição e visualização de dados de mı́dias Web para o mercado de capitais brasilei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RipRop: A Dynamic Detector of ROP Attac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rchRuby: Conformidade e Visualização Arquitetural em Linguagens Dinâmic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SmartHomeRiSE: An DSPL to Home Autom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SACRES 2.0: Suporte à Recomendação de Configurações considerando Múltiplos Stakehold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RAwTIM – Uma Ferramenta para Rastreabilidade da Informação em Análises de Risc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CARU-FB &amp; FBE: Um Ambiente de Desenvolvimento Aderente à Norma IEC 614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Restrictifier: a tool to disambiguate pointers at function call sit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Etino: Colocação Automática de Computação em Hardware Heterogêne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Multi-Level Mutation Testing of Java and AspectJ Programs Supported by the Proteum/AJv2 T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MTControol: Ferramenta de Apoio à Recomendação e Controle de Critérios de Teste em Aplicações Móvei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Asymptus - A Tool for Automatic Inference of Loop Complex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FlowTracker - Detecção de Código Não Isócrono via Análise Estática de Flux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WPTrans: Um assistente para Verificação de Programas no Frama-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JSClassFinder: A Tool to Detect Class-like Structures in JavaScri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SORTT - A Service Oriented Requirements Traceability Too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BES 2015</text:p>
          </table:table-cell>
          <table:table-cell office:value-type="string" calcext:value-type="string">
            <text:p>Insight: uma ferramenta para análise qualitativa de dados apoiada por mineração de texto e visualização de informações</text:p>
          </table:table-cell>
          <table:table-cell table:number-columns-repeated="1022"/>
        </table:table-row>
        <table:table-row table:style-name="ro1">
          <table:table-cell table:style-name="ce158"/>
          <table:table-cell table:style-name="ce155" office:value-type="string" calcext:value-type="string">
            <text:p>Busca (1)</text:p>
          </table:table-cell>
          <table:table-cell table:style-name="ce155" office:value-type="string" calcext:value-type="string">
            <text:p>Filtro(2)</text:p>
          </table:table-cell>
          <table:table-cell table:style-name="ce155" office:value-type="string" calcext:value-type="string">
            <text:p>Selecao(3)</text:p>
          </table:table-cell>
          <table:table-cell table:style-name="ce158" table:number-columns-repeated="2"/>
          <table:table-cell table:number-columns-repeated="1018"/>
        </table:table-row>
        <table:table-row table:style-name="ro1" table:number-rows-repeated="10476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ults" table:style-name="ta1">
        <office:forms form:automatic-focus="false" form:apply-design-mode="false"/>
        <table:shapes>
          <draw:frame draw:z-index="0" draw:style-name="gr1" draw:text-style-name="P1" svg:width="244.7mm" svg:height="89.99mm" svg:x="0mm" svg:y="141.22mm">
            <loext:p draw:notify-on-update-of-ranges="Results.A1:Results.A1 Results.A2:Results.A26 Results.F1:Results.F1 Results.F2:Results.F26 Results.D1:Results.D1 Results.D2:Results.D2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245.25mm" svg:height="89.99mm" svg:x="0mm" svg:y="233.68mm">
            <loext:p draw:notify-on-update-of-ranges="Results.A2:Results.A26 Results.K1:Results.K1 Results.K2:Results.K26 Results.I1:Results.I1 Results.I2:Results.I2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245.33mm" svg:height="90.88mm" svg:x="0mm" svg:y="330.5mm">
            <loext:p draw:notify-on-update-of-ranges="Results.A1:Results.A1 Results.A2:Results.A26 Results.O1:Results.O1 Results.O2:Results.O2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245.33mm" svg:height="90.88mm" svg:x="-0.14mm" svg:y="427.61mm">
            <loext:p draw:notify-on-update-of-ranges="Results.A2:Results.A26 Results.O1:Results.O1 Results.O2:Results.O26 Results.M1:Results.M1 Results.M2:Results.M2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8" table:default-cell-style-name="ce23"/>
        <table:table-column table:style-name="co9" table:default-cell-style-name="Default"/>
        <table:table-column table:style-name="co10" table:default-cell-style-name="ce156"/>
        <table:table-column table:style-name="co11" table:default-cell-style-name="ce156"/>
        <table:table-column table:style-name="co12" table:default-cell-style-name="ce161"/>
        <table:table-column table:style-name="co13" table:default-cell-style-name="ce164"/>
        <table:table-column table:style-name="co14" table:default-cell-style-name="Default"/>
        <table:table-column table:style-name="co3" table:number-columns-repeated="2" table:default-cell-style-name="ce156"/>
        <table:table-column table:style-name="co3" table:default-cell-style-name="ce161"/>
        <table:table-column table:style-name="co3" table:default-cell-style-name="ce164"/>
        <table:table-column table:style-name="co15" table:default-cell-style-name="Default"/>
        <table:table-column table:style-name="co3" table:default-cell-style-name="ce156"/>
        <table:table-column table:style-name="co3" table:default-cell-style-name="ce28"/>
        <table:table-column table:style-name="co3" table:default-cell-style-name="ce164"/>
        <table:table-row table:style-name="ro1">
          <table:table-cell table:style-name="ce155" office:value-type="string" calcext:value-type="string">
            <text:p>Ano</text:p>
          </table:table-cell>
          <table:table-cell/>
          <table:table-cell table:style-name="ce155" office:value-type="string" calcext:value-type="string">
            <text:p>SCAM</text:p>
          </table:table-cell>
          <table:table-cell table:style-name="ce155" office:value-type="string" calcext:value-type="string">
            <text:p>Artigos</text:p>
          </table:table-cell>
          <table:table-cell table:style-name="ce155" office:value-type="string" calcext:value-type="string">
            <text:p>Filtro (2)</text:p>
          </table:table-cell>
          <table:table-cell table:style-name="ce155" office:value-type="string" calcext:value-type="string">
            <text:p>Software</text:p>
          </table:table-cell>
          <table:table-cell/>
          <table:table-cell table:style-name="ce155" office:value-type="string" calcext:value-type="string">
            <text:p>ASE</text:p>
          </table:table-cell>
          <table:table-cell table:style-name="ce155" office:value-type="string" calcext:value-type="string">
            <text:p>Artigos</text:p>
          </table:table-cell>
          <table:table-cell table:style-name="ce155" office:value-type="string" calcext:value-type="string">
            <text:p>Filtro (2)</text:p>
          </table:table-cell>
          <table:table-cell table:style-name="ce155" office:value-type="string" calcext:value-type="string">
            <text:p>Software</text:p>
          </table:table-cell>
          <table:table-cell/>
          <table:table-cell table:style-name="ce155" office:value-type="string" calcext:value-type="string">
            <text:p>Artigos</text:p>
          </table:table-cell>
          <table:table-cell table:style-name="ce155" office:value-type="string" calcext:value-type="string">
            <text:p>Filtro (2)</text:p>
          </table:table-cell>
          <table:table-cell table:style-name="ce155" office:value-type="string" calcext:value-type="string">
            <text:p>Software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1</text:p>
          </table:table-cell>
          <table:table-cell table:formula="of:=COUNTIF(['Papers ASE'.$A$1:.$A$1553]; [.H2])" office:value-type="float" office:value="28" calcext:value-type="float">
            <text:p>28</text:p>
          </table:table-cell>
          <table:table-cell table:style-name="ce28" table:formula="of:=COUNTIFS(['Papers ASE'.$A$1:.$A$1552]; [.H2]; ['Papers ASE'.$C$1:.$C$1552]; &quot;SIM&quot;)" office:value-type="float" office:value="0" calcext:value-type="float">
            <text:p>0</text:p>
          </table:table-cell>
          <table:table-cell table:formula="of:=COUNTIFS(['Papers ASE'.$A$1:.$A$1552]; [.$H2]; ['Papers ASE'.$D$1:.$D$1552]; &quot;SIM&quot;)" office:value-type="float" office:value="0" calcext:value-type="float">
            <text:p>0</text:p>
          </table:table-cell>
          <table:table-cell/>
          <table:table-cell table:formula="of:=[.D2]+[.I2]" office:value-type="float" office:value="28" calcext:value-type="float">
            <text:p>28</text:p>
          </table:table-cell>
          <table:table-cell table:formula="of:=[.E2]+[.J2]" office:value-type="float" office:value="0" calcext:value-type="float">
            <text:p>0</text:p>
          </table:table-cell>
          <table:table-cell table:formula="of:=[.F2]+[.K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2</text:p>
          </table:table-cell>
          <table:table-cell table:formula="of:=COUNTIF(['Papers ASE'.$A$1:.$A$1553]; [.H3])" office:value-type="float" office:value="25" calcext:value-type="float">
            <text:p>25</text:p>
          </table:table-cell>
          <table:table-cell table:formula="of:=COUNTIFS(['Papers ASE'.$A$1:.$A$1552]; [.H3]; ['Papers ASE'.$C$1:.$C$1552]; &quot;SIM&quot;)" office:value-type="float" office:value="0" calcext:value-type="float">
            <text:p>0</text:p>
          </table:table-cell>
          <table:table-cell table:formula="of:=COUNTIFS(['Papers ASE'.$A$1:.$A$1552]; [.$H3]; ['Papers ASE'.$D$1:.$D$1552]; &quot;SIM&quot;)" office:value-type="float" office:value="0" calcext:value-type="float">
            <text:p>0</text:p>
          </table:table-cell>
          <table:table-cell/>
          <table:table-cell table:formula="of:=[.D3]+[.I3]" office:value-type="float" office:value="25" calcext:value-type="float">
            <text:p>25</text:p>
          </table:table-cell>
          <table:table-cell table:formula="of:=[.E3]+[.J3]" office:value-type="float" office:value="0" calcext:value-type="float">
            <text:p>0</text:p>
          </table:table-cell>
          <table:table-cell table:formula="of:=[.F3]+[.K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3</text:p>
          </table:table-cell>
          <table:table-cell table:formula="of:=COUNTIF(['Papers ASE'.$A$1:.$A$1553]; [.H4])" office:value-type="float" office:value="21" calcext:value-type="float">
            <text:p>21</text:p>
          </table:table-cell>
          <table:table-cell table:formula="of:=COUNTIFS(['Papers ASE'.$A$1:.$A$1552]; [.H4]; ['Papers ASE'.$C$1:.$C$1552]; &quot;SIM&quot;)" office:value-type="float" office:value="0" calcext:value-type="float">
            <text:p>0</text:p>
          </table:table-cell>
          <table:table-cell table:formula="of:=COUNTIFS(['Papers ASE'.$A$1:.$A$1552]; [.$H4]; ['Papers ASE'.$D$1:.$D$1552]; &quot;SIM&quot;)" office:value-type="float" office:value="0" calcext:value-type="float">
            <text:p>0</text:p>
          </table:table-cell>
          <table:table-cell/>
          <table:table-cell table:formula="of:=[.D4]+[.I4]" office:value-type="float" office:value="21" calcext:value-type="float">
            <text:p>21</text:p>
          </table:table-cell>
          <table:table-cell table:formula="of:=[.E4]+[.J4]" office:value-type="float" office:value="0" calcext:value-type="float">
            <text:p>0</text:p>
          </table:table-cell>
          <table:table-cell table:formula="of:=[.F4]+[.K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4</text:p>
          </table:table-cell>
          <table:table-cell table:formula="of:=COUNTIF(['Papers ASE'.$A$1:.$A$1553]; [.H5])" office:value-type="float" office:value="23" calcext:value-type="float">
            <text:p>23</text:p>
          </table:table-cell>
          <table:table-cell table:formula="of:=COUNTIFS(['Papers ASE'.$A$1:.$A$1552]; [.H5]; ['Papers ASE'.$C$1:.$C$1552]; &quot;SIM&quot;)" office:value-type="float" office:value="0" calcext:value-type="float">
            <text:p>0</text:p>
          </table:table-cell>
          <table:table-cell table:formula="of:=COUNTIFS(['Papers ASE'.$A$1:.$A$1552]; [.$H5]; ['Papers ASE'.$D$1:.$D$1552]; &quot;SIM&quot;)" office:value-type="float" office:value="0" calcext:value-type="float">
            <text:p>0</text:p>
          </table:table-cell>
          <table:table-cell/>
          <table:table-cell table:formula="of:=[.D5]+[.I5]" office:value-type="float" office:value="23" calcext:value-type="float">
            <text:p>23</text:p>
          </table:table-cell>
          <table:table-cell table:formula="of:=[.E5]+[.J5]" office:value-type="float" office:value="0" calcext:value-type="float">
            <text:p>0</text:p>
          </table:table-cell>
          <table:table-cell table:formula="of:=[.F5]+[.K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5</text:p>
          </table:table-cell>
          <table:table-cell table:formula="of:=COUNTIF(['Papers ASE'.$A$1:.$A$1553]; [.H6])" office:value-type="float" office:value="23" calcext:value-type="float">
            <text:p>23</text:p>
          </table:table-cell>
          <table:table-cell table:formula="of:=COUNTIFS(['Papers ASE'.$A$1:.$A$1552]; [.H6]; ['Papers ASE'.$C$1:.$C$1552]; &quot;SIM&quot;)" office:value-type="float" office:value="0" calcext:value-type="float">
            <text:p>0</text:p>
          </table:table-cell>
          <table:table-cell table:formula="of:=COUNTIFS(['Papers ASE'.$A$1:.$A$1552]; [.$H6]; ['Papers ASE'.$D$1:.$D$1552]; &quot;SIM&quot;)" office:value-type="float" office:value="0" calcext:value-type="float">
            <text:p>0</text:p>
          </table:table-cell>
          <table:table-cell/>
          <table:table-cell table:formula="of:=[.D6]+[.I6]" office:value-type="float" office:value="23" calcext:value-type="float">
            <text:p>23</text:p>
          </table:table-cell>
          <table:table-cell table:formula="of:=[.E6]+[.J6]" office:value-type="float" office:value="0" calcext:value-type="float">
            <text:p>0</text:p>
          </table:table-cell>
          <table:table-cell table:formula="of:=[.F6]+[.K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/KBSE 1996</text:p>
          </table:table-cell>
          <table:table-cell table:formula="of:=COUNTIF(['Papers ASE'.$A$1:.$A$1553]; [.H7])" office:value-type="float" office:value="15" calcext:value-type="float">
            <text:p>15</text:p>
          </table:table-cell>
          <table:table-cell table:formula="of:=COUNTIFS(['Papers ASE'.$A$1:.$A$1552]; [.H7]; ['Papers ASE'.$C$1:.$C$1552]; &quot;SIM&quot;)" office:value-type="float" office:value="0" calcext:value-type="float">
            <text:p>0</text:p>
          </table:table-cell>
          <table:table-cell table:formula="of:=COUNTIFS(['Papers ASE'.$A$1:.$A$1552]; [.$H7]; ['Papers ASE'.$D$1:.$D$1552]; &quot;SIM&quot;)" office:value-type="float" office:value="0" calcext:value-type="float">
            <text:p>0</text:p>
          </table:table-cell>
          <table:table-cell/>
          <table:table-cell table:formula="of:=[.D7]+[.I7]" office:value-type="float" office:value="15" calcext:value-type="float">
            <text:p>15</text:p>
          </table:table-cell>
          <table:table-cell table:formula="of:=[.E7]+[.J7]" office:value-type="float" office:value="0" calcext:value-type="float">
            <text:p>0</text:p>
          </table:table-cell>
          <table:table-cell table:formula="of:=[.F7]+[.K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 1997</text:p>
          </table:table-cell>
          <table:table-cell table:formula="of:=COUNTIF(['Papers ASE'.$A$1:.$A$1553]; [.H8])" office:value-type="float" office:value="47" calcext:value-type="float">
            <text:p>47</text:p>
          </table:table-cell>
          <table:table-cell table:formula="of:=COUNTIFS(['Papers ASE'.$A$1:.$A$1552]; [.H8]; ['Papers ASE'.$C$1:.$C$1552]; &quot;SIM&quot;)" office:value-type="float" office:value="1" calcext:value-type="float">
            <text:p>1</text:p>
          </table:table-cell>
          <table:table-cell table:formula="of:=COUNTIFS(['Papers ASE'.$A$1:.$A$1552]; [.$H8]; ['Papers ASE'.$D$1:.$D$1552]; &quot;SIM&quot;)" office:value-type="float" office:value="0" calcext:value-type="float">
            <text:p>0</text:p>
          </table:table-cell>
          <table:table-cell/>
          <table:table-cell table:formula="of:=[.D8]+[.I8]" office:value-type="float" office:value="47" calcext:value-type="float">
            <text:p>47</text:p>
          </table:table-cell>
          <table:table-cell table:formula="of:=[.E8]+[.J8]" office:value-type="float" office:value="1" calcext:value-type="float">
            <text:p>1</text:p>
          </table:table-cell>
          <table:table-cell table:formula="of:=[.F8]+[.K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 1998</text:p>
          </table:table-cell>
          <table:table-cell table:formula="of:=COUNTIF(['Papers ASE'.$A$1:.$A$1553]; [.H9])" office:value-type="float" office:value="44" calcext:value-type="float">
            <text:p>44</text:p>
          </table:table-cell>
          <table:table-cell table:formula="of:=COUNTIFS(['Papers ASE'.$A$1:.$A$1552]; [.H9]; ['Papers ASE'.$C$1:.$C$1552]; &quot;SIM&quot;)" office:value-type="float" office:value="4" calcext:value-type="float">
            <text:p>4</text:p>
          </table:table-cell>
          <table:table-cell table:formula="of:=COUNTIFS(['Papers ASE'.$A$1:.$A$1552]; [.$H9]; ['Papers ASE'.$D$1:.$D$1552]; &quot;SIM&quot;)" office:value-type="float" office:value="0" calcext:value-type="float">
            <text:p>0</text:p>
          </table:table-cell>
          <table:table-cell/>
          <table:table-cell table:formula="of:=[.D9]+[.I9]" office:value-type="float" office:value="44" calcext:value-type="float">
            <text:p>44</text:p>
          </table:table-cell>
          <table:table-cell table:formula="of:=[.E9]+[.J9]" office:value-type="float" office:value="4" calcext:value-type="float">
            <text:p>4</text:p>
          </table:table-cell>
          <table:table-cell table:formula="of:=[.F9]+[.K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 1999</text:p>
          </table:table-cell>
          <table:table-cell table:formula="of:=COUNTIF(['Papers ASE'.$A$1:.$A$1553]; [.H10])" office:value-type="float" office:value="50" calcext:value-type="float">
            <text:p>50</text:p>
          </table:table-cell>
          <table:table-cell table:formula="of:=COUNTIFS(['Papers ASE'.$A$1:.$A$1552]; [.H10]; ['Papers ASE'.$C$1:.$C$1552]; &quot;SIM&quot;)" office:value-type="float" office:value="0" calcext:value-type="float">
            <text:p>0</text:p>
          </table:table-cell>
          <table:table-cell table:formula="of:=COUNTIFS(['Papers ASE'.$A$1:.$A$1552]; [.$H10]; ['Papers ASE'.$D$1:.$D$1552]; &quot;SIM&quot;)" office:value-type="float" office:value="0" calcext:value-type="float">
            <text:p>0</text:p>
          </table:table-cell>
          <table:table-cell/>
          <table:table-cell table:formula="of:=[.D10]+[.I10]" office:value-type="float" office:value="50" calcext:value-type="float">
            <text:p>50</text:p>
          </table:table-cell>
          <table:table-cell table:formula="of:=[.E10]+[.J10]" office:value-type="float" office:value="0" calcext:value-type="float">
            <text:p>0</text:p>
          </table:table-cell>
          <table:table-cell table:formula="of:=[.F10]+[.K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SE 2000</text:p>
          </table:table-cell>
          <table:table-cell table:formula="of:=COUNTIF(['Papers ASE'.$A$1:.$A$1553]; [.H11])" office:value-type="float" office:value="44" calcext:value-type="float">
            <text:p>44</text:p>
          </table:table-cell>
          <table:table-cell table:formula="of:=COUNTIFS(['Papers ASE'.$A$1:.$A$1552]; [.H11]; ['Papers ASE'.$C$1:.$C$1552]; &quot;SIM&quot;)" office:value-type="float" office:value="2" calcext:value-type="float">
            <text:p>2</text:p>
          </table:table-cell>
          <table:table-cell table:formula="of:=COUNTIFS(['Papers ASE'.$A$1:.$A$1552]; [.$H11]; ['Papers ASE'.$D$1:.$D$1552]; &quot;SIM&quot;)" office:value-type="float" office:value="0" calcext:value-type="float">
            <text:p>0</text:p>
          </table:table-cell>
          <table:table-cell/>
          <table:table-cell table:formula="of:=[.D11]+[.I11]" office:value-type="float" office:value="44" calcext:value-type="float">
            <text:p>44</text:p>
          </table:table-cell>
          <table:table-cell table:formula="of:=[.E11]+[.J11]" office:value-type="float" office:value="2" calcext:value-type="float">
            <text:p>2</text:p>
          </table:table-cell>
          <table:table-cell table:formula="of:=[.F11]+[.K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SCAM 2001</text:p>
          </table:table-cell>
          <table:table-cell table:formula="of:=COUNTIF(['Papers SCAM'.$A$1:.$A$361]; [.C12])" office:value-type="float" office:value="23" calcext:value-type="float">
            <text:p>23</text:p>
          </table:table-cell>
          <table:table-cell table:formula="of:=COUNTIFS(['Papers SCAM'.$A$1:.$A$361]; [.C12]; ['Papers SCAM'.$C$1:.$C$361]; &quot;SIM&quot;)" office:value-type="float" office:value="6" calcext:value-type="float">
            <text:p>6</text:p>
          </table:table-cell>
          <table:table-cell table:formula="of:=COUNTIFS(['Papers SCAM'.$A$1:.$A$361]; [.$C12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01</text:p>
          </table:table-cell>
          <table:table-cell table:formula="of:=COUNTIF(['Papers ASE'.$A$1:.$A$1553]; [.H12])" office:value-type="float" office:value="68" calcext:value-type="float">
            <text:p>68</text:p>
          </table:table-cell>
          <table:table-cell table:formula="of:=COUNTIFS(['Papers ASE'.$A$1:.$A$1552]; [.H12]; ['Papers ASE'.$C$1:.$C$1552]; &quot;SIM&quot;)" office:value-type="float" office:value="7" calcext:value-type="float">
            <text:p>7</text:p>
          </table:table-cell>
          <table:table-cell table:formula="of:=COUNTIFS(['Papers ASE'.$A$1:.$A$1552]; [.$H12]; ['Papers ASE'.$D$1:.$D$1552]; &quot;SIM&quot;)" office:value-type="float" office:value="2" calcext:value-type="float">
            <text:p>2</text:p>
          </table:table-cell>
          <table:table-cell/>
          <table:table-cell table:formula="of:=[.D12]+[.I12]" office:value-type="float" office:value="91" calcext:value-type="float">
            <text:p>91</text:p>
          </table:table-cell>
          <table:table-cell table:formula="of:=[.E12]+[.J12]" office:value-type="float" office:value="13" calcext:value-type="float">
            <text:p>13</text:p>
          </table:table-cell>
          <table:table-cell table:formula="of:=[.F12]+[.K1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SCAM 2002</text:p>
          </table:table-cell>
          <table:table-cell table:formula="of:=COUNTIF(['Papers SCAM'.$A$1:.$A$361]; [.C13])" office:value-type="float" office:value="18" calcext:value-type="float">
            <text:p>18</text:p>
          </table:table-cell>
          <table:table-cell table:formula="of:=COUNTIFS(['Papers SCAM'.$A$1:.$A$361]; [.C13]; ['Papers SCAM'.$C$1:.$C$361]; &quot;SIM&quot;)" office:value-type="float" office:value="6" calcext:value-type="float">
            <text:p>6</text:p>
          </table:table-cell>
          <table:table-cell table:formula="of:=COUNTIFS(['Papers SCAM'.$A$1:.$A$361]; [.$C13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02</text:p>
          </table:table-cell>
          <table:table-cell table:formula="of:=COUNTIF(['Papers ASE'.$A$1:.$A$1553]; [.H13])" office:value-type="float" office:value="46" calcext:value-type="float">
            <text:p>46</text:p>
          </table:table-cell>
          <table:table-cell table:formula="of:=COUNTIFS(['Papers ASE'.$A$1:.$A$1552]; [.H13]; ['Papers ASE'.$C$1:.$C$1552]; &quot;SIM&quot;)" office:value-type="float" office:value="5" calcext:value-type="float">
            <text:p>5</text:p>
          </table:table-cell>
          <table:table-cell table:formula="of:=COUNTIFS(['Papers ASE'.$A$1:.$A$1552]; [.$H13]; ['Papers ASE'.$D$1:.$D$1552]; &quot;SIM&quot;)" office:value-type="float" office:value="0" calcext:value-type="float">
            <text:p>0</text:p>
          </table:table-cell>
          <table:table-cell/>
          <table:table-cell table:formula="of:=[.D13]+[.I13]" office:value-type="float" office:value="64" calcext:value-type="float">
            <text:p>64</text:p>
          </table:table-cell>
          <table:table-cell table:formula="of:=[.E13]+[.J13]" office:value-type="float" office:value="11" calcext:value-type="float">
            <text:p>11</text:p>
          </table:table-cell>
          <table:table-cell table:formula="of:=[.F13]+[.K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SCAM 2003</text:p>
          </table:table-cell>
          <table:table-cell table:formula="of:=COUNTIF(['Papers SCAM'.$A$1:.$A$361]; [.C14])" office:value-type="float" office:value="21" calcext:value-type="float">
            <text:p>21</text:p>
          </table:table-cell>
          <table:table-cell table:formula="of:=COUNTIFS(['Papers SCAM'.$A$1:.$A$361]; [.C14]; ['Papers SCAM'.$C$1:.$C$361]; &quot;SIM&quot;)" office:value-type="float" office:value="8" calcext:value-type="float">
            <text:p>8</text:p>
          </table:table-cell>
          <table:table-cell table:formula="of:=COUNTIFS(['Papers SCAM'.$A$1:.$A$361]; [.$C14]; ['Papers SCAM'.$D$1:.$D$361]; &quot;SIM&quot;)" office:value-type="float" office:value="2" calcext:value-type="float">
            <text:p>2</text:p>
          </table:table-cell>
          <table:table-cell/>
          <table:table-cell office:value-type="string" calcext:value-type="string">
            <text:p>ASE 2003</text:p>
          </table:table-cell>
          <table:table-cell table:formula="of:=COUNTIF(['Papers ASE'.$A$1:.$A$1553]; [.H14])" office:value-type="float" office:value="54" calcext:value-type="float">
            <text:p>54</text:p>
          </table:table-cell>
          <table:table-cell table:formula="of:=COUNTIFS(['Papers ASE'.$A$1:.$A$1552]; [.H14]; ['Papers ASE'.$C$1:.$C$1552]; &quot;SIM&quot;)" office:value-type="float" office:value="5" calcext:value-type="float">
            <text:p>5</text:p>
          </table:table-cell>
          <table:table-cell table:formula="of:=COUNTIFS(['Papers ASE'.$A$1:.$A$1552]; [.$H14]; ['Papers ASE'.$D$1:.$D$1552]; &quot;SIM&quot;)" office:value-type="float" office:value="1" calcext:value-type="float">
            <text:p>1</text:p>
          </table:table-cell>
          <table:table-cell/>
          <table:table-cell table:formula="of:=[.D14]+[.I14]" office:value-type="float" office:value="75" calcext:value-type="float">
            <text:p>75</text:p>
          </table:table-cell>
          <table:table-cell table:formula="of:=[.E14]+[.J14]" office:value-type="float" office:value="13" calcext:value-type="float">
            <text:p>13</text:p>
          </table:table-cell>
          <table:table-cell table:formula="of:=[.F14]+[.K1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SCAM 2004</text:p>
          </table:table-cell>
          <table:table-cell table:formula="of:=COUNTIF(['Papers SCAM'.$A$1:.$A$361]; [.C15])" office:value-type="float" office:value="17" calcext:value-type="float">
            <text:p>17</text:p>
          </table:table-cell>
          <table:table-cell table:formula="of:=COUNTIFS(['Papers SCAM'.$A$1:.$A$361]; [.C15]; ['Papers SCAM'.$C$1:.$C$361]; &quot;SIM&quot;)" office:value-type="float" office:value="3" calcext:value-type="float">
            <text:p>3</text:p>
          </table:table-cell>
          <table:table-cell table:formula="of:=COUNTIFS(['Papers SCAM'.$A$1:.$A$361]; [.$C15]; ['Papers SCAM'.$D$1:.$D$361]; &quot;SIM&quot;)" office:value-type="float" office:value="1" calcext:value-type="float">
            <text:p>1</text:p>
          </table:table-cell>
          <table:table-cell/>
          <table:table-cell office:value-type="string" calcext:value-type="string">
            <text:p>ASE 2004</text:p>
          </table:table-cell>
          <table:table-cell table:formula="of:=COUNTIF(['Papers ASE'.$A$1:.$A$1553]; [.H15])" office:value-type="float" office:value="66" calcext:value-type="float">
            <text:p>66</text:p>
          </table:table-cell>
          <table:table-cell table:formula="of:=COUNTIFS(['Papers ASE'.$A$1:.$A$1552]; [.H15]; ['Papers ASE'.$C$1:.$C$1552]; &quot;SIM&quot;)" office:value-type="float" office:value="7" calcext:value-type="float">
            <text:p>7</text:p>
          </table:table-cell>
          <table:table-cell table:formula="of:=COUNTIFS(['Papers ASE'.$A$1:.$A$1552]; [.$H15]; ['Papers ASE'.$D$1:.$D$1552]; &quot;SIM&quot;)" office:value-type="float" office:value="0" calcext:value-type="float">
            <text:p>0</text:p>
          </table:table-cell>
          <table:table-cell/>
          <table:table-cell table:formula="of:=[.D15]+[.I15]" office:value-type="float" office:value="83" calcext:value-type="float">
            <text:p>83</text:p>
          </table:table-cell>
          <table:table-cell table:formula="of:=[.E15]+[.J15]" office:value-type="float" office:value="10" calcext:value-type="float">
            <text:p>10</text:p>
          </table:table-cell>
          <table:table-cell table:formula="of:=[.F15]+[.K15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SCAM 2005</text:p>
          </table:table-cell>
          <table:table-cell table:formula="of:=COUNTIF(['Papers SCAM'.$A$1:.$A$361]; [.C16])" office:value-type="float" office:value="19" calcext:value-type="float">
            <text:p>19</text:p>
          </table:table-cell>
          <table:table-cell table:formula="of:=COUNTIFS(['Papers SCAM'.$A$1:.$A$361]; [.C16]; ['Papers SCAM'.$C$1:.$C$361]; &quot;SIM&quot;)" office:value-type="float" office:value="7" calcext:value-type="float">
            <text:p>7</text:p>
          </table:table-cell>
          <table:table-cell table:formula="of:=COUNTIFS(['Papers SCAM'.$A$1:.$A$361]; [.$C16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05</text:p>
          </table:table-cell>
          <table:table-cell table:formula="of:=COUNTIF(['Papers ASE'.$A$1:.$A$1553]; [.H16])" office:value-type="float" office:value="72" calcext:value-type="float">
            <text:p>72</text:p>
          </table:table-cell>
          <table:table-cell table:formula="of:=COUNTIFS(['Papers ASE'.$A$1:.$A$1552]; [.H16]; ['Papers ASE'.$C$1:.$C$1552]; &quot;SIM&quot;)" office:value-type="float" office:value="11" calcext:value-type="float">
            <text:p>11</text:p>
          </table:table-cell>
          <table:table-cell table:formula="of:=COUNTIFS(['Papers ASE'.$A$1:.$A$1552]; [.$H16]; ['Papers ASE'.$D$1:.$D$1552]; &quot;SIM&quot;)" office:value-type="float" office:value="0" calcext:value-type="float">
            <text:p>0</text:p>
          </table:table-cell>
          <table:table-cell/>
          <table:table-cell table:formula="of:=[.D16]+[.I16]" office:value-type="float" office:value="91" calcext:value-type="float">
            <text:p>91</text:p>
          </table:table-cell>
          <table:table-cell table:formula="of:=[.E16]+[.J16]" office:value-type="float" office:value="18" calcext:value-type="float">
            <text:p>18</text:p>
          </table:table-cell>
          <table:table-cell table:formula="of:=[.F16]+[.K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SCAM 2006</text:p>
          </table:table-cell>
          <table:table-cell table:formula="of:=COUNTIF(['Papers SCAM'.$A$1:.$A$361]; [.C17])" office:value-type="float" office:value="22" calcext:value-type="float">
            <text:p>22</text:p>
          </table:table-cell>
          <table:table-cell table:formula="of:=COUNTIFS(['Papers SCAM'.$A$1:.$A$361]; [.C17]; ['Papers SCAM'.$C$1:.$C$361]; &quot;SIM&quot;)" office:value-type="float" office:value="10" calcext:value-type="float">
            <text:p>10</text:p>
          </table:table-cell>
          <table:table-cell table:formula="of:=COUNTIFS(['Papers SCAM'.$A$1:.$A$361]; [.$C17]; ['Papers SCAM'.$D$1:.$D$361]; &quot;SIM&quot;)" office:value-type="float" office:value="3" calcext:value-type="float">
            <text:p>3</text:p>
          </table:table-cell>
          <table:table-cell/>
          <table:table-cell office:value-type="string" calcext:value-type="string">
            <text:p>ASE 2006</text:p>
          </table:table-cell>
          <table:table-cell table:formula="of:=COUNTIF(['Papers ASE'.$A$1:.$A$1553]; [.H17])" office:value-type="float" office:value="58" calcext:value-type="float">
            <text:p>58</text:p>
          </table:table-cell>
          <table:table-cell table:formula="of:=COUNTIFS(['Papers ASE'.$A$1:.$A$1552]; [.H17]; ['Papers ASE'.$C$1:.$C$1552]; &quot;SIM&quot;)" office:value-type="float" office:value="12" calcext:value-type="float">
            <text:p>12</text:p>
          </table:table-cell>
          <table:table-cell table:formula="of:=COUNTIFS(['Papers ASE'.$A$1:.$A$1552]; [.$H17]; ['Papers ASE'.$D$1:.$D$1552]; &quot;SIM&quot;)" office:value-type="float" office:value="2" calcext:value-type="float">
            <text:p>2</text:p>
          </table:table-cell>
          <table:table-cell/>
          <table:table-cell table:formula="of:=[.D17]+[.I17]" office:value-type="float" office:value="80" calcext:value-type="float">
            <text:p>80</text:p>
          </table:table-cell>
          <table:table-cell table:formula="of:=[.E17]+[.J17]" office:value-type="float" office:value="22" calcext:value-type="float">
            <text:p>22</text:p>
          </table:table-cell>
          <table:table-cell table:formula="of:=[.F17]+[.K17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SCAM 2007</text:p>
          </table:table-cell>
          <table:table-cell table:formula="of:=COUNTIF(['Papers SCAM'.$A$1:.$A$361]; [.C18])" office:value-type="float" office:value="23" calcext:value-type="float">
            <text:p>23</text:p>
          </table:table-cell>
          <table:table-cell table:formula="of:=COUNTIFS(['Papers SCAM'.$A$1:.$A$361]; [.C18]; ['Papers SCAM'.$C$1:.$C$361]; &quot;SIM&quot;)" office:value-type="float" office:value="7" calcext:value-type="float">
            <text:p>7</text:p>
          </table:table-cell>
          <table:table-cell table:formula="of:=COUNTIFS(['Papers SCAM'.$A$1:.$A$361]; [.$C18]; ['Papers SCAM'.$D$1:.$D$361]; &quot;SIM&quot;)" office:value-type="float" office:value="1" calcext:value-type="float">
            <text:p>1</text:p>
          </table:table-cell>
          <table:table-cell/>
          <table:table-cell office:value-type="string" calcext:value-type="string">
            <text:p>ASE 2007</text:p>
          </table:table-cell>
          <table:table-cell table:formula="of:=COUNTIF(['Papers ASE'.$A$1:.$A$1553]; [.H18])" office:value-type="float" office:value="102" calcext:value-type="float">
            <text:p>102</text:p>
          </table:table-cell>
          <table:table-cell table:formula="of:=COUNTIFS(['Papers ASE'.$A$1:.$A$1552]; [.H18]; ['Papers ASE'.$C$1:.$C$1552]; &quot;SIM&quot;)" office:value-type="float" office:value="19" calcext:value-type="float">
            <text:p>19</text:p>
          </table:table-cell>
          <table:table-cell table:formula="of:=COUNTIFS(['Papers ASE'.$A$1:.$A$1552]; [.$H18]; ['Papers ASE'.$D$1:.$D$1552]; &quot;SIM&quot;)" office:value-type="float" office:value="3" calcext:value-type="float">
            <text:p>3</text:p>
          </table:table-cell>
          <table:table-cell/>
          <table:table-cell table:formula="of:=[.D18]+[.I18]" office:value-type="float" office:value="125" calcext:value-type="float">
            <text:p>125</text:p>
          </table:table-cell>
          <table:table-cell table:formula="of:=[.E18]+[.J18]" office:value-type="float" office:value="26" calcext:value-type="float">
            <text:p>26</text:p>
          </table:table-cell>
          <table:table-cell table:formula="of:=[.F18]+[.K1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SCAM 2008</text:p>
          </table:table-cell>
          <table:table-cell table:formula="of:=COUNTIF(['Papers SCAM'.$A$1:.$A$361]; [.C19])" office:value-type="float" office:value="29" calcext:value-type="float">
            <text:p>29</text:p>
          </table:table-cell>
          <table:table-cell table:formula="of:=COUNTIFS(['Papers SCAM'.$A$1:.$A$361]; [.C19]; ['Papers SCAM'.$C$1:.$C$361]; &quot;SIM&quot;)" office:value-type="float" office:value="14" calcext:value-type="float">
            <text:p>14</text:p>
          </table:table-cell>
          <table:table-cell table:formula="of:=COUNTIFS(['Papers SCAM'.$A$1:.$A$361]; [.$C19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08</text:p>
          </table:table-cell>
          <table:table-cell table:formula="of:=COUNTIF(['Papers ASE'.$A$1:.$A$1553]; [.H19])" office:value-type="float" office:value="90" calcext:value-type="float">
            <text:p>90</text:p>
          </table:table-cell>
          <table:table-cell table:formula="of:=COUNTIFS(['Papers ASE'.$A$1:.$A$1552]; [.H19]; ['Papers ASE'.$C$1:.$C$1552]; &quot;SIM&quot;)" office:value-type="float" office:value="18" calcext:value-type="float">
            <text:p>18</text:p>
          </table:table-cell>
          <table:table-cell table:formula="of:=COUNTIFS(['Papers ASE'.$A$1:.$A$1552]; [.$H19]; ['Papers ASE'.$D$1:.$D$1552]; &quot;SIM&quot;)" office:value-type="float" office:value="3" calcext:value-type="float">
            <text:p>3</text:p>
          </table:table-cell>
          <table:table-cell/>
          <table:table-cell table:formula="of:=[.D19]+[.I19]" office:value-type="float" office:value="119" calcext:value-type="float">
            <text:p>119</text:p>
          </table:table-cell>
          <table:table-cell table:formula="of:=[.E19]+[.J19]" office:value-type="float" office:value="32" calcext:value-type="float">
            <text:p>32</text:p>
          </table:table-cell>
          <table:table-cell table:formula="of:=[.F19]+[.K19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SCAM 2009</text:p>
          </table:table-cell>
          <table:table-cell table:formula="of:=COUNTIF(['Papers SCAM'.$A$1:.$A$361]; [.C20])" office:value-type="float" office:value="20" calcext:value-type="float">
            <text:p>20</text:p>
          </table:table-cell>
          <table:table-cell table:formula="of:=COUNTIFS(['Papers SCAM'.$A$1:.$A$361]; [.C20]; ['Papers SCAM'.$C$1:.$C$361]; &quot;SIM&quot;)" office:value-type="float" office:value="10" calcext:value-type="float">
            <text:p>10</text:p>
          </table:table-cell>
          <table:table-cell table:formula="of:=COUNTIFS(['Papers SCAM'.$A$1:.$A$361]; [.$C20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09</text:p>
          </table:table-cell>
          <table:table-cell table:formula="of:=COUNTIF(['Papers ASE'.$A$1:.$A$1553]; [.H20])" office:value-type="float" office:value="89" calcext:value-type="float">
            <text:p>89</text:p>
          </table:table-cell>
          <table:table-cell table:formula="of:=COUNTIFS(['Papers ASE'.$A$1:.$A$1552]; [.H20]; ['Papers ASE'.$C$1:.$C$1552]; &quot;SIM&quot;)" office:value-type="float" office:value="19" calcext:value-type="float">
            <text:p>19</text:p>
          </table:table-cell>
          <table:table-cell table:formula="of:=COUNTIFS(['Papers ASE'.$A$1:.$A$1552]; [.$H20]; ['Papers ASE'.$D$1:.$D$1552]; &quot;SIM&quot;)" office:value-type="float" office:value="4" calcext:value-type="float">
            <text:p>4</text:p>
          </table:table-cell>
          <table:table-cell/>
          <table:table-cell table:formula="of:=[.D20]+[.I20]" office:value-type="float" office:value="109" calcext:value-type="float">
            <text:p>109</text:p>
          </table:table-cell>
          <table:table-cell table:formula="of:=[.E20]+[.J20]" office:value-type="float" office:value="29" calcext:value-type="float">
            <text:p>29</text:p>
          </table:table-cell>
          <table:table-cell table:formula="of:=[.F20]+[.K2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SCAM 2010</text:p>
          </table:table-cell>
          <table:table-cell table:formula="of:=COUNTIF(['Papers SCAM'.$A$1:.$A$361]; [.C21])" office:value-type="float" office:value="21" calcext:value-type="float">
            <text:p>21</text:p>
          </table:table-cell>
          <table:table-cell table:formula="of:=COUNTIFS(['Papers SCAM'.$A$1:.$A$361]; [.C21]; ['Papers SCAM'.$C$1:.$C$361]; &quot;SIM&quot;)" office:value-type="float" office:value="15" calcext:value-type="float">
            <text:p>15</text:p>
          </table:table-cell>
          <table:table-cell table:formula="of:=COUNTIFS(['Papers SCAM'.$A$1:.$A$361]; [.$C21]; ['Papers SCAM'.$D$1:.$D$361]; &quot;SIM&quot;)" office:value-type="float" office:value="3" calcext:value-type="float">
            <text:p>3</text:p>
          </table:table-cell>
          <table:table-cell/>
          <table:table-cell office:value-type="string" calcext:value-type="string">
            <text:p>ASE 2010</text:p>
          </table:table-cell>
          <table:table-cell table:formula="of:=COUNTIF(['Papers ASE'.$A$1:.$A$1553]; [.H21])" office:value-type="float" office:value="87" calcext:value-type="float">
            <text:p>87</text:p>
          </table:table-cell>
          <table:table-cell table:formula="of:=COUNTIFS(['Papers ASE'.$A$1:.$A$1552]; [.H21]; ['Papers ASE'.$C$1:.$C$1552]; &quot;SIM&quot;)" office:value-type="float" office:value="20" calcext:value-type="float">
            <text:p>20</text:p>
          </table:table-cell>
          <table:table-cell table:formula="of:=COUNTIFS(['Papers ASE'.$A$1:.$A$1552]; [.$H21]; ['Papers ASE'.$D$1:.$D$1552]; &quot;SIM&quot;)" office:value-type="float" office:value="2" calcext:value-type="float">
            <text:p>2</text:p>
          </table:table-cell>
          <table:table-cell/>
          <table:table-cell table:formula="of:=[.D21]+[.I21]" office:value-type="float" office:value="108" calcext:value-type="float">
            <text:p>108</text:p>
          </table:table-cell>
          <table:table-cell table:formula="of:=[.E21]+[.J21]" office:value-type="float" office:value="35" calcext:value-type="float">
            <text:p>35</text:p>
          </table:table-cell>
          <table:table-cell table:formula="of:=[.F21]+[.K2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SCAM 2011</text:p>
          </table:table-cell>
          <table:table-cell table:formula="of:=COUNTIF(['Papers SCAM'.$A$1:.$A$361]; [.C22])" office:value-type="float" office:value="21" calcext:value-type="float">
            <text:p>21</text:p>
          </table:table-cell>
          <table:table-cell table:formula="of:=COUNTIFS(['Papers SCAM'.$A$1:.$A$361]; [.C22]; ['Papers SCAM'.$C$1:.$C$361]; &quot;SIM&quot;)" office:value-type="float" office:value="10" calcext:value-type="float">
            <text:p>10</text:p>
          </table:table-cell>
          <table:table-cell table:formula="of:=COUNTIFS(['Papers SCAM'.$A$1:.$A$361]; [.$C22]; ['Papers SCAM'.$D$1:.$D$361]; &quot;SIM&quot;)" office:value-type="float" office:value="2" calcext:value-type="float">
            <text:p>2</text:p>
          </table:table-cell>
          <table:table-cell/>
          <table:table-cell office:value-type="string" calcext:value-type="string">
            <text:p>ASE 2011</text:p>
          </table:table-cell>
          <table:table-cell table:formula="of:=COUNTIF(['Papers ASE'.$A$1:.$A$1553]; [.H22])" office:value-type="float" office:value="112" calcext:value-type="float">
            <text:p>112</text:p>
          </table:table-cell>
          <table:table-cell table:formula="of:=COUNTIFS(['Papers ASE'.$A$1:.$A$1552]; [.H22]; ['Papers ASE'.$C$1:.$C$1552]; &quot;SIM&quot;)" office:value-type="float" office:value="28" calcext:value-type="float">
            <text:p>28</text:p>
          </table:table-cell>
          <table:table-cell table:formula="of:=COUNTIFS(['Papers ASE'.$A$1:.$A$1552]; [.$H22]; ['Papers ASE'.$D$1:.$D$1552]; &quot;SIM&quot;)" office:value-type="float" office:value="3" calcext:value-type="float">
            <text:p>3</text:p>
          </table:table-cell>
          <table:table-cell/>
          <table:table-cell table:formula="of:=[.D22]+[.I22]" office:value-type="float" office:value="133" calcext:value-type="float">
            <text:p>133</text:p>
          </table:table-cell>
          <table:table-cell table:formula="of:=[.E22]+[.J22]" office:value-type="float" office:value="38" calcext:value-type="float">
            <text:p>38</text:p>
          </table:table-cell>
          <table:table-cell table:formula="of:=[.F22]+[.K22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SCAM 2012</text:p>
          </table:table-cell>
          <table:table-cell table:formula="of:=COUNTIF(['Papers SCAM'.$A$1:.$A$361]; [.C23])" office:value-type="float" office:value="22" calcext:value-type="float">
            <text:p>22</text:p>
          </table:table-cell>
          <table:table-cell table:formula="of:=COUNTIFS(['Papers SCAM'.$A$1:.$A$361]; [.C23]; ['Papers SCAM'.$C$1:.$C$361]; &quot;SIM&quot;)" office:value-type="float" office:value="12" calcext:value-type="float">
            <text:p>12</text:p>
          </table:table-cell>
          <table:table-cell table:formula="of:=COUNTIFS(['Papers SCAM'.$A$1:.$A$361]; [.$C23]; ['Papers SCAM'.$D$1:.$D$361]; &quot;SIM&quot;)" office:value-type="float" office:value="2" calcext:value-type="float">
            <text:p>2</text:p>
          </table:table-cell>
          <table:table-cell/>
          <table:table-cell office:value-type="string" calcext:value-type="string">
            <text:p>ASE 2012</text:p>
          </table:table-cell>
          <table:table-cell table:formula="of:=COUNTIF(['Papers ASE'.$A$1:.$A$1553]; [.H23])" office:value-type="float" office:value="68" calcext:value-type="float">
            <text:p>68</text:p>
          </table:table-cell>
          <table:table-cell table:formula="of:=COUNTIFS(['Papers ASE'.$A$1:.$A$1552]; [.H23]; ['Papers ASE'.$C$1:.$C$1552]; &quot;SIM&quot;)" office:value-type="float" office:value="16" calcext:value-type="float">
            <text:p>16</text:p>
          </table:table-cell>
          <table:table-cell table:formula="of:=COUNTIFS(['Papers ASE'.$A$1:.$A$1552]; [.$H23]; ['Papers ASE'.$D$1:.$D$1552]; &quot;SIM&quot;)" office:value-type="float" office:value="4" calcext:value-type="float">
            <text:p>4</text:p>
          </table:table-cell>
          <table:table-cell/>
          <table:table-cell table:formula="of:=[.D23]+[.I23]" office:value-type="float" office:value="90" calcext:value-type="float">
            <text:p>90</text:p>
          </table:table-cell>
          <table:table-cell table:formula="of:=[.E23]+[.J23]" office:value-type="float" office:value="28" calcext:value-type="float">
            <text:p>28</text:p>
          </table:table-cell>
          <table:table-cell table:formula="of:=[.F23]+[.K23]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SCAM 2013</text:p>
          </table:table-cell>
          <table:table-cell table:formula="of:=COUNTIF(['Papers SCAM'.$A$1:.$A$361]; [.C24])" office:value-type="float" office:value="24" calcext:value-type="float">
            <text:p>24</text:p>
          </table:table-cell>
          <table:table-cell table:formula="of:=COUNTIFS(['Papers SCAM'.$A$1:.$A$361]; [.C24]; ['Papers SCAM'.$C$1:.$C$361]; &quot;SIM&quot;)" office:value-type="float" office:value="13" calcext:value-type="float">
            <text:p>13</text:p>
          </table:table-cell>
          <table:table-cell table:formula="of:=COUNTIFS(['Papers SCAM'.$A$1:.$A$361]; [.$C24]; ['Papers SCAM'.$D$1:.$D$361]; &quot;SIM&quot;)" office:value-type="float" office:value="0" calcext:value-type="float">
            <text:p>0</text:p>
          </table:table-cell>
          <table:table-cell/>
          <table:table-cell office:value-type="string" calcext:value-type="string">
            <text:p>ASE 2013</text:p>
          </table:table-cell>
          <table:table-cell table:formula="of:=COUNTIF(['Papers ASE'.$A$1:.$A$1553]; [.H24])" office:value-type="float" office:value="91" calcext:value-type="float">
            <text:p>91</text:p>
          </table:table-cell>
          <table:table-cell table:formula="of:=COUNTIFS(['Papers ASE'.$A$1:.$A$1552]; [.H24]; ['Papers ASE'.$C$1:.$C$1552]; &quot;SIM&quot;)" office:value-type="float" office:value="29" calcext:value-type="float">
            <text:p>29</text:p>
          </table:table-cell>
          <table:table-cell table:formula="of:=COUNTIFS(['Papers ASE'.$A$1:.$A$1552]; [.$H24]; ['Papers ASE'.$D$1:.$D$1552]; &quot;SIM&quot;)" office:value-type="float" office:value="4" calcext:value-type="float">
            <text:p>4</text:p>
          </table:table-cell>
          <table:table-cell/>
          <table:table-cell table:formula="of:=[.D24]+[.I24]" office:value-type="float" office:value="115" calcext:value-type="float">
            <text:p>115</text:p>
          </table:table-cell>
          <table:table-cell table:formula="of:=[.E24]+[.J24]" office:value-type="float" office:value="42" calcext:value-type="float">
            <text:p>42</text:p>
          </table:table-cell>
          <table:table-cell table:formula="of:=[.F24]+[.K2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SCAM 2014</text:p>
          </table:table-cell>
          <table:table-cell table:formula="of:=COUNTIF(['Papers SCAM'.$A$1:.$A$361]; [.C25])" office:value-type="float" office:value="36" calcext:value-type="float">
            <text:p>36</text:p>
          </table:table-cell>
          <table:table-cell table:formula="of:=COUNTIFS(['Papers SCAM'.$A$1:.$A$361]; [.C25]; ['Papers SCAM'.$C$1:.$C$361]; &quot;SIM&quot;)" office:value-type="float" office:value="16" calcext:value-type="float">
            <text:p>16</text:p>
          </table:table-cell>
          <table:table-cell table:formula="of:=COUNTIFS(['Papers SCAM'.$A$1:.$A$361]; [.$C25]; ['Papers SCAM'.$D$1:.$D$361]; &quot;SIM&quot;)" office:value-type="float" office:value="4" calcext:value-type="float">
            <text:p>4</text:p>
          </table:table-cell>
          <table:table-cell/>
          <table:table-cell office:value-type="string" calcext:value-type="string">
            <text:p>ASE 2014</text:p>
          </table:table-cell>
          <table:table-cell table:formula="of:=COUNTIF(['Papers ASE'.$A$1:.$A$1553]; [.H25])" office:value-type="float" office:value="104" calcext:value-type="float">
            <text:p>104</text:p>
          </table:table-cell>
          <table:table-cell table:formula="of:=COUNTIFS(['Papers ASE'.$A$1:.$A$1552]; [.H25]; ['Papers ASE'.$C$1:.$C$1552]; &quot;SIM&quot;)" office:value-type="float" office:value="41" calcext:value-type="float">
            <text:p>41</text:p>
          </table:table-cell>
          <table:table-cell table:formula="of:=COUNTIFS(['Papers ASE'.$A$1:.$A$1552]; [.$H25]; ['Papers ASE'.$D$1:.$D$1552]; &quot;SIM&quot;)" office:value-type="float" office:value="8" calcext:value-type="float">
            <text:p>8</text:p>
          </table:table-cell>
          <table:table-cell/>
          <table:table-cell table:formula="of:=[.D25]+[.I25]" office:value-type="float" office:value="140" calcext:value-type="float">
            <text:p>140</text:p>
          </table:table-cell>
          <table:table-cell table:formula="of:=[.E25]+[.J25]" office:value-type="float" office:value="57" calcext:value-type="float">
            <text:p>57</text:p>
          </table:table-cell>
          <table:table-cell table:formula="of:=[.F25]+[.K2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SCAM 2015</text:p>
          </table:table-cell>
          <table:table-cell table:formula="of:=COUNTIF(['Papers SCAM'.$A$1:.$A$361]; [.C26])" office:value-type="float" office:value="30" calcext:value-type="float">
            <text:p>30</text:p>
          </table:table-cell>
          <table:table-cell table:formula="of:=COUNTIFS(['Papers SCAM'.$A$1:.$A$361]; [.C26]; ['Papers SCAM'.$C$1:.$C$361]; &quot;SIM&quot;)" office:value-type="float" office:value="18" calcext:value-type="float">
            <text:p>18</text:p>
          </table:table-cell>
          <table:table-cell table:formula="of:=COUNTIFS(['Papers SCAM'.$A$1:.$A$361]; [.$C26]; ['Papers SCAM'.$D$1:.$D$361]; &quot;SIM&quot;)" office:value-type="float" office:value="2" calcext:value-type="float">
            <text:p>2</text:p>
          </table:table-cell>
          <table:table-cell/>
          <table:table-cell office:value-type="string" calcext:value-type="string">
            <text:p>ASE 2015</text:p>
          </table:table-cell>
          <table:table-cell table:formula="of:=COUNTIF(['Papers ASE'.$A$1:.$A$1553]; [.H26])" office:value-type="float" office:value="100" calcext:value-type="float">
            <text:p>100</text:p>
          </table:table-cell>
          <table:table-cell table:formula="of:=COUNTIFS(['Papers ASE'.$A$1:.$A$1552]; [.H26]; ['Papers ASE'.$C$1:.$C$1552]; &quot;SIM&quot;)" office:value-type="float" office:value="42" calcext:value-type="float">
            <text:p>42</text:p>
          </table:table-cell>
          <table:table-cell table:formula="of:=COUNTIFS(['Papers ASE'.$A$1:.$A$1552]; [.$H26]; ['Papers ASE'.$D$1:.$D$1552]; &quot;SIM&quot;)" office:value-type="float" office:value="5" calcext:value-type="float">
            <text:p>5</text:p>
          </table:table-cell>
          <table:table-cell/>
          <table:table-cell table:formula="of:=[.D26]+[.I26]" office:value-type="float" office:value="130" calcext:value-type="float">
            <text:p>130</text:p>
          </table:table-cell>
          <table:table-cell table:formula="of:=[.E26]+[.J26]" office:value-type="float" office:value="60" calcext:value-type="float">
            <text:p>60</text:p>
          </table:table-cell>
          <table:table-cell table:formula="of:=[.F26]+[.K26]" office:value-type="float" office:value="7" calcext:value-type="float">
            <text:p>7</text:p>
          </table:table-cell>
        </table:table-row>
        <table:table-row table:style-name="ro1">
          <table:table-cell table:style-name="ce168"/>
          <table:table-cell/>
          <table:table-cell table:style-name="ce24" office:value-type="string" calcext:value-type="string">
            <text:p>Papers total</text:p>
          </table:table-cell>
          <table:table-cell table:style-name="ce24" table:formula="of:=SUM([.D12:.D26])" office:value-type="float" office:value="346" calcext:value-type="float">
            <text:p>346</text:p>
          </table:table-cell>
          <table:table-cell table:style-name="ce5" table:formula="of:=SUM([.E12:.E26])" office:value-type="float" office:value="155" calcext:value-type="float">
            <text:p>155</text:p>
          </table:table-cell>
          <table:table-cell table:style-name="ce8" table:formula="of:=SUM([.F12:.F26])" office:value-type="float" office:value="20" calcext:value-type="float">
            <text:p>20</text:p>
          </table:table-cell>
          <table:table-cell/>
          <table:table-cell table:style-name="ce24" office:value-type="string" calcext:value-type="string">
            <text:p>Total</text:p>
          </table:table-cell>
          <table:table-cell table:style-name="ce24" table:formula="of:=SUM([.I2:.I26])" office:value-type="float" office:value="1527" calcext:value-type="float">
            <text:p>1527</text:p>
          </table:table-cell>
          <table:table-cell table:style-name="ce5" table:formula="of:=SUM([.J2:.J26])" office:value-type="float" office:value="286" calcext:value-type="float">
            <text:p>286</text:p>
          </table:table-cell>
          <table:table-cell table:style-name="ce8" table:formula="of:=SUM([.K2:.K26])" office:value-type="float" office:value="41" calcext:value-type="float">
            <text:p>41</text:p>
          </table:table-cell>
          <table:table-cell/>
          <table:table-cell table:style-name="ce24" table:formula="of:=SUM([.M2:.M26])" office:value-type="float" office:value="1873" calcext:value-type="float">
            <text:p>1873</text:p>
          </table:table-cell>
          <table:table-cell table:style-name="ce5" table:formula="of:=SUM([.N2:.N26])" office:value-type="float" office:value="441" calcext:value-type="float">
            <text:p>441</text:p>
          </table:table-cell>
          <table:table-cell table:style-name="ce8" table:formula="of:=SUM([.O2:.O26])" office:value-type="float" office:value="61" calcext:value-type="float">
            <text:p>61</text:p>
          </table:table-cell>
        </table:table-row>
        <table:table-row table:style-name="ro1">
          <table:table-cell table:style-name="ce168"/>
          <table:table-cell/>
          <table:table-cell table:style-name="ce24" office:value-type="string" calcext:value-type="string">
            <text:p>Média</text:p>
          </table:table-cell>
          <table:table-cell table:style-name="ce25" table:formula="of:=AVERAGE([.D12:.D26])" office:value-type="float" office:value="23.0666666666667" calcext:value-type="float">
            <text:p>23</text:p>
          </table:table-cell>
          <table:table-cell table:style-name="ce26" table:formula="of:=AVERAGE([.E12:.E26])" office:value-type="float" office:value="10.3333333333333" calcext:value-type="float">
            <text:p>10</text:p>
          </table:table-cell>
          <table:table-cell table:style-name="ce27" table:formula="of:=AVERAGE([.F12:.F26])" office:value-type="float" office:value="1.33333333333333" calcext:value-type="float">
            <text:p>1</text:p>
          </table:table-cell>
          <table:table-cell/>
          <table:table-cell table:style-name="ce24" office:value-type="string" calcext:value-type="string">
            <text:p>Média</text:p>
          </table:table-cell>
          <table:table-cell table:style-name="ce25" table:formula="of:=AVERAGE([.I2:.I26])" office:value-type="float" office:value="61.08" calcext:value-type="float">
            <text:p>61</text:p>
          </table:table-cell>
          <table:table-cell table:style-name="ce26" table:formula="of:=AVERAGE([.J2:.J26])" office:value-type="float" office:value="11.44" calcext:value-type="float">
            <text:p>11</text:p>
          </table:table-cell>
          <table:table-cell table:style-name="ce27" table:formula="of:=AVERAGE([.K2:.K26])" office:value-type="float" office:value="1.64" calcext:value-type="float">
            <text:p>2</text:p>
          </table:table-cell>
          <table:table-cell/>
          <table:table-cell table:style-name="ce25" table:formula="of:=AVERAGE([.M2:.M26])" office:value-type="float" office:value="74.92" calcext:value-type="float">
            <text:p>75</text:p>
          </table:table-cell>
          <table:table-cell table:style-name="ce26" table:formula="of:=AVERAGE([.N2:.N26])" office:value-type="float" office:value="17.64" calcext:value-type="float">
            <text:p>18</text:p>
          </table:table-cell>
          <table:table-cell table:style-name="ce27" table:formula="of:=AVERAGE([.O2:.O26])" office:value-type="float" office:value="2.44" calcext:value-type="float">
            <text:p>2</text:p>
          </table:table-cell>
        </table:table-row>
        <table:table-row table:style-name="ro1">
          <table:table-cell table:style-name="ce168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3"/>
        </table:table-row>
      </table:table>
      <table:table table:name="Ferramentas por Ano" table:style-name="ta1">
        <office:forms form:automatic-focus="false" form:apply-design-mode="false"/>
        <table:shapes>
          <draw:frame draw:z-index="0" draw:style-name="gr1" draw:text-style-name="P1" svg:width="228.4mm" svg:height="78.61mm" svg:x="78.23mm" svg:y="307.17mm">
            <loext:p draw:notify-on-update-of-ranges="'Ferramentas por Ano'.A64:'Ferramentas por Ano'.A78 'Ferramentas por Ano'.B64:'Ferramentas por Ano'.B7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28.73mm" svg:height="81.6mm" svg:x="78.23mm" svg:y="414.02mm">
            <loext:p draw:notify-on-update-of-ranges="'Ferramentas por Ano'.A88:'Ferramentas por Ano'.A102 'Ferramentas por Ano'.B87:'Ferramentas por Ano'.B87 'Ferramentas por Ano'.B88:'Ferramentas por Ano'.B10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6" table:default-cell-style-name="Default"/>
        <table:table-column table:style-name="co17" table:default-cell-style-name="Default"/>
        <table:table-column table:style-name="co18" table:default-cell-style-name="ce38"/>
        <table:table-column table:style-name="co3" table:number-columns-repeated="1017" table:default-cell-style-name="Default"/>
        <table:table-row table:style-name="ro1">
          <table:table-cell table:style-name="ce155" office:value-type="string" calcext:value-type="string">
            <text:p>Ano</text:p>
          </table:table-cell>
          <table:table-cell table:style-name="ce155" office:value-type="string" calcext:value-type="string">
            <text:p>Ferramenta</text:p>
          </table:table-cell>
          <table:table-cell table:style-name="ce155" office:value-type="string" calcext:value-type="string">
            <text:p>Disponibilidade da ferramenta</text:p>
          </table:table-cell>
          <table:table-cell table:number-columns-repeated="1017"/>
        </table:table-row>
        <table:table-row table:style-name="ro1">
          <table:table-cell table:style-name="ce156" office:value-type="float" office:value="2001" calcext:value-type="float">
            <text:p>2001</text:p>
          </table:table-cell>
          <table:table-cell table:style-name="ce159" office:value-type="string" calcext:value-type="string">
            <text:p>composite</text:p>
          </table:table-cell>
          <table:table-cell table:style-name="ce156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156" office:value-type="float" office:value="2003" calcext:value-type="float">
            <text:p>2003</text:p>
          </table:table-cell>
          <table:table-cell table:style-name="ce159" office:value-type="string" calcext:value-type="string">
            <text:p>CodeBoost</text:p>
          </table:table-cell>
          <table:table-cell table:style-name="ce156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156" office:value-type="float" office:value="2006" calcext:value-type="float">
            <text:p>2006</text:p>
          </table:table-cell>
          <table:table-cell table:style-name="ce159" office:value-type="string" calcext:value-type="string">
            <text:p>Indus</text:p>
          </table:table-cell>
          <table:table-cell table:style-name="ce156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156" office:value-type="float" office:value="2006" calcext:value-type="float">
            <text:p>2006</text:p>
          </table:table-cell>
          <table:table-cell table:style-name="ce159" office:value-type="string" calcext:value-type="string">
            <text:p>Kiasan/Bogor</text:p>
          </table:table-cell>
          <table:table-cell table:style-name="ce156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156" office:value-type="float" office:value="2006" calcext:value-type="float">
            <text:p>2006</text:p>
          </table:table-cell>
          <table:table-cell table:style-name="ce159" office:value-type="string" calcext:value-type="string">
            <text:p>mygcc</text:p>
          </table:table-cell>
          <table:table-cell table:style-name="ce156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156" office:value-type="float" office:value="2006" calcext:value-type="float">
            <text:p>2006</text:p>
          </table:table-cell>
          <table:table-cell table:style-name="ce159" office:value-type="string" calcext:value-type="string">
            <text:p>TACLE</text:p>
          </table:table-cell>
          <table:table-cell table:style-name="ce156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156" office:value-type="float" office:value="2007" calcext:value-type="float">
            <text:p>2007</text:p>
          </table:table-cell>
          <table:table-cell table:style-name="ce159" office:value-type="string" calcext:value-type="string">
            <text:p>JastAdd</text:p>
          </table:table-cell>
          <table:table-cell table:style-name="ce156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156" office:value-type="float" office:value="2008" calcext:value-type="float">
            <text:p>2008</text:p>
          </table:table-cell>
          <table:table-cell table:style-name="ce159" office:value-type="string" calcext:value-type="string">
            <text:p>PtYasm (duplicado)</text:p>
          </table:table-cell>
          <table:table-cell table:style-name="ce156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156" office:value-type="float" office:value="2009" calcext:value-type="float">
            <text:p>2009</text:p>
          </table:table-cell>
          <table:table-cell table:style-name="ce159" office:value-type="string" calcext:value-type="string">
            <text:p>Jtop</text:p>
          </table:table-cell>
          <table:table-cell table:style-name="ce156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156" office:value-type="float" office:value="2009" calcext:value-type="float">
            <text:p>2009</text:p>
          </table:table-cell>
          <table:table-cell table:style-name="ce159" office:value-type="string" calcext:value-type="string">
            <text:p>Loopfrog</text:p>
          </table:table-cell>
          <table:table-cell table:style-name="ce156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156" office:value-type="float" office:value="2009" calcext:value-type="float">
            <text:p>2009</text:p>
          </table:table-cell>
          <table:table-cell table:style-name="ce159" office:value-type="string" calcext:value-type="string">
            <text:p>ReAssert</text:p>
          </table:table-cell>
          <table:table-cell table:style-name="ce156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156" office:value-type="float" office:value="2010" calcext:value-type="float">
            <text:p>2010</text:p>
          </table:table-cell>
          <table:table-cell table:style-name="ce159" office:value-type="string" calcext:value-type="string">
            <text:p>GUIZMO</text:p>
          </table:table-cell>
          <table:table-cell table:style-name="ce156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156" office:value-type="float" office:value="2010" calcext:value-type="float">
            <text:p>2010</text:p>
          </table:table-cell>
          <table:table-cell table:style-name="ce159" office:value-type="string" calcext:value-type="string">
            <text:p>WALA</text:p>
          </table:table-cell>
          <table:table-cell table:style-name="ce156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156" office:value-type="float" office:value="2010" calcext:value-type="float">
            <text:p>2010</text:p>
          </table:table-cell>
          <table:table-cell table:style-name="ce159" office:value-type="string" calcext:value-type="string">
            <text:p>Wrangler</text:p>
          </table:table-cell>
          <table:table-cell table:style-name="ce156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156" office:value-type="float" office:value="2011" calcext:value-type="float">
            <text:p>2011</text:p>
          </table:table-cell>
          <table:table-cell table:style-name="ce159" office:value-type="string" calcext:value-type="string">
            <text:p>EJB</text:p>
          </table:table-cell>
          <table:table-cell table:style-name="ce156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156" office:value-type="float" office:value="2011" calcext:value-type="float">
            <text:p>2011</text:p>
          </table:table-cell>
          <table:table-cell table:style-name="ce159" office:value-type="string" calcext:value-type="string">
            <text:p>srcML</text:p>
          </table:table-cell>
          <table:table-cell table:style-name="ce156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156" office:value-type="float" office:value="2012" calcext:value-type="float">
            <text:p>2012</text:p>
          </table:table-cell>
          <table:table-cell table:style-name="ce159" office:value-type="string" calcext:value-type="string">
            <text:p>AccessAnalysis</text:p>
          </table:table-cell>
          <table:table-cell table:style-name="ce156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156" office:value-type="float" office:value="2012" calcext:value-type="float">
            <text:p>2012</text:p>
          </table:table-cell>
          <table:table-cell table:style-name="ce159" office:value-type="string" calcext:value-type="string">
            <text:p>error-prone</text:p>
          </table:table-cell>
          <table:table-cell table:style-name="ce156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156" office:value-type="float" office:value="2013" calcext:value-type="float">
            <text:p>2013</text:p>
          </table:table-cell>
          <table:table-cell table:style-name="ce159" office:value-type="string" calcext:value-type="string">
            <text:p>CSeq</text:p>
          </table:table-cell>
          <table:table-cell table:style-name="ce156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156" office:value-type="float" office:value="2013" calcext:value-type="float">
            <text:p>2013</text:p>
          </table:table-cell>
          <table:table-cell table:style-name="ce159" office:value-type="string" calcext:value-type="string">
            <text:p>JFlow</text:p>
          </table:table-cell>
          <table:table-cell table:style-name="ce156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156" office:value-type="float" office:value="2014" calcext:value-type="float">
            <text:p>2014</text:p>
          </table:table-cell>
          <table:table-cell table:style-name="ce159" office:value-type="string" calcext:value-type="string">
            <text:p>Derailer</text:p>
          </table:table-cell>
          <table:table-cell table:style-name="ce156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156" office:value-type="float" office:value="2014" calcext:value-type="float">
            <text:p>2014</text:p>
          </table:table-cell>
          <table:table-cell table:style-name="ce159" office:value-type="string" calcext:value-type="string">
            <text:p>DOMPLETION</text:p>
          </table:table-cell>
          <table:table-cell table:style-name="ce156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156" office:value-type="float" office:value="2014" calcext:value-type="float">
            <text:p>2014</text:p>
          </table:table-cell>
          <table:table-cell table:style-name="ce159" office:value-type="string" calcext:value-type="string">
            <text:p>e-munity</text:p>
          </table:table-cell>
          <table:table-cell table:style-name="ce156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156" office:value-type="float" office:value="2014" calcext:value-type="float">
            <text:p>2014</text:p>
          </table:table-cell>
          <table:table-cell table:style-name="ce159" office:value-type="string" calcext:value-type="string">
            <text:p>Flowgen</text:p>
          </table:table-cell>
          <table:table-cell table:style-name="ce156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156" office:value-type="float" office:value="2014" calcext:value-type="float">
            <text:p>2014</text:p>
          </table:table-cell>
          <table:table-cell table:style-name="ce159" office:value-type="string" calcext:value-type="string">
            <text:p>GumTree</text:p>
          </table:table-cell>
          <table:table-cell table:style-name="ce156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156" office:value-type="float" office:value="2014" calcext:value-type="float">
            <text:p>2014</text:p>
          </table:table-cell>
          <table:table-cell table:style-name="ce159" office:value-type="string" calcext:value-type="string">
            <text:p>HUSACCT</text:p>
          </table:table-cell>
          <table:table-cell table:style-name="ce156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156" office:value-type="float" office:value="2014" calcext:value-type="float">
            <text:p>2014</text:p>
          </table:table-cell>
          <table:table-cell table:style-name="ce159" office:value-type="string" calcext:value-type="string">
            <text:p>Lotrack</text:p>
          </table:table-cell>
          <table:table-cell table:style-name="ce156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156" office:value-type="float" office:value="2014" calcext:value-type="float">
            <text:p>2014</text:p>
          </table:table-cell>
          <table:table-cell table:style-name="ce159" office:value-type="string" calcext:value-type="string">
            <text:p>MPAnalyzer</text:p>
          </table:table-cell>
          <table:table-cell table:style-name="ce156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156" office:value-type="float" office:value="2014" calcext:value-type="float">
            <text:p>2014</text:p>
          </table:table-cell>
          <table:table-cell table:style-name="ce159" office:value-type="string" calcext:value-type="string">
            <text:p>PHP AiR</text:p>
          </table:table-cell>
          <table:table-cell table:style-name="ce156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156" office:value-type="float" office:value="2014" calcext:value-type="float">
            <text:p>2014</text:p>
          </table:table-cell>
          <table:table-cell table:style-name="ce159" office:value-type="string" calcext:value-type="string">
            <text:p>SonarQubePlugin</text:p>
          </table:table-cell>
          <table:table-cell table:style-name="ce156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156" office:value-type="float" office:value="2014" calcext:value-type="float">
            <text:p>2014</text:p>
          </table:table-cell>
          <table:table-cell table:style-name="ce159" office:value-type="string" calcext:value-type="string">
            <text:p>TEBA</text:p>
          </table:table-cell>
          <table:table-cell table:style-name="ce156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156" office:value-type="float" office:value="2015" calcext:value-type="float">
            <text:p>2015</text:p>
          </table:table-cell>
          <table:table-cell table:style-name="ce159" office:value-type="string" calcext:value-type="string">
            <text:p>2LS</text:p>
          </table:table-cell>
          <table:table-cell table:style-name="ce156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156" office:value-type="float" office:value="2015" calcext:value-type="float">
            <text:p>2015</text:p>
          </table:table-cell>
          <table:table-cell table:style-name="ce159" office:value-type="string" calcext:value-type="string">
            <text:p>CIVL</text:p>
          </table:table-cell>
          <table:table-cell table:style-name="ce156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156" office:value-type="float" office:value="2015" calcext:value-type="float">
            <text:p>2015</text:p>
          </table:table-cell>
          <table:table-cell table:style-name="ce159" office:value-type="string" calcext:value-type="string">
            <text:p>FaultBuster</text:p>
          </table:table-cell>
          <table:table-cell table:style-name="ce156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156" office:value-type="float" office:value="2015" calcext:value-type="float">
            <text:p>2015</text:p>
          </table:table-cell>
          <table:table-cell table:style-name="ce159" office:value-type="string" calcext:value-type="string">
            <text:p>protopurity</text:p>
          </table:table-cell>
          <table:table-cell table:style-name="ce156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156" office:value-type="float" office:value="2015" calcext:value-type="float">
            <text:p>2015</text:p>
          </table:table-cell>
          <table:table-cell table:style-name="ce159" office:value-type="string" calcext:value-type="string">
            <text:p>Pseudogen</text:p>
          </table:table-cell>
          <table:table-cell table:style-name="ce156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156" office:value-type="float" office:value="2015" calcext:value-type="float">
            <text:p>2015</text:p>
          </table:table-cell>
          <table:table-cell table:style-name="ce159" office:value-type="string" calcext:value-type="string">
            <text:p>SPARTA</text:p>
          </table:table-cell>
          <table:table-cell table:style-name="ce156" office:value-type="string" calcext:value-type="string">
            <text:p>disponível para download</text:p>
          </table:table-cell>
          <table:table-cell table:number-columns-repeated="1017"/>
        </table:table-row>
        <table:table-row table:style-name="ro1">
          <table:table-cell table:style-name="ce156" office:value-type="float" office:value="2001" calcext:value-type="float">
            <text:p>2001</text:p>
          </table:table-cell>
          <table:table-cell table:style-name="ce159" office:value-type="string" calcext:value-type="string">
            <text:p>TestEra</text:p>
          </table:table-cell>
          <table:table-cell table:style-name="ce156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156" office:value-type="float" office:value="2003" calcext:value-type="float">
            <text:p>2003</text:p>
          </table:table-cell>
          <table:table-cell table:style-name="ce159" office:value-type="string" calcext:value-type="string">
            <text:p>BEG</text:p>
          </table:table-cell>
          <table:table-cell table:style-name="ce156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156" office:value-type="float" office:value="2003" calcext:value-type="float">
            <text:p>2003</text:p>
          </table:table-cell>
          <table:table-cell table:style-name="ce159" office:value-type="string" calcext:value-type="string">
            <text:p>XOgastan</text:p>
          </table:table-cell>
          <table:table-cell table:style-name="ce156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156" office:value-type="float" office:value="2004" calcext:value-type="float">
            <text:p>2004</text:p>
          </table:table-cell>
          <table:table-cell table:style-name="ce159" office:value-type="string" calcext:value-type="string">
            <text:p>Sapid/XML</text:p>
          </table:table-cell>
          <table:table-cell table:style-name="ce156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156" office:value-type="float" office:value="2006" calcext:value-type="float">
            <text:p>2006</text:p>
          </table:table-cell>
          <table:table-cell table:style-name="ce159" office:value-type="string" calcext:value-type="string">
            <text:p>ETXL</text:p>
          </table:table-cell>
          <table:table-cell table:style-name="ce156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156" office:value-type="float" office:value="2007" calcext:value-type="float">
            <text:p>2007</text:p>
          </table:table-cell>
          <table:table-cell table:style-name="ce159" office:value-type="string" calcext:value-type="string">
            <text:p>ccJava</text:p>
          </table:table-cell>
          <table:table-cell table:style-name="ce156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156" office:value-type="float" office:value="2007" calcext:value-type="float">
            <text:p>2007</text:p>
          </table:table-cell>
          <table:table-cell table:style-name="ce159" office:value-type="string" calcext:value-type="string">
            <text:p>DDVerify</text:p>
          </table:table-cell>
          <table:table-cell table:style-name="ce156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156" office:value-type="float" office:value="2007" calcext:value-type="float">
            <text:p>2007</text:p>
          </table:table-cell>
          <table:table-cell table:style-name="ce159" office:value-type="string" calcext:value-type="string">
            <text:p>PARSEWeb</text:p>
          </table:table-cell>
          <table:table-cell table:style-name="ce156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156" office:value-type="float" office:value="2008" calcext:value-type="float">
            <text:p>2008</text:p>
          </table:table-cell>
          <table:table-cell table:style-name="ce159" office:value-type="string" calcext:value-type="string">
            <text:p>CPA+</text:p>
          </table:table-cell>
          <table:table-cell table:style-name="ce156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156" office:value-type="float" office:value="2009" calcext:value-type="float">
            <text:p>2009</text:p>
          </table:table-cell>
          <table:table-cell table:style-name="ce159" office:value-type="string" calcext:value-type="string">
            <text:p>ESBMC</text:p>
          </table:table-cell>
          <table:table-cell table:style-name="ce156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156" office:value-type="float" office:value="2010" calcext:value-type="float">
            <text:p>2010</text:p>
          </table:table-cell>
          <table:table-cell table:style-name="ce159" office:value-type="string" calcext:value-type="string">
            <text:p>MSP</text:p>
          </table:table-cell>
          <table:table-cell table:style-name="ce156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156" office:value-type="float" office:value="2010" calcext:value-type="float">
            <text:p>2010</text:p>
          </table:table-cell>
          <table:table-cell table:style-name="ce159" office:value-type="string" calcext:value-type="string">
            <text:p>Vdiff</text:p>
          </table:table-cell>
          <table:table-cell table:style-name="ce156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156" office:value-type="float" office:value="2011" calcext:value-type="float">
            <text:p>2011</text:p>
          </table:table-cell>
          <table:table-cell table:style-name="ce159" office:value-type="string" calcext:value-type="string">
            <text:p>APIExample</text:p>
          </table:table-cell>
          <table:table-cell table:style-name="ce156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156" office:value-type="float" office:value="2011" calcext:value-type="float">
            <text:p>2011</text:p>
          </table:table-cell>
          <table:table-cell table:style-name="ce159" office:value-type="string" calcext:value-type="string">
            <text:p>RRFinder</text:p>
          </table:table-cell>
          <table:table-cell table:style-name="ce156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156" office:value-type="float" office:value="2011" calcext:value-type="float">
            <text:p>2011</text:p>
          </table:table-cell>
          <table:table-cell table:style-name="ce159" office:value-type="string" calcext:value-type="string">
            <text:p>SWAT</text:p>
          </table:table-cell>
          <table:table-cell table:style-name="ce156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156" office:value-type="float" office:value="2012" calcext:value-type="float">
            <text:p>2012</text:p>
          </table:table-cell>
          <table:table-cell table:style-name="ce159" office:value-type="string" calcext:value-type="string">
            <text:p>Diagnosys</text:p>
          </table:table-cell>
          <table:table-cell table:style-name="ce156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156" office:value-type="float" office:value="2012" calcext:value-type="float">
            <text:p>2012</text:p>
          </table:table-cell>
          <table:table-cell table:style-name="ce159" office:value-type="string" calcext:value-type="string">
            <text:p>JstereoCode</text:p>
          </table:table-cell>
          <table:table-cell table:style-name="ce156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156" office:value-type="float" office:value="2012" calcext:value-type="float">
            <text:p>2012</text:p>
          </table:table-cell>
          <table:table-cell table:style-name="ce159" office:value-type="string" calcext:value-type="string">
            <text:p>PAT</text:p>
          </table:table-cell>
          <table:table-cell table:style-name="ce156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156" office:value-type="float" office:value="2012" calcext:value-type="float">
            <text:p>2012</text:p>
          </table:table-cell>
          <table:table-cell table:style-name="ce159" office:value-type="string" calcext:value-type="string">
            <text:p>PuMoC</text:p>
          </table:table-cell>
          <table:table-cell table:style-name="ce156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156" office:value-type="float" office:value="2013" calcext:value-type="float">
            <text:p>2013</text:p>
          </table:table-cell>
          <table:table-cell table:style-name="ce159" office:value-type="string" calcext:value-type="string">
            <text:p>DCR</text:p>
          </table:table-cell>
          <table:table-cell table:style-name="ce156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156" office:value-type="float" office:value="2013" calcext:value-type="float">
            <text:p>2013</text:p>
          </table:table-cell>
          <table:table-cell table:style-name="ce159" office:value-type="string" calcext:value-type="string">
            <text:p>PYTHIA</text:p>
          </table:table-cell>
          <table:table-cell table:style-name="ce156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1">
          <table:table-cell table:style-name="ce156" office:value-type="float" office:value="2014" calcext:value-type="float">
            <text:p>2014</text:p>
          </table:table-cell>
          <table:table-cell table:style-name="ce159" office:value-type="string" calcext:value-type="string">
            <text:p>Rêve</text:p>
          </table:table-cell>
          <table:table-cell table:style-name="ce156" office:value-type="string" calcext:value-type="string">
            <text:p>link para download offline</text:p>
          </table:table-cell>
          <table:table-cell table:style-name="ce168" table:number-columns-repeated="1017"/>
        </table:table-row>
        <table:table-row table:style-name="ro1">
          <table:table-cell table:style-name="ce156" office:value-type="float" office:value="2015" calcext:value-type="float">
            <text:p>2015</text:p>
          </table:table-cell>
          <table:table-cell table:style-name="ce159" office:value-type="string" calcext:value-type="string">
            <text:p>GRT</text:p>
          </table:table-cell>
          <table:table-cell table:style-name="ce156" office:value-type="string" calcext:value-type="string">
            <text:p>link para download offline</text:p>
          </table:table-cell>
          <table:table-cell table:number-columns-repeated="1017"/>
        </table:table-row>
        <table:table-row table:style-name="ro2">
          <table:table-cell table:style-name="ce178" table:number-columns-repeated="3"/>
          <table:table-cell table:number-columns-repeated="1017"/>
        </table:table-row>
        <table:table-row table:style-name="ro2">
          <table:table-cell table:style-name="ce35" office:value-type="string" calcext:value-type="string">
            <text:p>Ano</text:p>
          </table:table-cell>
          <table:table-cell table:style-name="ce35" office:value-type="string" calcext:value-type="string">
            <text:p>Disponível para download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1" calcext:value-type="float">
            <text:p>2001</text:p>
          </table:table-cell>
          <table:table-cell table:style-name="ce37" office:value-type="percentage" office:value="0.5" calcext:value-type="percentage">
            <text:p>5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2" calcext:value-type="float">
            <text:p>2002</text:p>
          </table:table-cell>
          <table:table-cell table:style-name="ce37" office:value-type="percentage" office:value="0" calcext:value-type="percentage">
            <text:p>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3" calcext:value-type="float">
            <text:p>2003</text:p>
          </table:table-cell>
          <table:table-cell table:style-name="ce37" office:value-type="percentage" office:value="0.33" calcext:value-type="percentage">
            <text:p>33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4" calcext:value-type="float">
            <text:p>2004</text:p>
          </table:table-cell>
          <table:table-cell table:style-name="ce37" office:value-type="percentage" office:value="0" calcext:value-type="percentage">
            <text:p>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37" office:value-type="percentage" office:value="0" calcext:value-type="percentage">
            <text:p>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6" calcext:value-type="float">
            <text:p>2006</text:p>
          </table:table-cell>
          <table:table-cell table:style-name="ce37" office:value-type="percentage" office:value="0.8" calcext:value-type="percentage">
            <text:p>8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7" calcext:value-type="float">
            <text:p>2007</text:p>
          </table:table-cell>
          <table:table-cell table:style-name="ce37" office:value-type="percentage" office:value="0.25" calcext:value-type="percentage">
            <text:p>25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37" office:value-type="percentage" office:value="0.5" calcext:value-type="percentage">
            <text:p>5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09" calcext:value-type="float">
            <text:p>2009</text:p>
          </table:table-cell>
          <table:table-cell table:style-name="ce37" office:value-type="percentage" office:value="0.75" calcext:value-type="percentage">
            <text:p>75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0" calcext:value-type="float">
            <text:p>2010</text:p>
          </table:table-cell>
          <table:table-cell table:style-name="ce37" office:value-type="percentage" office:value="0.6" calcext:value-type="percentage">
            <text:p>6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1" calcext:value-type="float">
            <text:p>2011</text:p>
          </table:table-cell>
          <table:table-cell table:style-name="ce37" office:value-type="percentage" office:value="0.4" calcext:value-type="percentage">
            <text:p>4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2" calcext:value-type="float">
            <text:p>2012</text:p>
          </table:table-cell>
          <table:table-cell table:style-name="ce37" office:value-type="percentage" office:value="0.33" calcext:value-type="percentage">
            <text:p>33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3" calcext:value-type="float">
            <text:p>2013</text:p>
          </table:table-cell>
          <table:table-cell table:style-name="ce37" office:value-type="percentage" office:value="0.5" calcext:value-type="percentage">
            <text:p>50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4" calcext:value-type="float">
            <text:p>2014</text:p>
          </table:table-cell>
          <table:table-cell table:style-name="ce37" office:value-type="percentage" office:value="0.91" calcext:value-type="percentage">
            <text:p>91%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float" office:value="2015" calcext:value-type="float">
            <text:p>2015</text:p>
          </table:table-cell>
          <table:table-cell table:style-name="ce37" office:value-type="percentage" office:value="0.85" calcext:value-type="percentage">
            <text:p>85%</text:p>
          </table:table-cell>
          <table:table-cell table:style-name="Default"/>
          <table:table-cell table:number-columns-repeated="1017"/>
        </table:table-row>
        <table:table-row table:style-name="ro2" table:number-rows-repeated="7"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1020"/>
        </table:table-row>
        <table:table-row table:style-name="ro1">
          <table:table-cell table:style-name="ce35" office:value-type="string" calcext:value-type="string">
            <text:p>Ano</text:p>
          </table:table-cell>
          <table:table-cell table:style-name="ce35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COUNTIF([.A$1:.A$61]; [.A88]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COUNTIF([.A$1:.A$61]; [.A8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COUNTIF([.A$1:.A$61]; [.A90]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COUNTIF([.A$1:.A$61]; [.A91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COUNTIF([.A$1:.A$61]; [.A9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COUNTIF([.A$1:.A$61]; [.A93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COUNTIF([.A$1:.A$61]; [.A94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COUNTIF([.A$1:.A$61]; [.A95]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COUNTIF([.A$1:.A$61]; [.A96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COUNTIF([.A$1:.A$61]; [.A97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COUNTIF([.A$1:.A$61]; [.A98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COUNTIF([.A$1:.A$61]; [.A99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COUNTIF([.A$1:.A$61]; [.A100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COUNTIF([.A$1:.A$61]; [.A101]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COUNTIF([.A$1:.A$61]; [.A102])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style-name="ce36" office:value-type="string" calcext:value-type="string">
            <text:p>Total</text:p>
          </table:table-cell>
          <table:table-cell table:style-name="ce36" table:formula="of:=SUM([.B88:.B102])" office:value-type="float" office:value="60" calcext:value-type="float">
            <text:p>60</text:p>
          </table:table-cell>
          <table:table-cell table:number-columns-repeated="1018"/>
        </table:table-row>
        <table:table-row table:style-name="ro1" table:number-rows-repeated="43">
          <table:table-cell table:number-columns-repeated="1020"/>
        </table:table-row>
        <table:table-row table:style-name="ro1">
          <table:table-cell table:number-columns-repeated="2"/>
          <table:table-cell table:style-name="ce39"/>
          <table:table-cell table:number-columns-repeated="1017"/>
        </table:table-row>
      </table:table>
      <table:table table:name="Gráficos" table:style-name="ta1">
        <office:forms form:automatic-focus="false" form:apply-design-mode="false"/>
        <table:shapes>
          <draw:frame draw:z-index="0" draw:style-name="gr1" draw:text-style-name="P1" svg:width="245.81mm" svg:height="95.42mm" svg:x="125.02mm" svg:y="1.46mm">
            <loext:p draw:notify-on-update-of-ranges="Gráficos.A2:Gráficos.A26 Gráficos.B1:Gráficos.B1 Gráficos.B2:Gráficos.B26 Gráficos.C1:Gráficos.C1 Gráficos.C2:Gráficos.C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ce168"/>
        <table:table-column table:style-name="co19" table:default-cell-style-name="ce168"/>
        <table:table-column table:style-name="co20" table:default-cell-style-name="ce168"/>
        <table:table-column table:style-name="co3" table:number-columns-repeated="1021" table:default-cell-style-name="ce168"/>
        <table:table-row table:style-name="ro1">
          <table:table-cell table:style-name="ce155" office:value-type="string" calcext:value-type="string">
            <text:p>Ano</text:p>
          </table:table-cell>
          <table:table-cell table:style-name="ce155" office:value-type="string" calcext:value-type="string">
            <text:p>Conferência ASE</text:p>
          </table:table-cell>
          <table:table-cell table:style-name="ce155" office:value-type="string" calcext:value-type="string">
            <text:p>Conferência SCAM</text:p>
          </table:table-cell>
          <table:table-cell table:style-name="ce155" office:value-type="string" calcext:value-type="string">
            <text:p>Total</text:p>
          </table:table-cell>
          <table:table-cell table:number-columns-repeated="1020"/>
        </table:table-row>
        <table:table-row table:style-name="ro1">
          <table:table-cell table:style-name="ce40" office:value-type="float" office:value="1991" calcext:value-type="float">
            <text:p>1991</text:p>
          </table:table-cell>
          <table:table-cell table:style-name="ce156" office:value-type="float" office:value="28" calcext:value-type="float">
            <text:p>28</text:p>
          </table:table-cell>
          <table:table-cell table:style-name="ce156"/>
          <table:table-cell table:style-name="ce156" table:formula="of:=SUM([.B2:.C2])" office:value-type="float" office:value="28" calcext:value-type="float">
            <text:p>28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1992" calcext:value-type="float">
            <text:p>1992</text:p>
          </table:table-cell>
          <table:table-cell table:style-name="ce156" office:value-type="float" office:value="25" calcext:value-type="float">
            <text:p>25</text:p>
          </table:table-cell>
          <table:table-cell table:style-name="ce156"/>
          <table:table-cell table:style-name="ce156" table:formula="of:=SUM([.B3:.C3])" office:value-type="float" office:value="25" calcext:value-type="float">
            <text:p>2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1993" calcext:value-type="float">
            <text:p>1993</text:p>
          </table:table-cell>
          <table:table-cell table:style-name="ce156" office:value-type="float" office:value="21" calcext:value-type="float">
            <text:p>21</text:p>
          </table:table-cell>
          <table:table-cell table:style-name="ce156"/>
          <table:table-cell table:style-name="ce156" table:formula="of:=SUM([.B4:.C4])" office:value-type="float" office:value="21" calcext:value-type="float">
            <text:p>2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1994" calcext:value-type="float">
            <text:p>1994</text:p>
          </table:table-cell>
          <table:table-cell table:style-name="ce156" office:value-type="float" office:value="23" calcext:value-type="float">
            <text:p>23</text:p>
          </table:table-cell>
          <table:table-cell table:style-name="ce156"/>
          <table:table-cell table:style-name="ce156" table:formula="of:=SUM([.B5:.C5])" office:value-type="float" office:value="23" calcext:value-type="float">
            <text:p>2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1995" calcext:value-type="float">
            <text:p>1995</text:p>
          </table:table-cell>
          <table:table-cell table:style-name="ce156" office:value-type="float" office:value="23" calcext:value-type="float">
            <text:p>23</text:p>
          </table:table-cell>
          <table:table-cell table:style-name="ce156"/>
          <table:table-cell table:style-name="ce156" table:formula="of:=SUM([.B6:.C6])" office:value-type="float" office:value="23" calcext:value-type="float">
            <text:p>2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1996" calcext:value-type="float">
            <text:p>1996</text:p>
          </table:table-cell>
          <table:table-cell table:style-name="ce156" office:value-type="float" office:value="15" calcext:value-type="float">
            <text:p>15</text:p>
          </table:table-cell>
          <table:table-cell table:style-name="ce156"/>
          <table:table-cell table:style-name="ce156" table:formula="of:=SUM([.B7:.C7])" office:value-type="float" office:value="15" calcext:value-type="float">
            <text:p>1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1997" calcext:value-type="float">
            <text:p>1997</text:p>
          </table:table-cell>
          <table:table-cell table:style-name="ce156" office:value-type="float" office:value="47" calcext:value-type="float">
            <text:p>47</text:p>
          </table:table-cell>
          <table:table-cell table:style-name="ce156"/>
          <table:table-cell table:style-name="ce156" table:formula="of:=SUM([.B8:.C8])" office:value-type="float" office:value="47" calcext:value-type="float">
            <text:p>47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1998" calcext:value-type="float">
            <text:p>1998</text:p>
          </table:table-cell>
          <table:table-cell table:style-name="ce156" office:value-type="float" office:value="44" calcext:value-type="float">
            <text:p>44</text:p>
          </table:table-cell>
          <table:table-cell table:style-name="ce156"/>
          <table:table-cell table:style-name="ce156" table:formula="of:=SUM([.B9:.C9])" office:value-type="float" office:value="44" calcext:value-type="float">
            <text:p>4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1999" calcext:value-type="float">
            <text:p>1999</text:p>
          </table:table-cell>
          <table:table-cell table:style-name="ce156" office:value-type="float" office:value="50" calcext:value-type="float">
            <text:p>50</text:p>
          </table:table-cell>
          <table:table-cell table:style-name="ce156"/>
          <table:table-cell table:style-name="ce156" table:formula="of:=SUM([.B10:.C10])" office:value-type="float" office:value="50" calcext:value-type="float">
            <text:p>5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0" calcext:value-type="float">
            <text:p>2000</text:p>
          </table:table-cell>
          <table:table-cell table:style-name="ce156" office:value-type="float" office:value="44" calcext:value-type="float">
            <text:p>44</text:p>
          </table:table-cell>
          <table:table-cell table:style-name="ce156"/>
          <table:table-cell table:style-name="ce156" table:formula="of:=SUM([.B11:.C11])" office:value-type="float" office:value="44" calcext:value-type="float">
            <text:p>4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1" calcext:value-type="float">
            <text:p>2001</text:p>
          </table:table-cell>
          <table:table-cell table:style-name="ce156" office:value-type="float" office:value="68" calcext:value-type="float">
            <text:p>68</text:p>
          </table:table-cell>
          <table:table-cell table:style-name="ce156" office:value-type="float" office:value="23" calcext:value-type="float">
            <text:p>23</text:p>
          </table:table-cell>
          <table:table-cell table:style-name="ce156" table:formula="of:=SUM([.B12:.C12])" office:value-type="float" office:value="91" calcext:value-type="float">
            <text:p>9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2" calcext:value-type="float">
            <text:p>2002</text:p>
          </table:table-cell>
          <table:table-cell table:style-name="ce156" office:value-type="float" office:value="46" calcext:value-type="float">
            <text:p>46</text:p>
          </table:table-cell>
          <table:table-cell table:style-name="ce156" office:value-type="float" office:value="18" calcext:value-type="float">
            <text:p>18</text:p>
          </table:table-cell>
          <table:table-cell table:style-name="ce156" table:formula="of:=SUM([.B13:.C13])" office:value-type="float" office:value="64" calcext:value-type="float">
            <text:p>6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3" calcext:value-type="float">
            <text:p>2003</text:p>
          </table:table-cell>
          <table:table-cell table:style-name="ce156" office:value-type="float" office:value="54" calcext:value-type="float">
            <text:p>54</text:p>
          </table:table-cell>
          <table:table-cell table:style-name="ce156" office:value-type="float" office:value="21" calcext:value-type="float">
            <text:p>21</text:p>
          </table:table-cell>
          <table:table-cell table:style-name="ce156" table:formula="of:=SUM([.B14:.C14])" office:value-type="float" office:value="75" calcext:value-type="float">
            <text:p>7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4" calcext:value-type="float">
            <text:p>2004</text:p>
          </table:table-cell>
          <table:table-cell table:style-name="ce156" office:value-type="float" office:value="66" calcext:value-type="float">
            <text:p>66</text:p>
          </table:table-cell>
          <table:table-cell table:style-name="ce156" office:value-type="float" office:value="17" calcext:value-type="float">
            <text:p>17</text:p>
          </table:table-cell>
          <table:table-cell table:style-name="ce156" table:formula="of:=SUM([.B15:.C15])" office:value-type="float" office:value="83" calcext:value-type="float">
            <text:p>8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5" calcext:value-type="float">
            <text:p>2005</text:p>
          </table:table-cell>
          <table:table-cell table:style-name="ce156" office:value-type="float" office:value="72" calcext:value-type="float">
            <text:p>72</text:p>
          </table:table-cell>
          <table:table-cell table:style-name="ce156" office:value-type="float" office:value="19" calcext:value-type="float">
            <text:p>19</text:p>
          </table:table-cell>
          <table:table-cell table:style-name="ce156" table:formula="of:=SUM([.B16:.C16])" office:value-type="float" office:value="91" calcext:value-type="float">
            <text:p>9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6" calcext:value-type="float">
            <text:p>2006</text:p>
          </table:table-cell>
          <table:table-cell table:style-name="ce156" office:value-type="float" office:value="58" calcext:value-type="float">
            <text:p>58</text:p>
          </table:table-cell>
          <table:table-cell table:style-name="ce156" office:value-type="float" office:value="22" calcext:value-type="float">
            <text:p>22</text:p>
          </table:table-cell>
          <table:table-cell table:style-name="ce156" table:formula="of:=SUM([.B17:.C17])" office:value-type="float" office:value="80" calcext:value-type="float">
            <text:p>8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7" calcext:value-type="float">
            <text:p>2007</text:p>
          </table:table-cell>
          <table:table-cell table:style-name="ce156" office:value-type="float" office:value="102" calcext:value-type="float">
            <text:p>102</text:p>
          </table:table-cell>
          <table:table-cell table:style-name="ce156" office:value-type="float" office:value="23" calcext:value-type="float">
            <text:p>23</text:p>
          </table:table-cell>
          <table:table-cell table:style-name="ce156" table:formula="of:=SUM([.B18:.C18])" office:value-type="float" office:value="125" calcext:value-type="float">
            <text:p>12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8" calcext:value-type="float">
            <text:p>2008</text:p>
          </table:table-cell>
          <table:table-cell table:style-name="ce156" office:value-type="float" office:value="90" calcext:value-type="float">
            <text:p>90</text:p>
          </table:table-cell>
          <table:table-cell table:style-name="ce156" office:value-type="float" office:value="29" calcext:value-type="float">
            <text:p>29</text:p>
          </table:table-cell>
          <table:table-cell table:style-name="ce156" table:formula="of:=SUM([.B19:.C19])" office:value-type="float" office:value="119" calcext:value-type="float">
            <text:p>119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09" calcext:value-type="float">
            <text:p>2009</text:p>
          </table:table-cell>
          <table:table-cell table:style-name="ce156" office:value-type="float" office:value="89" calcext:value-type="float">
            <text:p>89</text:p>
          </table:table-cell>
          <table:table-cell table:style-name="ce156" office:value-type="float" office:value="20" calcext:value-type="float">
            <text:p>20</text:p>
          </table:table-cell>
          <table:table-cell table:style-name="ce156" table:formula="of:=SUM([.B20:.C20])" office:value-type="float" office:value="109" calcext:value-type="float">
            <text:p>109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10" calcext:value-type="float">
            <text:p>2010</text:p>
          </table:table-cell>
          <table:table-cell table:style-name="ce156" office:value-type="float" office:value="87" calcext:value-type="float">
            <text:p>87</text:p>
          </table:table-cell>
          <table:table-cell table:style-name="ce156" office:value-type="float" office:value="21" calcext:value-type="float">
            <text:p>21</text:p>
          </table:table-cell>
          <table:table-cell table:style-name="ce156" table:formula="of:=SUM([.B21:.C21])" office:value-type="float" office:value="108" calcext:value-type="float">
            <text:p>108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11" calcext:value-type="float">
            <text:p>2011</text:p>
          </table:table-cell>
          <table:table-cell table:style-name="ce156" office:value-type="float" office:value="112" calcext:value-type="float">
            <text:p>112</text:p>
          </table:table-cell>
          <table:table-cell table:style-name="ce156" office:value-type="float" office:value="21" calcext:value-type="float">
            <text:p>21</text:p>
          </table:table-cell>
          <table:table-cell table:style-name="ce156" table:formula="of:=SUM([.B22:.C22])" office:value-type="float" office:value="133" calcext:value-type="float">
            <text:p>13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12" calcext:value-type="float">
            <text:p>2012</text:p>
          </table:table-cell>
          <table:table-cell table:style-name="ce156" office:value-type="float" office:value="68" calcext:value-type="float">
            <text:p>68</text:p>
          </table:table-cell>
          <table:table-cell table:style-name="ce156" office:value-type="float" office:value="22" calcext:value-type="float">
            <text:p>22</text:p>
          </table:table-cell>
          <table:table-cell table:style-name="ce156" table:formula="of:=SUM([.B23:.C23])" office:value-type="float" office:value="90" calcext:value-type="float">
            <text:p>9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13" calcext:value-type="float">
            <text:p>2013</text:p>
          </table:table-cell>
          <table:table-cell table:style-name="ce156" office:value-type="float" office:value="91" calcext:value-type="float">
            <text:p>91</text:p>
          </table:table-cell>
          <table:table-cell table:style-name="ce156" office:value-type="float" office:value="24" calcext:value-type="float">
            <text:p>24</text:p>
          </table:table-cell>
          <table:table-cell table:style-name="ce156" table:formula="of:=SUM([.B24:.C24])" office:value-type="float" office:value="115" calcext:value-type="float">
            <text:p>11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14" calcext:value-type="float">
            <text:p>2014</text:p>
          </table:table-cell>
          <table:table-cell table:style-name="ce156" office:value-type="float" office:value="104" calcext:value-type="float">
            <text:p>104</text:p>
          </table:table-cell>
          <table:table-cell table:style-name="ce156" office:value-type="float" office:value="36" calcext:value-type="float">
            <text:p>36</text:p>
          </table:table-cell>
          <table:table-cell table:style-name="ce156" table:formula="of:=SUM([.B25:.C25])" office:value-type="float" office:value="140" calcext:value-type="float">
            <text:p>14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0" office:value-type="float" office:value="2015" calcext:value-type="float">
            <text:p>2015</text:p>
          </table:table-cell>
          <table:table-cell table:style-name="ce156" office:value-type="float" office:value="100" calcext:value-type="float">
            <text:p>100</text:p>
          </table:table-cell>
          <table:table-cell table:style-name="ce156" office:value-type="float" office:value="30" calcext:value-type="float">
            <text:p>30</text:p>
          </table:table-cell>
          <table:table-cell table:style-name="ce156" table:formula="of:=SUM([.B26:.C26])" office:value-type="float" office:value="130" calcext:value-type="float">
            <text:p>13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41" office:value-type="string" calcext:value-type="string">
            <text:p>Total</text:p>
          </table:table-cell>
          <table:table-cell table:style-name="ce42" table:formula="of:=SUM([.B2:.B26])" office:value-type="float" office:value="1527" calcext:value-type="float">
            <text:p>1527</text:p>
          </table:table-cell>
          <table:table-cell table:style-name="ce42" table:formula="of:=SUM([.C2:.C26])" office:value-type="float" office:value="346" calcext:value-type="float">
            <text:p>346</text:p>
          </table:table-cell>
          <table:table-cell table:style-name="ce42" table:formula="of:=SUM([.D2:.D26])" office:value-type="float" office:value="1873" calcext:value-type="float">
            <text:p>1873</text:p>
          </table:table-cell>
          <table:table-cell table:number-columns-repeated="1020"/>
        </table:table-row>
        <table:table-row table:style-name="ro1">
          <table:table-cell table:style-name="ce41" office:value-type="string" calcext:value-type="string">
            <text:p>Média</text:p>
          </table:table-cell>
          <table:table-cell table:style-name="ce43" table:formula="of:=AVERAGE([.B2:.B26])" office:value-type="float" office:value="61.08" calcext:value-type="float">
            <text:p>61</text:p>
          </table:table-cell>
          <table:table-cell table:style-name="ce43" table:formula="of:=AVERAGE([.C2:.C26])" office:value-type="float" office:value="23.0666666666667" calcext:value-type="float">
            <text:p>23</text:p>
          </table:table-cell>
          <table:table-cell table:style-name="ce43" table:formula="of:=AVERAGE([.D2:.D26])" office:value-type="float" office:value="74.92" calcext:value-type="float">
            <text:p>75</text:p>
          </table:table-cell>
          <table:table-cell table:number-columns-repeated="1020"/>
        </table:table-row>
        <table:table-row table:style-name="ro1">
          <table:table-cell table:style-name="ce41" office:value-type="string" calcext:value-type="string">
            <text:p>%</text:p>
          </table:table-cell>
          <table:table-cell table:style-name="ce44" table:formula="of:=[.B27]*100/[.$D27]" office:value-type="float" office:value="81.5269620928991" calcext:value-type="float">
            <text:p>82</text:p>
          </table:table-cell>
          <table:table-cell table:style-name="ce44" table:formula="of:=[.C27]*100/[.$D27]" office:value-type="float" office:value="18.4730379071009" calcext:value-type="float">
            <text:p>18</text:p>
          </table:table-cell>
          <table:table-cell table:style-name="ce46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5"/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Papers ASE'.B1348:'Papers ASE'.B145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Papers SBES'.B817:'Papers SBES'.B848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Ferramentas por Ano'.A1:'Ferramentas por Ano'.C6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nte_20_vermelha" style:display-name="fonte vermelha" style:family="table-cell" style:parent-style-name="Default">
      <style:text-properties fo:color="#ff3333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30">00/00/0000</text:date>, <text:time style:data-style-name="N2" text:time-value="13:59:12.61227147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9:29.887716514</meta:creation-date>
    <dc:date>2017-09-30T01:04:30.356121807</dc:date>
    <meta:editing-duration>P9DT13H18M5S</meta:editing-duration>
    <meta:editing-cycles>977</meta:editing-cycles>
    <meta:generator>LibreOffice/5.4.0.3$Linux_X86_64 LibreOffice_project/40m0$Build-3</meta:generator>
    <meta:document-statistic meta:table-count="6" meta:cell-count="1055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6" style:family="chart" style:data-style-name="N0">
      <style:chart-properties chart:display-label="true" chart:logarithmic="false" chart:origin="0" chart:gap-width="35" chart:overlap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svg:stroke-width="0.05cm" draw:fill-color="#993366" draw:opacity="90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5cm" svg:stroke-opacity="10%" draw:fill-color="#ffd320" draw:opacity="60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582cm" svg:height="9.543cm" xlink:href=".." xlink:type="simple" chart:class="chart:bar" chart:style-name="ch1">
        <chart:title svg:x="8.861cm" svg:y="0.325cm" chart:style-name="ch2">
          <text:p>Total de artigos publicado por ano</text:p>
        </chart:title>
        <chart:legend chart:legend-position="bottom" svg:x="8.954cm" svg:y="8.997cm" style:legend-expansion="wide" chart:style-name="ch3"/>
        <chart:plot-area chart:style-name="ch4" table:cell-range-address="Gráficos.A1:Gráficos.C26" chart:data-source-has-labels="both" svg:x="0.491cm" svg:y="1.268cm" svg:width="23.6cm" svg:height="7.355cm">
          <chartooo:coordinate-region svg:x="1.298cm" svg:y="1.441cm" svg:width="22.793cm" svg:height="6.641cm"/>
          <chart:axis chart:dimension="x" chart:name="primary-x" chart:style-name="ch5" chartooo:axis-type="auto">
            <chartooo:date-scale/>
            <chart:categories table:cell-range-address="Gráficos.A2:Gráficos.A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áficos.B2:Gráficos.B26" chart:label-cell-address="Gráficos.B1:Gráficos.B1" chart:class="chart:bar">
            <chart:data-point chart:repeated="25"/>
          </chart:series>
          <chart:series chart:style-name="ch9" chart:values-cell-range-address="Gráficos.C2:Gráficos.C26" chart:label-cell-address="Gráficos.C1:Gráficos.C1" chart:class="chart:bar">
            <chart:data-point chart:repeated="10"/>
            <chart:data-point chart:style-name="ch10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ferência ASE</text:p>
                <draw:g>
                  <svg:desc>Gráficos.B1:Gráficos.B1</svg:desc>
                </draw:g>
              </table:table-cell>
              <table:table-cell office:value-type="string">
                <text:p>Conferência SCAM</text:p>
                <draw:g>
                  <svg:desc>Gráficos.C1:Gráficos.C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Gráficos.A2:Gráficos.A26</svg:desc>
                </draw:g>
              </table:table-cell>
              <table:table-cell office:value-type="float" office:value="28">
                <text:p>28</text:p>
                <draw:g>
                  <svg:desc>Gráficos.B2:Gráficos.B26</svg:desc>
                </draw:g>
              </table:table-cell>
              <table:table-cell office:value-type="float" office:value="NaN">
                <text:p>NaN</text:p>
                <draw:g>
                  <svg:desc>Gráficos.C2:Gráficos.C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68">
                <text:p>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46">
                <text:p>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54">
                <text:p>5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66">
                <text:p>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72">
                <text:p>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8">
                <text:p>5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02">
                <text:p>10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90">
                <text:p>9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89">
                <text:p>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87">
                <text:p>8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12">
                <text:p>1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8">
                <text:p>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91">
                <text:p>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axial" draw:start="100%" draw:end="0%" draw:angle="90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12cm" svg:stroke-color="#993366" draw:fill-color="#993366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2cm" svg:stroke-color="#ffd320" svg:stroke-opacity="60%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841cm" svg:height="7.862cm" xlink:href=".." xlink:type="simple" chart:class="chart:line" chart:style-name="ch1">
        <chart:title svg:x="7.514cm" svg:y="0.292cm" chart:style-name="ch2">
          <text:p>Taxa de softwares disponíveis por ano</text:p>
        </chart:title>
        <chart:subtitle svg:x="9.143cm" svg:y="0.822cm" chart:style-name="ch3">
          <text:p>(em porcento %)</text:p>
        </chart:subtitle>
        <chart:plot-area chart:style-name="ch4" table:cell-range-address="'Ferramentas por Ano'.A64:'Ferramentas por Ano'.B78" chart:data-source-has-labels="column" svg:x="0.469cm" svg:y="1.471cm" svg:width="21.61cm" svg:height="6.296cm">
          <chartooo:coordinate-region svg:x="1.593cm" svg:y="1.644cm" svg:width="20.114cm" svg:height="5.555cm"/>
          <chart:axis chart:dimension="x" chart:name="primary-x" chart:style-name="ch5" chartooo:axis-type="auto">
            <chartooo:date-scale/>
            <chart:categories table:cell-range-address="'Ferramentas por Ano'.A64:'Ferramentas por Ano'.A7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erramentas por Ano'.B64:'Ferramentas por Ano'.B78" chart:class="chart:line">
            <chart:regression-curve chart:style-name="ch9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Ferramentas por Ano'.A64:'Ferramentas por Ano'.A78</svg:desc>
                </draw:g>
              </table:table-cell>
              <table:table-cell office:value-type="float" office:value="0.5">
                <text:p>0.5</text:p>
                <draw:g>
                  <svg:desc>'Ferramentas por Ano'.B64:'Ferramentas por Ano'.B78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.85">
                <text:p>0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2cm" svg:stroke-color="#993366" draw:fill-color="#99336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2cm" svg:stroke-color="#ffd320" svg:stroke-opacity="60%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874cm" svg:height="8.161cm" xlink:href=".." xlink:type="simple" chart:class="chart:line" chart:style-name="ch1">
        <chart:title svg:x="5.361cm" svg:y="0.298cm" chart:style-name="ch2">
          <text:p>Total de softwares com indicação de fonte publicado por ano</text:p>
        </chart:title>
        <chart:subtitle svg:x="9.25cm" svg:y="0.784cm" chart:style-name="ch3">
          <text:p>(incluindo ASE e SCAM)</text:p>
        </chart:subtitle>
        <chart:plot-area chart:style-name="ch4" table:cell-range-address="'Ferramentas por Ano'.A87:'Ferramentas por Ano'.B102" chart:data-source-has-labels="both" svg:x="0.272cm" svg:y="1.317cm" svg:width="21.959cm" svg:height="6.773cm">
          <chartooo:coordinate-region svg:x="0.893cm" svg:y="1.49cm" svg:width="20.966cm" svg:height="6.032cm"/>
          <chart:axis chart:dimension="x" chart:name="primary-x" chart:style-name="ch5" chartooo:axis-type="auto">
            <chartooo:date-scale/>
            <chart:categories table:cell-range-address="'Ferramentas por Ano'.A88:'Ferramentas por Ano'.A10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erramentas por Ano'.B88:'Ferramentas por Ano'.B102" chart:label-cell-address="'Ferramentas por Ano'.B87:'Ferramentas por Ano'.B87" chart:class="chart:line">
            <chart:regression-curve chart:style-name="ch9"/>
            <chart:data-point chart:repeated="4"/>
            <chart:data-point chart:style-name="ch10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Ferramentas por Ano'.B87:'Ferramentas por Ano'.B87</svg:desc>
                </draw:g>
              </table:table-cell>
            </table:table-row>
          </table:table-header-rows>
          <table:table-rows>
            <table:table-row>
              <table:table-cell office:value-type="float" office:value="2001">
                <text:p>2001</text:p>
                <draw:g>
                  <svg:desc>'Ferramentas por Ano'.A88:'Ferramentas por Ano'.A102</svg:desc>
                </draw:g>
              </table:table-cell>
              <table:table-cell office:value-type="float" office:value="2">
                <text:p>2</text:p>
                <draw:g>
                  <svg:desc>'Ferramentas por Ano'.B88:'Ferramentas por Ano'.B102</svg:desc>
                </draw:g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471cm" svg:height="9cm" xlink:href=".." xlink:type="simple" chart:class="chart:bar" chart:style-name="ch1">
        <chart:title svg:x="11.517cm" svg:y="0.315cm" chart:style-name="ch2">
          <text:p>SCAM</text:p>
        </chart:title>
        <chart:legend chart:legend-position="end" svg:x="22.367cm" svg:y="4.005cm" style:legend-expansion="high" chart:style-name="ch3"/>
        <chart:plot-area chart:style-name="ch4" table:cell-range-address="Results.A1:Results.A26 Results.F1:Results.F26 Results.D1:Results.D26" chart:data-source-has-labels="both" svg:x="0.489cm" svg:y="1.248cm" svg:width="21.389cm" svg:height="7.572cm">
          <chartooo:coordinate-region svg:x="1.11cm" svg:y="1.421cm" svg:width="20.768cm" svg:height="6.805cm"/>
          <chart:axis chart:dimension="x" chart:name="primary-x" chart:style-name="ch5" chartooo:axis-type="auto">
            <chartooo:date-scale/>
            <chart:categories table:cell-range-address="Results.A2:Results.A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F2:Results.F26" chart:label-cell-address="Results.F1:Results.F1" chart:class="chart:bar">
            <chart:data-point chart:repeated="25"/>
          </chart:series>
          <chart:series chart:style-name="ch9" chart:values-cell-range-address="Results.D2:Results.D26" chart:label-cell-address="Results.D1:Results.D1" chart:class="chart:ba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ftware</text:p>
                <draw:g>
                  <svg:desc>Results.F1:Results.F1</svg:desc>
                </draw:g>
              </table:table-cell>
              <table:table-cell office:value-type="string">
                <text:p>Artigos</text:p>
                <draw:g>
                  <svg:desc>Results.D1:Results.D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NaN">
                <text:p>NaN</text:p>
                <draw:g>
                  <svg:desc>Results.F2:Results.F26</svg:desc>
                </draw:g>
              </table:table-cell>
              <table:table-cell office:value-type="float" office:value="NaN">
                <text:p>NaN</text:p>
                <draw:g>
                  <svg:desc>Results.D2:Results.D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534cm" svg:height="9.089cm" xlink:href=".." xlink:type="simple" chart:class="chart:bar" chart:style-name="ch1">
        <chart:title svg:x="10.862cm" svg:y="0.154cm" chart:style-name="ch2">
          <text:p>ASE e SCAM</text:p>
        </chart:title>
        <chart:legend chart:legend-position="end" svg:x="22.43cm" svg:y="4.271cm" style:legend-expansion="high" chart:style-name="ch3"/>
        <chart:plot-area chart:style-name="ch4" table:cell-range-address="Results.A1:Results.A26 Results.O1:Results.O26" chart:data-source-has-labels="both" svg:x="0.489cm" svg:y="0.872cm" svg:width="21.448cm" svg:height="7.655cm">
          <chartooo:coordinate-region svg:x="1.11cm" svg:y="1.045cm" svg:width="20.827cm" svg:height="6.888cm"/>
          <chart:axis chart:dimension="x" chart:name="primary-x" chart:style-name="ch5" chartooo:axis-type="auto">
            <chartooo:date-scale/>
            <chart:categories table:cell-range-address="Results.A2:Results.A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O2:Results.O26" chart:label-cell-address="Results.O1:Results.O1" chart:class="chart:ba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ftware</text:p>
                <draw:g>
                  <svg:desc>Results.O1:Results.O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0">
                <text:p>0</text:p>
                <draw:g>
                  <svg:desc>Results.O2:Results.O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26cm" svg:height="9cm" xlink:href=".." xlink:type="simple" chart:class="chart:bar" chart:column-mapping="1 0" chart:style-name="ch1">
        <chart:title svg:x="11.743cm" svg:y="0.315cm" chart:style-name="ch2">
          <text:p>ASE</text:p>
        </chart:title>
        <chart:legend chart:legend-position="end" svg:x="22.422cm" svg:y="4.005cm" style:legend-expansion="high" chart:style-name="ch3"/>
        <chart:plot-area chart:style-name="ch4" table:cell-range-address="Results.A2:Results.A26 Results.K1:Results.K26 Results.I1:Results.I26" chart:data-source-has-labels="both" svg:x="0.49cm" svg:y="1.248cm" svg:width="21.442cm" svg:height="7.572cm">
          <chartooo:coordinate-region svg:x="1.297cm" svg:y="1.422cm" svg:width="20.635cm" svg:height="6.804cm"/>
          <chart:axis chart:dimension="x" chart:name="primary-x" chart:style-name="ch5" chartooo:axis-type="auto">
            <chartooo:date-scale/>
            <chart:categories table:cell-range-address="Results.A2:Results.A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K2:Results.K26" chart:label-cell-address="Results.K1:Results.K1" chart:class="chart:bar">
            <chart:data-point chart:repeated="25"/>
          </chart:series>
          <chart:series chart:style-name="ch9" chart:values-cell-range-address="Results.I2:Results.I26" chart:label-cell-address="Results.I1:Results.I1" chart:class="chart:ba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ftware</text:p>
                <draw:g>
                  <svg:desc>Results.K1:Results.K1</svg:desc>
                </draw:g>
              </table:table-cell>
              <table:table-cell office:value-type="string">
                <text:p>Artigos</text:p>
                <draw:g>
                  <svg:desc>Results.I1:Results.I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0">
                <text:p>0</text:p>
                <draw:g>
                  <svg:desc>Results.K2:Results.K26</svg:desc>
                </draw:g>
              </table:table-cell>
              <table:table-cell office:value-type="float" office:value="28">
                <text:p>28</text:p>
                <draw:g>
                  <svg:desc>Results.I2:Results.I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">
                <text:p>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">
                <text:p>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">
                <text:p>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3">
                <text:p>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">
                <text:p>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3">
                <text:p>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4">
                <text:p>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">
                <text:p>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8">
                <text:p>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4cm" svg:height="9.089cm" xlink:href=".." xlink:type="simple" chart:class="chart:bar" chart:column-mapping="1 0" chart:style-name="ch1">
        <chart:title svg:x="10.864cm" svg:y="0.154cm" chart:style-name="ch2">
          <text:p>ASE e SCAM</text:p>
        </chart:title>
        <chart:legend chart:legend-position="end" svg:x="22.43cm" svg:y="4.049cm" style:legend-expansion="high" chart:style-name="ch3"/>
        <chart:plot-area chart:style-name="ch4" table:cell-range-address="Results.A2:Results.A26 Results.O1:Results.O26 Results.M1:Results.M26" chart:data-source-has-labels="both" svg:x="0.303cm" svg:y="0.872cm" svg:width="21.634cm" svg:height="7.655cm">
          <chartooo:coordinate-region svg:x="1.11cm" svg:y="1.045cm" svg:width="20.827cm" svg:height="6.888cm"/>
          <chart:axis chart:dimension="x" chart:name="primary-x" chart:style-name="ch5" chartooo:axis-type="auto">
            <chartooo:date-scale/>
            <chart:categories table:cell-range-address="Results.A2:Results.A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s.O2:Results.O26" chart:label-cell-address="Results.O1:Results.O1" chart:class="chart:bar">
            <chart:data-point chart:repeated="25"/>
          </chart:series>
          <chart:series chart:style-name="ch9" chart:values-cell-range-address="Results.M2:Results.M26" chart:label-cell-address="Results.M1:Results.M1" chart:class="chart:ba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ftware</text:p>
                <draw:g>
                  <svg:desc>Results.O1:Results.O1</svg:desc>
                </draw:g>
              </table:table-cell>
              <table:table-cell office:value-type="string">
                <text:p>Artigos</text:p>
                <draw:g>
                  <svg:desc>Results.M1:Results.M1</svg:desc>
                </draw:g>
              </table:table-cell>
            </table:table-row>
          </table:table-header-rows>
          <table:table-rows>
            <table:table-row>
              <table:table-cell office:value-type="float" office:value="1991">
                <text:p>1991</text:p>
                <draw:g>
                  <svg:desc>Results.A2:Results.A26</svg:desc>
                </draw:g>
              </table:table-cell>
              <table:table-cell office:value-type="float" office:value="0">
                <text:p>0</text:p>
                <draw:g>
                  <svg:desc>Results.O2:Results.O26</svg:desc>
                </draw:g>
              </table:table-cell>
              <table:table-cell office:value-type="float" office:value="28">
                <text:p>28</text:p>
                <draw:g>
                  <svg:desc>Results.M2:Results.M26</svg:desc>
                </draw:g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">
                <text:p>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3">
                <text:p>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">
                <text:p>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">
                <text:p>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">
                <text:p>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3">
                <text:p>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">
                <text:p>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">
                <text:p>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">
                <text:p>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">
                <text:p>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4">
                <text:p>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2">
                <text:p>1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">
                <text:p>7</text:p>
              </table:table-cell>
              <table:table-cell office:value-type="float" office:value="130">
                <text:p>13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4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